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5.3244395505142" calcext:value-type="float">
            <text:p>15.3244395505142</text:p>
          </table:table-cell>
          <table:table-cell office:value-type="float" office:value="15.0253827031353" calcext:value-type="float">
            <text:p>15.0253827031353</text:p>
          </table:table-cell>
          <table:table-cell office:value-type="float" office:value="145.51861405218" calcext:value-type="float">
            <text:p>145.51861405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.0253827031353" calcext:value-type="float">
            <text:p>15.0253827031353</text:p>
          </table:table-cell>
          <table:table-cell office:value-type="float" office:value="15.0846559968127" calcext:value-type="float">
            <text:p>15.0846559968127</text:p>
          </table:table-cell>
          <table:table-cell office:value-type="float" office:value="132.441398860238" calcext:value-type="float">
            <text:p>132.441398860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.0846559968127" calcext:value-type="float">
            <text:p>15.0846559968127</text:p>
          </table:table-cell>
          <table:table-cell office:value-type="float" office:value="14.9564127640088" calcext:value-type="float">
            <text:p>14.9564127640088</text:p>
          </table:table-cell>
          <table:table-cell office:value-type="float" office:value="147.111889801751" calcext:value-type="float">
            <text:p>147.111889801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.9564127640088" calcext:value-type="float">
            <text:p>14.9564127640088</text:p>
          </table:table-cell>
          <table:table-cell office:value-type="float" office:value="14.9741071713975" calcext:value-type="float">
            <text:p>14.9741071713975</text:p>
          </table:table-cell>
          <table:table-cell office:value-type="float" office:value="136.813130942599" calcext:value-type="float">
            <text:p>136.813130942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.9741071713975" calcext:value-type="float">
            <text:p>14.9741071713975</text:p>
          </table:table-cell>
          <table:table-cell office:value-type="float" office:value="14.9096039662447" calcext:value-type="float">
            <text:p>14.9096039662447</text:p>
          </table:table-cell>
          <table:table-cell office:value-type="float" office:value="142.649686787738" calcext:value-type="float">
            <text:p>142.649686787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.9096039662447" calcext:value-type="float">
            <text:p>14.9096039662447</text:p>
          </table:table-cell>
          <table:table-cell office:value-type="float" office:value="14.8666756455496" calcext:value-type="float">
            <text:p>14.8666756455496</text:p>
          </table:table-cell>
          <table:table-cell office:value-type="float" office:value="145.164800016177" calcext:value-type="float">
            <text:p>145.164800016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8666756455496" calcext:value-type="float">
            <text:p>14.8666756455496</text:p>
          </table:table-cell>
          <table:table-cell office:value-type="float" office:value="15.0772196174667" calcext:value-type="float">
            <text:p>15.0772196174667</text:p>
          </table:table-cell>
          <table:table-cell office:value-type="float" office:value="112.329509615933" calcext:value-type="float">
            <text:p>112.329509615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.0772196174667" calcext:value-type="float">
            <text:p>15.0772196174667</text:p>
          </table:table-cell>
          <table:table-cell office:value-type="float" office:value="14.9664364988144" calcext:value-type="float">
            <text:p>14.9664364988144</text:p>
          </table:table-cell>
          <table:table-cell office:value-type="float" office:value="125.827445523707" calcext:value-type="float">
            <text:p>125.827445523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.9664364988144" calcext:value-type="float">
            <text:p>14.9664364988144</text:p>
          </table:table-cell>
          <table:table-cell office:value-type="float" office:value="14.94736881524" calcext:value-type="float">
            <text:p>14.94736881524</text:p>
          </table:table-cell>
          <table:table-cell office:value-type="float" office:value="125.0603958532" calcext:value-type="float">
            <text:p>125.0603958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.94736881524" calcext:value-type="float">
            <text:p>14.94736881524</text:p>
          </table:table-cell>
          <table:table-cell office:value-type="float" office:value="14.9395432901524" calcext:value-type="float">
            <text:p>14.9395432901524</text:p>
          </table:table-cell>
          <table:table-cell office:value-type="float" office:value="122.635080010413" calcext:value-type="float">
            <text:p>122.635080010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.9395432901524" calcext:value-type="float">
            <text:p>14.9395432901524</text:p>
          </table:table-cell>
          <table:table-cell office:value-type="float" office:value="14.8957188314843" calcext:value-type="float">
            <text:p>14.8957188314843</text:p>
          </table:table-cell>
          <table:table-cell office:value-type="float" office:value="127.673643705986" calcext:value-type="float">
            <text:p>127.673643705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.8957188314843" calcext:value-type="float">
            <text:p>14.8957188314843</text:p>
          </table:table-cell>
          <table:table-cell office:value-type="float" office:value="14.8326600650986" calcext:value-type="float">
            <text:p>14.8326600650986</text:p>
          </table:table-cell>
          <table:table-cell office:value-type="float" office:value="135.853971543609" calcext:value-type="float">
            <text:p>135.853971543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.8326600650986" calcext:value-type="float">
            <text:p>14.8326600650986</text:p>
          </table:table-cell>
          <table:table-cell office:value-type="float" office:value="14.8320527278632" calcext:value-type="float">
            <text:p>14.8320527278632</text:p>
          </table:table-cell>
          <table:table-cell office:value-type="float" office:value="131.151571198619" calcext:value-type="float">
            <text:p>131.151571198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8320527278632" calcext:value-type="float">
            <text:p>14.8320527278632</text:p>
          </table:table-cell>
          <table:table-cell office:value-type="float" office:value="14.8779847621314" calcext:value-type="float">
            <text:p>14.8779847621314</text:p>
          </table:table-cell>
          <table:table-cell office:value-type="float" office:value="123.076102054887" calcext:value-type="float">
            <text:p>123.076102054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.8779847621314" calcext:value-type="float">
            <text:p>14.8779847621314</text:p>
          </table:table-cell>
          <table:table-cell office:value-type="float" office:value="14.8820001753278" calcext:value-type="float">
            <text:p>14.8820001753278</text:p>
          </table:table-cell>
          <table:table-cell office:value-type="float" office:value="120.039855476837" calcext:value-type="float">
            <text:p>120.039855476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.8820001753278" calcext:value-type="float">
            <text:p>14.8820001753278</text:p>
          </table:table-cell>
          <table:table-cell office:value-type="float" office:value="14.7363033970392" calcext:value-type="float">
            <text:p>14.7363033970392</text:p>
          </table:table-cell>
          <table:table-cell office:value-type="float" office:value="139.512275580946" calcext:value-type="float">
            <text:p>139.512275580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.7363033970392" calcext:value-type="float">
            <text:p>14.7363033970392</text:p>
          </table:table-cell>
          <table:table-cell office:value-type="float" office:value="14.7867036756038" calcext:value-type="float">
            <text:p>14.7867036756038</text:p>
          </table:table-cell>
          <table:table-cell office:value-type="float" office:value="128.241296897019" calcext:value-type="float">
            <text:p>128.241296897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.7867036756038" calcext:value-type="float">
            <text:p>14.7867036756038</text:p>
          </table:table-cell>
          <table:table-cell office:value-type="float" office:value="14.7820891400654" calcext:value-type="float">
            <text:p>14.7820891400654</text:p>
          </table:table-cell>
          <table:table-cell office:value-type="float" office:value="128.999899727654" calcext:value-type="float">
            <text:p>128.999899727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.7820891400654" calcext:value-type="float">
            <text:p>14.7820891400654</text:p>
          </table:table-cell>
          <table:table-cell office:value-type="float" office:value="14.8227810262868" calcext:value-type="float">
            <text:p>14.8227810262868</text:p>
          </table:table-cell>
          <table:table-cell office:value-type="float" office:value="120.204232154376" calcext:value-type="float">
            <text:p>120.204232154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.8227810262868" calcext:value-type="float">
            <text:p>14.8227810262868</text:p>
          </table:table-cell>
          <table:table-cell office:value-type="float" office:value="14.7371480501393" calcext:value-type="float">
            <text:p>14.7371480501393</text:p>
          </table:table-cell>
          <table:table-cell office:value-type="float" office:value="129.113208137938" calcext:value-type="float">
            <text:p>129.113208137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.7371480501393" calcext:value-type="float">
            <text:p>14.7371480501393</text:p>
          </table:table-cell>
          <table:table-cell office:value-type="float" office:value="14.7388243854664" calcext:value-type="float">
            <text:p>14.7388243854664</text:p>
          </table:table-cell>
          <table:table-cell office:value-type="float" office:value="129.427268694708" calcext:value-type="float">
            <text:p>129.427268694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.7388243854664" calcext:value-type="float">
            <text:p>14.7388243854664</text:p>
          </table:table-cell>
          <table:table-cell office:value-type="float" office:value="14.6885675684853" calcext:value-type="float">
            <text:p>14.6885675684853</text:p>
          </table:table-cell>
          <table:table-cell office:value-type="float" office:value="132.530871357432" calcext:value-type="float">
            <text:p>132.530871357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.6885675684853" calcext:value-type="float">
            <text:p>14.6885675684853</text:p>
          </table:table-cell>
          <table:table-cell office:value-type="float" office:value="14.6595397787976" calcext:value-type="float">
            <text:p>14.6595397787976</text:p>
          </table:table-cell>
          <table:table-cell office:value-type="float" office:value="135.588831340801" calcext:value-type="float">
            <text:p>135.588831340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.6595397787976" calcext:value-type="float">
            <text:p>14.6595397787976</text:p>
          </table:table-cell>
          <table:table-cell office:value-type="float" office:value="14.6859624032995" calcext:value-type="float">
            <text:p>14.6859624032995</text:p>
          </table:table-cell>
          <table:table-cell office:value-type="float" office:value="130.636211820308" calcext:value-type="float">
            <text:p>130.636211820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.6859624032995" calcext:value-type="float">
            <text:p>14.6859624032995</text:p>
          </table:table-cell>
          <table:table-cell office:value-type="float" office:value="14.6523413998334" calcext:value-type="float">
            <text:p>14.6523413998334</text:p>
          </table:table-cell>
          <table:table-cell office:value-type="float" office:value="133.38714699273" calcext:value-type="float">
            <text:p>133.38714699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4.6523413998334" calcext:value-type="float">
            <text:p>14.6523413998334</text:p>
          </table:table-cell>
          <table:table-cell office:value-type="float" office:value="14.6682174195012" calcext:value-type="float">
            <text:p>14.6682174195012</text:p>
          </table:table-cell>
          <table:table-cell office:value-type="float" office:value="130.047038940353" calcext:value-type="float">
            <text:p>130.047038940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.6682174195012" calcext:value-type="float">
            <text:p>14.6682174195012</text:p>
          </table:table-cell>
          <table:table-cell office:value-type="float" office:value="14.7110707566261" calcext:value-type="float">
            <text:p>14.7110707566261</text:p>
          </table:table-cell>
          <table:table-cell office:value-type="float" office:value="121.621449570772" calcext:value-type="float">
            <text:p>121.621449570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.7110707566261" calcext:value-type="float">
            <text:p>14.7110707566261</text:p>
          </table:table-cell>
          <table:table-cell office:value-type="float" office:value="14.711705830855" calcext:value-type="float">
            <text:p>14.711705830855</text:p>
          </table:table-cell>
          <table:table-cell office:value-type="float" office:value="123.389257869111" calcext:value-type="float">
            <text:p>123.389257869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.711705830855" calcext:value-type="float">
            <text:p>14.711705830855</text:p>
          </table:table-cell>
          <table:table-cell office:value-type="float" office:value="14.6921839461624" calcext:value-type="float">
            <text:p>14.6921839461624</text:p>
          </table:table-cell>
          <table:table-cell office:value-type="float" office:value="122.539519465662" calcext:value-type="float">
            <text:p>122.539519465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.6921839461624" calcext:value-type="float">
            <text:p>14.6921839461624</text:p>
          </table:table-cell>
          <table:table-cell office:value-type="float" office:value="14.6645676816559" calcext:value-type="float">
            <text:p>14.6645676816559</text:p>
          </table:table-cell>
          <table:table-cell office:value-type="float" office:value="122.886644761871" calcext:value-type="float">
            <text:p>122.886644761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.6645676816559" calcext:value-type="float">
            <text:p>14.6645676816559</text:p>
          </table:table-cell>
          <table:table-cell office:value-type="float" office:value="14.6470905858767" calcext:value-type="float">
            <text:p>14.6470905858767</text:p>
          </table:table-cell>
          <table:table-cell office:value-type="float" office:value="124.45546825719" calcext:value-type="float">
            <text:p>124.45546825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.6470905858767" calcext:value-type="float">
            <text:p>14.6470905858767</text:p>
          </table:table-cell>
          <table:table-cell office:value-type="float" office:value="14.6767158756241" calcext:value-type="float">
            <text:p>14.6767158756241</text:p>
          </table:table-cell>
          <table:table-cell office:value-type="float" office:value="120.45668033407" calcext:value-type="float">
            <text:p>120.45668033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.6767158756241" calcext:value-type="float">
            <text:p>14.6767158756241</text:p>
          </table:table-cell>
          <table:table-cell office:value-type="float" office:value="14.6020762065675" calcext:value-type="float">
            <text:p>14.6020762065675</text:p>
          </table:table-cell>
          <table:table-cell office:value-type="float" office:value="129.861711191577" calcext:value-type="float">
            <text:p>129.861711191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.6020762065675" calcext:value-type="float">
            <text:p>14.6020762065675</text:p>
          </table:table-cell>
          <table:table-cell office:value-type="float" office:value="14.6580337013365" calcext:value-type="float">
            <text:p>14.6580337013365</text:p>
          </table:table-cell>
          <table:table-cell office:value-type="float" office:value="121.251238688374" calcext:value-type="float">
            <text:p>121.251238688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4.6580337013365" calcext:value-type="float">
            <text:p>14.6580337013365</text:p>
          </table:table-cell>
          <table:table-cell office:value-type="float" office:value="14.5807607482131" calcext:value-type="float">
            <text:p>14.5807607482131</text:p>
          </table:table-cell>
          <table:table-cell office:value-type="float" office:value="132.048133429777" calcext:value-type="float">
            <text:p>132.0481334297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.5807607482131" calcext:value-type="float">
            <text:p>14.5807607482131</text:p>
          </table:table-cell>
          <table:table-cell office:value-type="float" office:value="14.5727459641418" calcext:value-type="float">
            <text:p>14.5727459641418</text:p>
          </table:table-cell>
          <table:table-cell office:value-type="float" office:value="130.15342201976" calcext:value-type="float">
            <text:p>130.15342201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4.5727459641418" calcext:value-type="float">
            <text:p>14.5727459641418</text:p>
          </table:table-cell>
          <table:table-cell office:value-type="float" office:value="14.5468897615718" calcext:value-type="float">
            <text:p>14.5468897615718</text:p>
          </table:table-cell>
          <table:table-cell office:value-type="float" office:value="130.686351818454" calcext:value-type="float">
            <text:p>130.686351818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.5468897615718" calcext:value-type="float">
            <text:p>14.5468897615718</text:p>
          </table:table-cell>
          <table:table-cell office:value-type="float" office:value="14.5661178850235" calcext:value-type="float">
            <text:p>14.5661178850235</text:p>
          </table:table-cell>
          <table:table-cell office:value-type="float" office:value="128.156900104367" calcext:value-type="float">
            <text:p>128.1569001043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4.5661178850235" calcext:value-type="float">
            <text:p>14.5661178850235</text:p>
          </table:table-cell>
          <table:table-cell office:value-type="float" office:value="14.5136611220913" calcext:value-type="float">
            <text:p>14.5136611220913</text:p>
          </table:table-cell>
          <table:table-cell office:value-type="float" office:value="134.59884892738" calcext:value-type="float">
            <text:p>134.59884892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.5136611220913" calcext:value-type="float">
            <text:p>14.5136611220913</text:p>
          </table:table-cell>
          <table:table-cell office:value-type="float" office:value="14.5493227831661" calcext:value-type="float">
            <text:p>14.5493227831661</text:p>
          </table:table-cell>
          <table:table-cell office:value-type="float" office:value="127.534290077732" calcext:value-type="float">
            <text:p>127.534290077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.5493227831661" calcext:value-type="float">
            <text:p>14.5493227831661</text:p>
          </table:table-cell>
          <table:table-cell office:value-type="float" office:value="14.5603585883277" calcext:value-type="float">
            <text:p>14.5603585883277</text:p>
          </table:table-cell>
          <table:table-cell office:value-type="float" office:value="127.273846863743" calcext:value-type="float">
            <text:p>127.273846863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4.5603585883277" calcext:value-type="float">
            <text:p>14.5603585883277</text:p>
          </table:table-cell>
          <table:table-cell office:value-type="float" office:value="14.5117956530073" calcext:value-type="float">
            <text:p>14.5117956530073</text:p>
          </table:table-cell>
          <table:table-cell office:value-type="float" office:value="129.564597763508" calcext:value-type="float">
            <text:p>129.564597763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.5117956530073" calcext:value-type="float">
            <text:p>14.5117956530073</text:p>
          </table:table-cell>
          <table:table-cell office:value-type="float" office:value="14.4791980758136" calcext:value-type="float">
            <text:p>14.4791980758136</text:p>
          </table:table-cell>
          <table:table-cell office:value-type="float" office:value="134.657840647083" calcext:value-type="float">
            <text:p>134.657840647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4.4791980758136" calcext:value-type="float">
            <text:p>14.4791980758136</text:p>
          </table:table-cell>
          <table:table-cell office:value-type="float" office:value="14.4215999437866" calcext:value-type="float">
            <text:p>14.4215999437866</text:p>
          </table:table-cell>
          <table:table-cell office:value-type="float" office:value="141.913629906231" calcext:value-type="float">
            <text:p>141.913629906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.4215999437866" calcext:value-type="float">
            <text:p>14.4215999437866</text:p>
          </table:table-cell>
          <table:table-cell office:value-type="float" office:value="14.4438520681783" calcext:value-type="float">
            <text:p>14.4438520681783</text:p>
          </table:table-cell>
          <table:table-cell office:value-type="float" office:value="133.918527211463" calcext:value-type="float">
            <text:p>133.918527211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.4438520681783" calcext:value-type="float">
            <text:p>14.4438520681783</text:p>
          </table:table-cell>
          <table:table-cell office:value-type="float" office:value="14.5147818621786" calcext:value-type="float">
            <text:p>14.5147818621786</text:p>
          </table:table-cell>
          <table:table-cell office:value-type="float" office:value="124.410856750317" calcext:value-type="float">
            <text:p>124.410856750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.5147818621786" calcext:value-type="float">
            <text:p>14.5147818621786</text:p>
          </table:table-cell>
          <table:table-cell office:value-type="float" office:value="14.4773734827071" calcext:value-type="float">
            <text:p>14.4773734827071</text:p>
          </table:table-cell>
          <table:table-cell office:value-type="float" office:value="128.675964302733" calcext:value-type="float">
            <text:p>128.675964302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4.4773734827071" calcext:value-type="float">
            <text:p>14.4773734827071</text:p>
          </table:table-cell>
          <table:table-cell office:value-type="float" office:value="14.4548069424814" calcext:value-type="float">
            <text:p>14.4548069424814</text:p>
          </table:table-cell>
          <table:table-cell office:value-type="float" office:value="131.010613294383" calcext:value-type="float">
            <text:p>131.010613294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.4548069424814" calcext:value-type="float">
            <text:p>14.4548069424814</text:p>
          </table:table-cell>
          <table:table-cell office:value-type="float" office:value="14.3853624987177" calcext:value-type="float">
            <text:p>14.3853624987177</text:p>
          </table:table-cell>
          <table:table-cell office:value-type="float" office:value="140.295046768803" calcext:value-type="float">
            <text:p>140.295046768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.3853624987177" calcext:value-type="float">
            <text:p>14.3853624987177</text:p>
          </table:table-cell>
          <table:table-cell office:value-type="float" office:value="14.3871946334487" calcext:value-type="float">
            <text:p>14.3871946334487</text:p>
          </table:table-cell>
          <table:table-cell office:value-type="float" office:value="139.056551547834" calcext:value-type="float">
            <text:p>139.056551547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.3871946334487" calcext:value-type="float">
            <text:p>14.3871946334487</text:p>
          </table:table-cell>
          <table:table-cell office:value-type="float" office:value="14.4379484003097" calcext:value-type="float">
            <text:p>14.4379484003097</text:p>
          </table:table-cell>
          <table:table-cell office:value-type="float" office:value="131.625695093911" calcext:value-type="float">
            <text:p>131.625695093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4.4379484003097" calcext:value-type="float">
            <text:p>14.4379484003097</text:p>
          </table:table-cell>
          <table:table-cell office:value-type="float" office:value="14.4156771854366" calcext:value-type="float">
            <text:p>14.4156771854366</text:p>
          </table:table-cell>
          <table:table-cell office:value-type="float" office:value="134.438010910036" calcext:value-type="float">
            <text:p>134.438010910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4.4156771854366" calcext:value-type="float">
            <text:p>14.4156771854366</text:p>
          </table:table-cell>
          <table:table-cell office:value-type="float" office:value="14.4553567705152" calcext:value-type="float">
            <text:p>14.4553567705152</text:p>
          </table:table-cell>
          <table:table-cell office:value-type="float" office:value="125.867745177671" calcext:value-type="float">
            <text:p>125.867745177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.4553567705152" calcext:value-type="float">
            <text:p>14.4553567705152</text:p>
          </table:table-cell>
          <table:table-cell office:value-type="float" office:value="14.4360280640046" calcext:value-type="float">
            <text:p>14.4360280640046</text:p>
          </table:table-cell>
          <table:table-cell office:value-type="float" office:value="127.875661630953" calcext:value-type="float">
            <text:p>127.875661630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4.4360280640046" calcext:value-type="float">
            <text:p>14.4360280640046</text:p>
          </table:table-cell>
          <table:table-cell office:value-type="float" office:value="14.4364705498935" calcext:value-type="float">
            <text:p>14.4364705498935</text:p>
          </table:table-cell>
          <table:table-cell office:value-type="float" office:value="129.311913212077" calcext:value-type="float">
            <text:p>129.311913212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4.4364705498935" calcext:value-type="float">
            <text:p>14.4364705498935</text:p>
          </table:table-cell>
          <table:table-cell office:value-type="float" office:value="14.4323733384949" calcext:value-type="float">
            <text:p>14.4323733384949</text:p>
          </table:table-cell>
          <table:table-cell office:value-type="float" office:value="127.260843417193" calcext:value-type="float">
            <text:p>127.260843417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4.4323733384949" calcext:value-type="float">
            <text:p>14.4323733384949</text:p>
          </table:table-cell>
          <table:table-cell office:value-type="float" office:value="14.4295335144456" calcext:value-type="float">
            <text:p>14.4295335144456</text:p>
          </table:table-cell>
          <table:table-cell office:value-type="float" office:value="125.98220346513" calcext:value-type="float">
            <text:p>125.98220346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4.4295335144456" calcext:value-type="float">
            <text:p>14.4295335144456</text:p>
          </table:table-cell>
          <table:table-cell office:value-type="float" office:value="14.4071679744579" calcext:value-type="float">
            <text:p>14.4071679744579</text:p>
          </table:table-cell>
          <table:table-cell office:value-type="float" office:value="133.018050682827" calcext:value-type="float">
            <text:p>133.018050682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4.4071679744579" calcext:value-type="float">
            <text:p>14.4071679744579</text:p>
          </table:table-cell>
          <table:table-cell office:value-type="float" office:value="14.458408956902" calcext:value-type="float">
            <text:p>14.458408956902</text:p>
          </table:table-cell>
          <table:table-cell office:value-type="float" office:value="121.67007116552" calcext:value-type="float">
            <text:p>121.67007116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.458408956902" calcext:value-type="float">
            <text:p>14.458408956902</text:p>
          </table:table-cell>
          <table:table-cell office:value-type="float" office:value="14.4108985290654" calcext:value-type="float">
            <text:p>14.4108985290654</text:p>
          </table:table-cell>
          <table:table-cell office:value-type="float" office:value="129.800164451837" calcext:value-type="float">
            <text:p>129.800164451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.4108985290654" calcext:value-type="float">
            <text:p>14.4108985290654</text:p>
          </table:table-cell>
          <table:table-cell office:value-type="float" office:value="14.4474580846282" calcext:value-type="float">
            <text:p>14.4474580846282</text:p>
          </table:table-cell>
          <table:table-cell office:value-type="float" office:value="122.62288346226" calcext:value-type="float">
            <text:p>122.62288346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4.4474580846282" calcext:value-type="float">
            <text:p>14.4474580846282</text:p>
          </table:table-cell>
          <table:table-cell office:value-type="float" office:value="14.3288666447665" calcext:value-type="float">
            <text:p>14.3288666447665</text:p>
          </table:table-cell>
          <table:table-cell office:value-type="float" office:value="136.330152207497" calcext:value-type="float">
            <text:p>136.330152207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4.3288666447665" calcext:value-type="float">
            <text:p>14.3288666447665</text:p>
          </table:table-cell>
          <table:table-cell office:value-type="float" office:value="14.3670051396861" calcext:value-type="float">
            <text:p>14.3670051396861</text:p>
          </table:table-cell>
          <table:table-cell office:value-type="float" office:value="131.428641684602" calcext:value-type="float">
            <text:p>131.428641684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.3670051396861" calcext:value-type="float">
            <text:p>14.3670051396861</text:p>
          </table:table-cell>
          <table:table-cell office:value-type="float" office:value="14.4133002289916" calcext:value-type="float">
            <text:p>14.4133002289916</text:p>
          </table:table-cell>
          <table:table-cell office:value-type="float" office:value="123.637145031526" calcext:value-type="float">
            <text:p>123.637145031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4.4133002289916" calcext:value-type="float">
            <text:p>14.4133002289916</text:p>
          </table:table-cell>
          <table:table-cell office:value-type="float" office:value="14.4234457769566" calcext:value-type="float">
            <text:p>14.4234457769566</text:p>
          </table:table-cell>
          <table:table-cell office:value-type="float" office:value="120.360111591292" calcext:value-type="float">
            <text:p>120.360111591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4.4234457769566" calcext:value-type="float">
            <text:p>14.4234457769566</text:p>
          </table:table-cell>
          <table:table-cell office:value-type="float" office:value="14.3478157145126" calcext:value-type="float">
            <text:p>14.3478157145126</text:p>
          </table:table-cell>
          <table:table-cell office:value-type="float" office:value="132.964539413301" calcext:value-type="float">
            <text:p>132.964539413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4.3478157145126" calcext:value-type="float">
            <text:p>14.3478157145126</text:p>
          </table:table-cell>
          <table:table-cell office:value-type="float" office:value="14.3718972113349" calcext:value-type="float">
            <text:p>14.3718972113349</text:p>
          </table:table-cell>
          <table:table-cell office:value-type="float" office:value="131.329906432514" calcext:value-type="float">
            <text:p>131.329906432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.3718972113349" calcext:value-type="float">
            <text:p>14.3718972113349</text:p>
          </table:table-cell>
          <table:table-cell office:value-type="float" office:value="14.3322210270507" calcext:value-type="float">
            <text:p>14.3322210270507</text:p>
          </table:table-cell>
          <table:table-cell office:value-type="float" office:value="135.181399796386" calcext:value-type="float">
            <text:p>135.181399796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4.3322210270507" calcext:value-type="float">
            <text:p>14.3322210270507</text:p>
          </table:table-cell>
          <table:table-cell office:value-type="float" office:value="14.4813737516945" calcext:value-type="float">
            <text:p>14.4813737516945</text:p>
          </table:table-cell>
          <table:table-cell office:value-type="float" office:value="110.801568250354" calcext:value-type="float">
            <text:p>110.801568250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4.4813737516945" calcext:value-type="float">
            <text:p>14.4813737516945</text:p>
          </table:table-cell>
          <table:table-cell office:value-type="float" office:value="14.3557214360146" calcext:value-type="float">
            <text:p>14.3557214360146</text:p>
          </table:table-cell>
          <table:table-cell office:value-type="float" office:value="127.525865047132" calcext:value-type="float">
            <text:p>127.525865047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4.3557214360146" calcext:value-type="float">
            <text:p>14.3557214360146</text:p>
          </table:table-cell>
          <table:table-cell office:value-type="float" office:value="14.4207223952728" calcext:value-type="float">
            <text:p>14.4207223952728</text:p>
          </table:table-cell>
          <table:table-cell office:value-type="float" office:value="118.656972153386" calcext:value-type="float">
            <text:p>118.656972153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.4207223952728" calcext:value-type="float">
            <text:p>14.4207223952728</text:p>
          </table:table-cell>
          <table:table-cell office:value-type="float" office:value="14.2534609507112" calcext:value-type="float">
            <text:p>14.2534609507112</text:p>
          </table:table-cell>
          <table:table-cell office:value-type="float" office:value="147.357424406605" calcext:value-type="float">
            <text:p>147.357424406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4.2534609507112" calcext:value-type="float">
            <text:p>14.2534609507112</text:p>
          </table:table-cell>
          <table:table-cell office:value-type="float" office:value="14.2538372205471" calcext:value-type="float">
            <text:p>14.2538372205471</text:p>
          </table:table-cell>
          <table:table-cell office:value-type="float" office:value="143.204336483831" calcext:value-type="float">
            <text:p>143.204336483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4.2538372205471" calcext:value-type="float">
            <text:p>14.2538372205471</text:p>
          </table:table-cell>
          <table:table-cell office:value-type="float" office:value="14.3246151432487" calcext:value-type="float">
            <text:p>14.3246151432487</text:p>
          </table:table-cell>
          <table:table-cell office:value-type="float" office:value="131.393766982407" calcext:value-type="float">
            <text:p>131.393766982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4.3246151432487" calcext:value-type="float">
            <text:p>14.3246151432487</text:p>
          </table:table-cell>
          <table:table-cell office:value-type="float" office:value="14.3408607967769" calcext:value-type="float">
            <text:p>14.3408607967769</text:p>
          </table:table-cell>
          <table:table-cell office:value-type="float" office:value="127.801325588591" calcext:value-type="float">
            <text:p>127.801325588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4.3408607967769" calcext:value-type="float">
            <text:p>14.3408607967769</text:p>
          </table:table-cell>
          <table:table-cell office:value-type="float" office:value="14.3334175486632" calcext:value-type="float">
            <text:p>14.3334175486632</text:p>
          </table:table-cell>
          <table:table-cell office:value-type="float" office:value="127.648080907576" calcext:value-type="float">
            <text:p>127.648080907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4.3334175486632" calcext:value-type="float">
            <text:p>14.3334175486632</text:p>
          </table:table-cell>
          <table:table-cell office:value-type="float" office:value="14.3530896837218" calcext:value-type="float">
            <text:p>14.3530896837218</text:p>
          </table:table-cell>
          <table:table-cell office:value-type="float" office:value="125.300211027409" calcext:value-type="float">
            <text:p>125.300211027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3.5" calcext:value-type="float">
            <text:p>3.5</text:p>
          </table:table-cell>
          <table:table-cell office:value-type="float" office:value="14.7604352202464" calcext:value-type="float">
            <text:p>14.7604352202464</text:p>
          </table:table-cell>
          <table:table-cell office:value-type="float" office:value="14.7351395888321" calcext:value-type="float">
            <text:p>14.7351395888321</text:p>
          </table:table-cell>
          <table:table-cell office:value-type="float" office:value="304.02665884131" calcext:value-type="float">
            <text:p>304.02665884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3.5" calcext:value-type="float">
            <text:p>3.5</text:p>
          </table:table-cell>
          <table:table-cell office:value-type="float" office:value="14.7351395888321" calcext:value-type="float">
            <text:p>14.7351395888321</text:p>
          </table:table-cell>
          <table:table-cell office:value-type="float" office:value="14.7290920908625" calcext:value-type="float">
            <text:p>14.7290920908625</text:p>
          </table:table-cell>
          <table:table-cell office:value-type="float" office:value="297.485923882254" calcext:value-type="float">
            <text:p>297.485923882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3.5" calcext:value-type="float">
            <text:p>3.5</text:p>
          </table:table-cell>
          <table:table-cell office:value-type="float" office:value="14.7290920908625" calcext:value-type="float">
            <text:p>14.7290920908625</text:p>
          </table:table-cell>
          <table:table-cell office:value-type="float" office:value="14.7417603692642" calcext:value-type="float">
            <text:p>14.7417603692642</text:p>
          </table:table-cell>
          <table:table-cell office:value-type="float" office:value="280.902590607593" calcext:value-type="float">
            <text:p>280.902590607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3.5" calcext:value-type="float">
            <text:p>3.5</text:p>
          </table:table-cell>
          <table:table-cell office:value-type="float" office:value="14.7417603692642" calcext:value-type="float">
            <text:p>14.7417603692642</text:p>
          </table:table-cell>
          <table:table-cell office:value-type="float" office:value="14.7009416145669" calcext:value-type="float">
            <text:p>14.7009416145669</text:p>
          </table:table-cell>
          <table:table-cell office:value-type="float" office:value="290.336969013009" calcext:value-type="float">
            <text:p>290.336969013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3.5" calcext:value-type="float">
            <text:p>3.5</text:p>
          </table:table-cell>
          <table:table-cell office:value-type="float" office:value="14.7009416145669" calcext:value-type="float">
            <text:p>14.7009416145669</text:p>
          </table:table-cell>
          <table:table-cell office:value-type="float" office:value="14.6705127624441" calcext:value-type="float">
            <text:p>14.6705127624441</text:p>
          </table:table-cell>
          <table:table-cell office:value-type="float" office:value="286.916532819603" calcext:value-type="float">
            <text:p>286.916532819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3.5" calcext:value-type="float">
            <text:p>3.5</text:p>
          </table:table-cell>
          <table:table-cell office:value-type="float" office:value="14.6705127624441" calcext:value-type="float">
            <text:p>14.6705127624441</text:p>
          </table:table-cell>
          <table:table-cell office:value-type="float" office:value="14.6034293556136" calcext:value-type="float">
            <text:p>14.6034293556136</text:p>
          </table:table-cell>
          <table:table-cell office:value-type="float" office:value="304.60340446898" calcext:value-type="float">
            <text:p>304.603404468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3.5" calcext:value-type="float">
            <text:p>3.5</text:p>
          </table:table-cell>
          <table:table-cell office:value-type="float" office:value="14.6034293556136" calcext:value-type="float">
            <text:p>14.6034293556136</text:p>
          </table:table-cell>
          <table:table-cell office:value-type="float" office:value="14.6655238124448" calcext:value-type="float">
            <text:p>14.6655238124448</text:p>
          </table:table-cell>
          <table:table-cell office:value-type="float" office:value="279.69946417557" calcext:value-type="float">
            <text:p>279.69946417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3.5" calcext:value-type="float">
            <text:p>3.5</text:p>
          </table:table-cell>
          <table:table-cell office:value-type="float" office:value="14.6655238124448" calcext:value-type="float">
            <text:p>14.6655238124448</text:p>
          </table:table-cell>
          <table:table-cell office:value-type="float" office:value="14.6723646613311" calcext:value-type="float">
            <text:p>14.6723646613311</text:p>
          </table:table-cell>
          <table:table-cell office:value-type="float" office:value="269.764559057589" calcext:value-type="float">
            <text:p>269.764559057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3.5" calcext:value-type="float">
            <text:p>3.5</text:p>
          </table:table-cell>
          <table:table-cell office:value-type="float" office:value="14.6723646613311" calcext:value-type="float">
            <text:p>14.6723646613311</text:p>
          </table:table-cell>
          <table:table-cell office:value-type="float" office:value="14.5829750062456" calcext:value-type="float">
            <text:p>14.5829750062456</text:p>
          </table:table-cell>
          <table:table-cell office:value-type="float" office:value="292.810142031565" calcext:value-type="float">
            <text:p>292.810142031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3.5" calcext:value-type="float">
            <text:p>3.5</text:p>
          </table:table-cell>
          <table:table-cell office:value-type="float" office:value="14.5829750062456" calcext:value-type="float">
            <text:p>14.5829750062456</text:p>
          </table:table-cell>
          <table:table-cell office:value-type="float" office:value="14.6024153108679" calcext:value-type="float">
            <text:p>14.6024153108679</text:p>
          </table:table-cell>
          <table:table-cell office:value-type="float" office:value="280.517792264164" calcext:value-type="float">
            <text:p>280.517792264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3.5" calcext:value-type="float">
            <text:p>3.5</text:p>
          </table:table-cell>
          <table:table-cell office:value-type="float" office:value="14.6024153108679" calcext:value-type="float">
            <text:p>14.6024153108679</text:p>
          </table:table-cell>
          <table:table-cell office:value-type="float" office:value="14.5537643953455" calcext:value-type="float">
            <text:p>14.5537643953455</text:p>
          </table:table-cell>
          <table:table-cell office:value-type="float" office:value="292.068676094106" calcext:value-type="float">
            <text:p>292.068676094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3.5" calcext:value-type="float">
            <text:p>3.5</text:p>
          </table:table-cell>
          <table:table-cell office:value-type="float" office:value="14.5537643953455" calcext:value-type="float">
            <text:p>14.5537643953455</text:p>
          </table:table-cell>
          <table:table-cell office:value-type="float" office:value="14.5293290060344" calcext:value-type="float">
            <text:p>14.5293290060344</text:p>
          </table:table-cell>
          <table:table-cell office:value-type="float" office:value="293.748540425302" calcext:value-type="float">
            <text:p>293.748540425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3.5" calcext:value-type="float">
            <text:p>3.5</text:p>
          </table:table-cell>
          <table:table-cell office:value-type="float" office:value="14.5293290060344" calcext:value-type="float">
            <text:p>14.5293290060344</text:p>
          </table:table-cell>
          <table:table-cell office:value-type="float" office:value="14.6613989747577" calcext:value-type="float">
            <text:p>14.6613989747577</text:p>
          </table:table-cell>
          <table:table-cell office:value-type="float" office:value="248.523216094941" calcext:value-type="float">
            <text:p>248.523216094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5" calcext:value-type="float">
            <text:p>5</text:p>
          </table:table-cell>
          <table:table-cell office:value-type="float" office:value="15.490853145778" calcext:value-type="float">
            <text:p>15.490853145778</text:p>
          </table:table-cell>
          <table:table-cell office:value-type="float" office:value="15.4065175396989" calcext:value-type="float">
            <text:p>15.4065175396989</text:p>
          </table:table-cell>
          <table:table-cell office:value-type="float" office:value="337.274782867043" calcext:value-type="float">
            <text:p>337.274782867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  <table:table-cell office:value-type="float" office:value="15.4065175396989" calcext:value-type="float">
            <text:p>15.4065175396989</text:p>
          </table:table-cell>
          <table:table-cell office:value-type="float" office:value="15.3624321885951" calcext:value-type="float">
            <text:p>15.3624321885951</text:p>
          </table:table-cell>
          <table:table-cell office:value-type="float" office:value="337.689282733599" calcext:value-type="float">
            <text:p>337.689282733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1" calcext:value-type="float">
            <text:p>1151</text:p>
          </table:table-cell>
          <table:table-cell office:value-type="float" office:value="5" calcext:value-type="float">
            <text:p>5</text:p>
          </table:table-cell>
          <table:table-cell office:value-type="float" office:value="15.3624321885951" calcext:value-type="float">
            <text:p>15.3624321885951</text:p>
          </table:table-cell>
          <table:table-cell office:value-type="float" office:value="15.359746020911" calcext:value-type="float">
            <text:p>15.359746020911</text:p>
          </table:table-cell>
          <table:table-cell office:value-type="float" office:value="326.900062136769" calcext:value-type="float">
            <text:p>326.900062136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2" calcext:value-type="float">
            <text:p>1152</text:p>
          </table:table-cell>
          <table:table-cell office:value-type="float" office:value="5" calcext:value-type="float">
            <text:p>5</text:p>
          </table:table-cell>
          <table:table-cell office:value-type="float" office:value="15.359746020911" calcext:value-type="float">
            <text:p>15.359746020911</text:p>
          </table:table-cell>
          <table:table-cell office:value-type="float" office:value="15.3587178909805" calcext:value-type="float">
            <text:p>15.3587178909805</text:p>
          </table:table-cell>
          <table:table-cell office:value-type="float" office:value="316.95993648572" calcext:value-type="float">
            <text:p>316.95993648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  <table:table-cell office:value-type="float" office:value="15.3587178909805" calcext:value-type="float">
            <text:p>15.3587178909805</text:p>
          </table:table-cell>
          <table:table-cell office:value-type="float" office:value="15.2642460591588" calcext:value-type="float">
            <text:p>15.2642460591588</text:p>
          </table:table-cell>
          <table:table-cell office:value-type="float" office:value="338.954460607278" calcext:value-type="float">
            <text:p>338.954460607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5" calcext:value-type="float">
            <text:p>5</text:p>
          </table:table-cell>
          <table:table-cell office:value-type="float" office:value="15.2642460591588" calcext:value-type="float">
            <text:p>15.2642460591588</text:p>
          </table:table-cell>
          <table:table-cell office:value-type="float" office:value="15.2627237290009" calcext:value-type="float">
            <text:p>15.2627237290009</text:p>
          </table:table-cell>
          <table:table-cell office:value-type="float" office:value="331.632868168294" calcext:value-type="float">
            <text:p>331.632868168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  <table:table-cell office:value-type="float" office:value="15.2627237290009" calcext:value-type="float">
            <text:p>15.2627237290009</text:p>
          </table:table-cell>
          <table:table-cell office:value-type="float" office:value="15.1600458477567" calcext:value-type="float">
            <text:p>15.1600458477567</text:p>
          </table:table-cell>
          <table:table-cell office:value-type="float" office:value="353.232437131196" calcext:value-type="float">
            <text:p>353.232437131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5" calcext:value-type="float">
            <text:p>5</text:p>
          </table:table-cell>
          <table:table-cell office:value-type="float" office:value="15.1600458477567" calcext:value-type="float">
            <text:p>15.1600458477567</text:p>
          </table:table-cell>
          <table:table-cell office:value-type="float" office:value="15.1606976811713" calcext:value-type="float">
            <text:p>15.1606976811713</text:p>
          </table:table-cell>
          <table:table-cell office:value-type="float" office:value="347.222609691816" calcext:value-type="float">
            <text:p>347.222609691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5" calcext:value-type="float">
            <text:p>5</text:p>
          </table:table-cell>
          <table:table-cell office:value-type="float" office:value="15.1606976811713" calcext:value-type="float">
            <text:p>15.1606976811713</text:p>
          </table:table-cell>
          <table:table-cell office:value-type="float" office:value="15.3025854655842" calcext:value-type="float">
            <text:p>15.3025854655842</text:p>
          </table:table-cell>
          <table:table-cell office:value-type="float" office:value="294.643037880354" calcext:value-type="float">
            <text:p>294.643037880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5" calcext:value-type="float">
            <text:p>5</text:p>
          </table:table-cell>
          <table:table-cell office:value-type="float" office:value="15.3025854655842" calcext:value-type="float">
            <text:p>15.3025854655842</text:p>
          </table:table-cell>
          <table:table-cell office:value-type="float" office:value="15.4184091944884" calcext:value-type="float">
            <text:p>15.4184091944884</text:p>
          </table:table-cell>
          <table:table-cell office:value-type="float" office:value="256.356823298464" calcext:value-type="float">
            <text:p>256.356823298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9" calcext:value-type="float">
            <text:p>1159</text:p>
          </table:table-cell>
          <table:table-cell office:value-type="float" office:value="5" calcext:value-type="float">
            <text:p>5</text:p>
          </table:table-cell>
          <table:table-cell office:value-type="float" office:value="15.4184091944884" calcext:value-type="float">
            <text:p>15.4184091944884</text:p>
          </table:table-cell>
          <table:table-cell office:value-type="float" office:value="15.3816547354092" calcext:value-type="float">
            <text:p>15.3816547354092</text:p>
          </table:table-cell>
          <table:table-cell office:value-type="float" office:value="267.930997664522" calcext:value-type="float">
            <text:p>267.930997664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4.3530896837218" calcext:value-type="float">
            <text:p>14.3530896837218</text:p>
          </table:table-cell>
          <table:table-cell office:value-type="float" office:value="14.3496341385183" calcext:value-type="float">
            <text:p>14.3496341385183</text:p>
          </table:table-cell>
          <table:table-cell office:value-type="float" office:value="124.119779538861" calcext:value-type="float">
            <text:p>124.11977953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.3496341385183" calcext:value-type="float">
            <text:p>14.3496341385183</text:p>
          </table:table-cell>
          <table:table-cell office:value-type="float" office:value="14.3020517446619" calcext:value-type="float">
            <text:p>14.3020517446619</text:p>
          </table:table-cell>
          <table:table-cell office:value-type="float" office:value="130.828604000309" calcext:value-type="float">
            <text:p>130.828604000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4.3020517446619" calcext:value-type="float">
            <text:p>14.3020517446619</text:p>
          </table:table-cell>
          <table:table-cell office:value-type="float" office:value="14.309484250596" calcext:value-type="float">
            <text:p>14.309484250596</text:p>
          </table:table-cell>
          <table:table-cell office:value-type="float" office:value="128.980874183673" calcext:value-type="float">
            <text:p>128.980874183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4.309484250596" calcext:value-type="float">
            <text:p>14.309484250596</text:p>
          </table:table-cell>
          <table:table-cell office:value-type="float" office:value="14.3305159273486" calcext:value-type="float">
            <text:p>14.3305159273486</text:p>
          </table:table-cell>
          <table:table-cell office:value-type="float" office:value="126.614367918196" calcext:value-type="float">
            <text:p>126.614367918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4.3305159273486" calcext:value-type="float">
            <text:p>14.3305159273486</text:p>
          </table:table-cell>
          <table:table-cell office:value-type="float" office:value="14.2768639043806" calcext:value-type="float">
            <text:p>14.2768639043806</text:p>
          </table:table-cell>
          <table:table-cell office:value-type="float" office:value="132.885418201518" calcext:value-type="float">
            <text:p>132.885418201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4.2768639043806" calcext:value-type="float">
            <text:p>14.2768639043806</text:p>
          </table:table-cell>
          <table:table-cell office:value-type="float" office:value="14.3336075627217" calcext:value-type="float">
            <text:p>14.3336075627217</text:p>
          </table:table-cell>
          <table:table-cell office:value-type="float" office:value="123.358244922743" calcext:value-type="float">
            <text:p>123.358244922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4.3336075627217" calcext:value-type="float">
            <text:p>14.3336075627217</text:p>
          </table:table-cell>
          <table:table-cell office:value-type="float" office:value="14.3776869910504" calcext:value-type="float">
            <text:p>14.3776869910504</text:p>
          </table:table-cell>
          <table:table-cell office:value-type="float" office:value="117.309115414232" calcext:value-type="float">
            <text:p>117.309115414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4.3776869910504" calcext:value-type="float">
            <text:p>14.3776869910504</text:p>
          </table:table-cell>
          <table:table-cell office:value-type="float" office:value="14.2797798710896" calcext:value-type="float">
            <text:p>14.2797798710896</text:p>
          </table:table-cell>
          <table:table-cell office:value-type="float" office:value="133.573121263193" calcext:value-type="float">
            <text:p>133.573121263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4.2797798710896" calcext:value-type="float">
            <text:p>14.2797798710896</text:p>
          </table:table-cell>
          <table:table-cell office:value-type="float" office:value="14.286800152669" calcext:value-type="float">
            <text:p>14.286800152669</text:p>
          </table:table-cell>
          <table:table-cell office:value-type="float" office:value="130.370060180819" calcext:value-type="float">
            <text:p>130.370060180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4.286800152669" calcext:value-type="float">
            <text:p>14.286800152669</text:p>
          </table:table-cell>
          <table:table-cell office:value-type="float" office:value="14.283596165056" calcext:value-type="float">
            <text:p>14.283596165056</text:p>
          </table:table-cell>
          <table:table-cell office:value-type="float" office:value="128.525956381448" calcext:value-type="float">
            <text:p>128.525956381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4.283596165056" calcext:value-type="float">
            <text:p>14.283596165056</text:p>
          </table:table-cell>
          <table:table-cell office:value-type="float" office:value="14.2258017947661" calcext:value-type="float">
            <text:p>14.2258017947661</text:p>
          </table:table-cell>
          <table:table-cell office:value-type="float" office:value="136.133299866502" calcext:value-type="float">
            <text:p>136.133299866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4.2258017947661" calcext:value-type="float">
            <text:p>14.2258017947661</text:p>
          </table:table-cell>
          <table:table-cell office:value-type="float" office:value="14.2322895550229" calcext:value-type="float">
            <text:p>14.2322895550229</text:p>
          </table:table-cell>
          <table:table-cell office:value-type="float" office:value="136.942549161272" calcext:value-type="float">
            <text:p>136.942549161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4.2322895550229" calcext:value-type="float">
            <text:p>14.2322895550229</text:p>
          </table:table-cell>
          <table:table-cell office:value-type="float" office:value="14.3250044297213" calcext:value-type="float">
            <text:p>14.3250044297213</text:p>
          </table:table-cell>
          <table:table-cell office:value-type="float" office:value="121.968008237537" calcext:value-type="float">
            <text:p>121.968008237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4.3250044297213" calcext:value-type="float">
            <text:p>14.3250044297213</text:p>
          </table:table-cell>
          <table:table-cell office:value-type="float" office:value="14.3280318641376" calcext:value-type="float">
            <text:p>14.3280318641376</text:p>
          </table:table-cell>
          <table:table-cell office:value-type="float" office:value="121.238451241585" calcext:value-type="float">
            <text:p>121.238451241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.3280318641376" calcext:value-type="float">
            <text:p>14.3280318641376</text:p>
          </table:table-cell>
          <table:table-cell office:value-type="float" office:value="14.3064339569373" calcext:value-type="float">
            <text:p>14.3064339569373</text:p>
          </table:table-cell>
          <table:table-cell office:value-type="float" office:value="122.602536885231" calcext:value-type="float">
            <text:p>122.602536885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4.3064339569373" calcext:value-type="float">
            <text:p>14.3064339569373</text:p>
          </table:table-cell>
          <table:table-cell office:value-type="float" office:value="14.3343487538332" calcext:value-type="float">
            <text:p>14.3343487538332</text:p>
          </table:table-cell>
          <table:table-cell office:value-type="float" office:value="119.95792744734" calcext:value-type="float">
            <text:p>119.95792744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4.3343487538332" calcext:value-type="float">
            <text:p>14.3343487538332</text:p>
          </table:table-cell>
          <table:table-cell office:value-type="float" office:value="14.2764438421503" calcext:value-type="float">
            <text:p>14.2764438421503</text:p>
          </table:table-cell>
          <table:table-cell office:value-type="float" office:value="128.367794867006" calcext:value-type="float">
            <text:p>128.367794867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4.2764438421503" calcext:value-type="float">
            <text:p>14.2764438421503</text:p>
          </table:table-cell>
          <table:table-cell office:value-type="float" office:value="14.2653242757698" calcext:value-type="float">
            <text:p>14.2653242757698</text:p>
          </table:table-cell>
          <table:table-cell office:value-type="float" office:value="128.215982623602" calcext:value-type="float">
            <text:p>128.215982623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4.2653242757698" calcext:value-type="float">
            <text:p>14.2653242757698</text:p>
          </table:table-cell>
          <table:table-cell office:value-type="float" office:value="14.3150615542982" calcext:value-type="float">
            <text:p>14.3150615542982</text:p>
          </table:table-cell>
          <table:table-cell office:value-type="float" office:value="121.563955596515" calcext:value-type="float">
            <text:p>121.563955596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4.3150615542982" calcext:value-type="float">
            <text:p>14.3150615542982</text:p>
          </table:table-cell>
          <table:table-cell office:value-type="float" office:value="14.2648501494062" calcext:value-type="float">
            <text:p>14.2648501494062</text:p>
          </table:table-cell>
          <table:table-cell office:value-type="float" office:value="126.729216508147" calcext:value-type="float">
            <text:p>126.729216508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4.2648501494062" calcext:value-type="float">
            <text:p>14.2648501494062</text:p>
          </table:table-cell>
          <table:table-cell office:value-type="float" office:value="14.2805699058062" calcext:value-type="float">
            <text:p>14.2805699058062</text:p>
          </table:table-cell>
          <table:table-cell office:value-type="float" office:value="126.099652577321" calcext:value-type="float">
            <text:p>126.099652577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4.2805699058062" calcext:value-type="float">
            <text:p>14.2805699058062</text:p>
          </table:table-cell>
          <table:table-cell office:value-type="float" office:value="14.2189797923101" calcext:value-type="float">
            <text:p>14.2189797923101</text:p>
          </table:table-cell>
          <table:table-cell office:value-type="float" office:value="134.08702081441" calcext:value-type="float">
            <text:p>134.08702081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.2189797923101" calcext:value-type="float">
            <text:p>14.2189797923101</text:p>
          </table:table-cell>
          <table:table-cell office:value-type="float" office:value="14.2154713485874" calcext:value-type="float">
            <text:p>14.2154713485874</text:p>
          </table:table-cell>
          <table:table-cell office:value-type="float" office:value="131.53218050152" calcext:value-type="float">
            <text:p>131.5321805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4.2154713485874" calcext:value-type="float">
            <text:p>14.2154713485874</text:p>
          </table:table-cell>
          <table:table-cell office:value-type="float" office:value="14.286748556326" calcext:value-type="float">
            <text:p>14.286748556326</text:p>
          </table:table-cell>
          <table:table-cell office:value-type="float" office:value="123.629523237748" calcext:value-type="float">
            <text:p>123.629523237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4.286748556326" calcext:value-type="float">
            <text:p>14.286748556326</text:p>
          </table:table-cell>
          <table:table-cell office:value-type="float" office:value="14.2539093365189" calcext:value-type="float">
            <text:p>14.2539093365189</text:p>
          </table:table-cell>
          <table:table-cell office:value-type="float" office:value="127.14389894347" calcext:value-type="float">
            <text:p>127.14389894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4.2539093365189" calcext:value-type="float">
            <text:p>14.2539093365189</text:p>
          </table:table-cell>
          <table:table-cell office:value-type="float" office:value="14.2446125028734" calcext:value-type="float">
            <text:p>14.2446125028734</text:p>
          </table:table-cell>
          <table:table-cell office:value-type="float" office:value="130.522638134723" calcext:value-type="float">
            <text:p>130.522638134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4.2446125028734" calcext:value-type="float">
            <text:p>14.2446125028734</text:p>
          </table:table-cell>
          <table:table-cell office:value-type="float" office:value="14.2902128376808" calcext:value-type="float">
            <text:p>14.2902128376808</text:p>
          </table:table-cell>
          <table:table-cell office:value-type="float" office:value="120.362475731537" calcext:value-type="float">
            <text:p>120.362475731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4.2902128376808" calcext:value-type="float">
            <text:p>14.2902128376808</text:p>
          </table:table-cell>
          <table:table-cell office:value-type="float" office:value="14.2008749586718" calcext:value-type="float">
            <text:p>14.2008749586718</text:p>
          </table:table-cell>
          <table:table-cell office:value-type="float" office:value="133.224921911746" calcext:value-type="float">
            <text:p>133.224921911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4.2008749586718" calcext:value-type="float">
            <text:p>14.2008749586718</text:p>
          </table:table-cell>
          <table:table-cell office:value-type="float" office:value="14.2138701425959" calcext:value-type="float">
            <text:p>14.2138701425959</text:p>
          </table:table-cell>
          <table:table-cell office:value-type="float" office:value="129.612434468773" calcext:value-type="float">
            <text:p>129.612434468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.2138701425959" calcext:value-type="float">
            <text:p>14.2138701425959</text:p>
          </table:table-cell>
          <table:table-cell office:value-type="float" office:value="14.1863027761059" calcext:value-type="float">
            <text:p>14.1863027761059</text:p>
          </table:table-cell>
          <table:table-cell office:value-type="float" office:value="132.160360901359" calcext:value-type="float">
            <text:p>132.160360901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4.1863027761059" calcext:value-type="float">
            <text:p>14.1863027761059</text:p>
          </table:table-cell>
          <table:table-cell office:value-type="float" office:value="14.1429745180713" calcext:value-type="float">
            <text:p>14.1429745180713</text:p>
          </table:table-cell>
          <table:table-cell office:value-type="float" office:value="139.927638624146" calcext:value-type="float">
            <text:p>139.927638624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4.1429745180713" calcext:value-type="float">
            <text:p>14.1429745180713</text:p>
          </table:table-cell>
          <table:table-cell office:value-type="float" office:value="14.2253422051118" calcext:value-type="float">
            <text:p>14.2253422051118</text:p>
          </table:table-cell>
          <table:table-cell office:value-type="float" office:value="127.060677906431" calcext:value-type="float">
            <text:p>127.060677906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4.2253422051118" calcext:value-type="float">
            <text:p>14.2253422051118</text:p>
          </table:table-cell>
          <table:table-cell office:value-type="float" office:value="14.1776006796828" calcext:value-type="float">
            <text:p>14.1776006796828</text:p>
          </table:table-cell>
          <table:table-cell office:value-type="float" office:value="135.245568482955" calcext:value-type="float">
            <text:p>135.245568482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4.1776006796828" calcext:value-type="float">
            <text:p>14.1776006796828</text:p>
          </table:table-cell>
          <table:table-cell office:value-type="float" office:value="14.1780256306257" calcext:value-type="float">
            <text:p>14.1780256306257</text:p>
          </table:table-cell>
          <table:table-cell office:value-type="float" office:value="132.785905102283" calcext:value-type="float">
            <text:p>132.785905102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4.1780256306257" calcext:value-type="float">
            <text:p>14.1780256306257</text:p>
          </table:table-cell>
          <table:table-cell office:value-type="float" office:value="14.1438910471346" calcext:value-type="float">
            <text:p>14.1438910471346</text:p>
          </table:table-cell>
          <table:table-cell office:value-type="float" office:value="137.972939593858" calcext:value-type="float">
            <text:p>137.972939593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4.1438910471346" calcext:value-type="float">
            <text:p>14.1438910471346</text:p>
          </table:table-cell>
          <table:table-cell office:value-type="float" office:value="14.2095973724832" calcext:value-type="float">
            <text:p>14.2095973724832</text:p>
          </table:table-cell>
          <table:table-cell office:value-type="float" office:value="127.927941528063" calcext:value-type="float">
            <text:p>127.927941528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4.2095973724832" calcext:value-type="float">
            <text:p>14.2095973724832</text:p>
          </table:table-cell>
          <table:table-cell office:value-type="float" office:value="14.2184042038804" calcext:value-type="float">
            <text:p>14.2184042038804</text:p>
          </table:table-cell>
          <table:table-cell office:value-type="float" office:value="126.546675841166" calcext:value-type="float">
            <text:p>126.546675841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4.2184042038804" calcext:value-type="float">
            <text:p>14.2184042038804</text:p>
          </table:table-cell>
          <table:table-cell office:value-type="float" office:value="14.2025296240055" calcext:value-type="float">
            <text:p>14.2025296240055</text:p>
          </table:table-cell>
          <table:table-cell office:value-type="float" office:value="125.44331755979" calcext:value-type="float">
            <text:p>125.44331755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.2025296240055" calcext:value-type="float">
            <text:p>14.2025296240055</text:p>
          </table:table-cell>
          <table:table-cell office:value-type="float" office:value="14.1816936803793" calcext:value-type="float">
            <text:p>14.1816936803793</text:p>
          </table:table-cell>
          <table:table-cell office:value-type="float" office:value="131.212998760291" calcext:value-type="float">
            <text:p>131.212998760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4.1816936803793" calcext:value-type="float">
            <text:p>14.1816936803793</text:p>
          </table:table-cell>
          <table:table-cell office:value-type="float" office:value="14.2042220719922" calcext:value-type="float">
            <text:p>14.2042220719922</text:p>
          </table:table-cell>
          <table:table-cell office:value-type="float" office:value="125.65436138406" calcext:value-type="float">
            <text:p>125.65436138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4.2042220719922" calcext:value-type="float">
            <text:p>14.2042220719922</text:p>
          </table:table-cell>
          <table:table-cell office:value-type="float" office:value="14.240921730338" calcext:value-type="float">
            <text:p>14.240921730338</text:p>
          </table:table-cell>
          <table:table-cell office:value-type="float" office:value="119.514188569024" calcext:value-type="float">
            <text:p>119.514188569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4.240921730338" calcext:value-type="float">
            <text:p>14.240921730338</text:p>
          </table:table-cell>
          <table:table-cell office:value-type="float" office:value="14.172106408096" calcext:value-type="float">
            <text:p>14.172106408096</text:p>
          </table:table-cell>
          <table:table-cell office:value-type="float" office:value="131.414062929458" calcext:value-type="float">
            <text:p>131.414062929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4.172106408096" calcext:value-type="float">
            <text:p>14.172106408096</text:p>
          </table:table-cell>
          <table:table-cell office:value-type="float" office:value="14.1481998266765" calcext:value-type="float">
            <text:p>14.1481998266765</text:p>
          </table:table-cell>
          <table:table-cell office:value-type="float" office:value="132.437716040206" calcext:value-type="float">
            <text:p>132.437716040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4.1481998266765" calcext:value-type="float">
            <text:p>14.1481998266765</text:p>
          </table:table-cell>
          <table:table-cell office:value-type="float" office:value="14.1572527767253" calcext:value-type="float">
            <text:p>14.1572527767253</text:p>
          </table:table-cell>
          <table:table-cell office:value-type="float" office:value="130.691023569442" calcext:value-type="float">
            <text:p>130.691023569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4.1572527767253" calcext:value-type="float">
            <text:p>14.1572527767253</text:p>
          </table:table-cell>
          <table:table-cell office:value-type="float" office:value="14.0701327276616" calcext:value-type="float">
            <text:p>14.0701327276616</text:p>
          </table:table-cell>
          <table:table-cell office:value-type="float" office:value="144.861274598493" calcext:value-type="float">
            <text:p>144.861274598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4.0701327276616" calcext:value-type="float">
            <text:p>14.0701327276616</text:p>
          </table:table-cell>
          <table:table-cell office:value-type="float" office:value="14.0920994369736" calcext:value-type="float">
            <text:p>14.0920994369736</text:p>
          </table:table-cell>
          <table:table-cell office:value-type="float" office:value="140.263242144828" calcext:value-type="float">
            <text:p>140.263242144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4.0920994369736" calcext:value-type="float">
            <text:p>14.0920994369736</text:p>
          </table:table-cell>
          <table:table-cell office:value-type="float" office:value="14.1765718521541" calcext:value-type="float">
            <text:p>14.1765718521541</text:p>
          </table:table-cell>
          <table:table-cell office:value-type="float" office:value="126.074523554147" calcext:value-type="float">
            <text:p>126.074523554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4.1765718521541" calcext:value-type="float">
            <text:p>14.1765718521541</text:p>
          </table:table-cell>
          <table:table-cell office:value-type="float" office:value="14.1944419792157" calcext:value-type="float">
            <text:p>14.1944419792157</text:p>
          </table:table-cell>
          <table:table-cell office:value-type="float" office:value="125.614893427163" calcext:value-type="float">
            <text:p>125.614893427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4.1944419792157" calcext:value-type="float">
            <text:p>14.1944419792157</text:p>
          </table:table-cell>
          <table:table-cell office:value-type="float" office:value="14.21317573419" calcext:value-type="float">
            <text:p>14.21317573419</text:p>
          </table:table-cell>
          <table:table-cell office:value-type="float" office:value="122.036860907314" calcext:value-type="float">
            <text:p>122.036860907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4.21317573419" calcext:value-type="float">
            <text:p>14.21317573419</text:p>
          </table:table-cell>
          <table:table-cell office:value-type="float" office:value="14.1581603537826" calcext:value-type="float">
            <text:p>14.1581603537826</text:p>
          </table:table-cell>
          <table:table-cell office:value-type="float" office:value="129.131982988911" calcext:value-type="float">
            <text:p>129.131982988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.1581603537826" calcext:value-type="float">
            <text:p>14.1581603537826</text:p>
          </table:table-cell>
          <table:table-cell office:value-type="float" office:value="14.1306315538821" calcext:value-type="float">
            <text:p>14.1306315538821</text:p>
          </table:table-cell>
          <table:table-cell office:value-type="float" office:value="133.630176281523" calcext:value-type="float">
            <text:p>133.630176281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4.1306315538821" calcext:value-type="float">
            <text:p>14.1306315538821</text:p>
          </table:table-cell>
          <table:table-cell office:value-type="float" office:value="14.1501011710242" calcext:value-type="float">
            <text:p>14.1501011710242</text:p>
          </table:table-cell>
          <table:table-cell office:value-type="float" office:value="130.97851582482" calcext:value-type="float">
            <text:p>130.97851582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4.1501011710242" calcext:value-type="float">
            <text:p>14.1501011710242</text:p>
          </table:table-cell>
          <table:table-cell office:value-type="float" office:value="14.104508101834" calcext:value-type="float">
            <text:p>14.104508101834</text:p>
          </table:table-cell>
          <table:table-cell office:value-type="float" office:value="137.072613584951" calcext:value-type="float">
            <text:p>137.072613584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4.104508101834" calcext:value-type="float">
            <text:p>14.104508101834</text:p>
          </table:table-cell>
          <table:table-cell office:value-type="float" office:value="14.0360725020855" calcext:value-type="float">
            <text:p>14.0360725020855</text:p>
          </table:table-cell>
          <table:table-cell office:value-type="float" office:value="145.560386344999" calcext:value-type="float">
            <text:p>145.56038634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4.0360725020855" calcext:value-type="float">
            <text:p>14.0360725020855</text:p>
          </table:table-cell>
          <table:table-cell office:value-type="float" office:value="14.1017453773519" calcext:value-type="float">
            <text:p>14.1017453773519</text:p>
          </table:table-cell>
          <table:table-cell office:value-type="float" office:value="131.663401403076" calcext:value-type="float">
            <text:p>131.663401403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4.1017453773519" calcext:value-type="float">
            <text:p>14.1017453773519</text:p>
          </table:table-cell>
          <table:table-cell office:value-type="float" office:value="14.1331205611166" calcext:value-type="float">
            <text:p>14.1331205611166</text:p>
          </table:table-cell>
          <table:table-cell office:value-type="float" office:value="129.316009048911" calcext:value-type="float">
            <text:p>129.316009048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4.1331205611166" calcext:value-type="float">
            <text:p>14.1331205611166</text:p>
          </table:table-cell>
          <table:table-cell office:value-type="float" office:value="14.1559757365123" calcext:value-type="float">
            <text:p>14.1559757365123</text:p>
          </table:table-cell>
          <table:table-cell office:value-type="float" office:value="125.604836219217" calcext:value-type="float">
            <text:p>125.604836219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4.1559757365123" calcext:value-type="float">
            <text:p>14.1559757365123</text:p>
          </table:table-cell>
          <table:table-cell office:value-type="float" office:value="14.1473239798107" calcext:value-type="float">
            <text:p>14.1473239798107</text:p>
          </table:table-cell>
          <table:table-cell office:value-type="float" office:value="126.903559285152" calcext:value-type="float">
            <text:p>126.903559285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4.1473239798107" calcext:value-type="float">
            <text:p>14.1473239798107</text:p>
          </table:table-cell>
          <table:table-cell office:value-type="float" office:value="14.1296436268329" calcext:value-type="float">
            <text:p>14.1296436268329</text:p>
          </table:table-cell>
          <table:table-cell office:value-type="float" office:value="129.784417344812" calcext:value-type="float">
            <text:p>129.784417344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4.1296436268329" calcext:value-type="float">
            <text:p>14.1296436268329</text:p>
          </table:table-cell>
          <table:table-cell office:value-type="float" office:value="14.1241364961843" calcext:value-type="float">
            <text:p>14.1241364961843</text:p>
          </table:table-cell>
          <table:table-cell office:value-type="float" office:value="129.679453978292" calcext:value-type="float">
            <text:p>129.679453978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4.1241364961843" calcext:value-type="float">
            <text:p>14.1241364961843</text:p>
          </table:table-cell>
          <table:table-cell office:value-type="float" office:value="14.129288283063" calcext:value-type="float">
            <text:p>14.129288283063</text:p>
          </table:table-cell>
          <table:table-cell office:value-type="float" office:value="129.010539664982" calcext:value-type="float">
            <text:p>129.010539664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4.129288283063" calcext:value-type="float">
            <text:p>14.129288283063</text:p>
          </table:table-cell>
          <table:table-cell office:value-type="float" office:value="14.0969153127766" calcext:value-type="float">
            <text:p>14.0969153127766</text:p>
          </table:table-cell>
          <table:table-cell office:value-type="float" office:value="132.348741573157" calcext:value-type="float">
            <text:p>132.348741573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.0969153127766" calcext:value-type="float">
            <text:p>14.0969153127766</text:p>
          </table:table-cell>
          <table:table-cell office:value-type="float" office:value="14.1321583645836" calcext:value-type="float">
            <text:p>14.1321583645836</text:p>
          </table:table-cell>
          <table:table-cell office:value-type="float" office:value="128.583400594892" calcext:value-type="float">
            <text:p>128.583400594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.1321583645836" calcext:value-type="float">
            <text:p>14.1321583645836</text:p>
          </table:table-cell>
          <table:table-cell office:value-type="float" office:value="14.1542758015368" calcext:value-type="float">
            <text:p>14.1542758015368</text:p>
          </table:table-cell>
          <table:table-cell office:value-type="float" office:value="125.00781402567" calcext:value-type="float">
            <text:p>125.00781402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.1542758015368" calcext:value-type="float">
            <text:p>14.1542758015368</text:p>
          </table:table-cell>
          <table:table-cell office:value-type="float" office:value="14.1098943210906" calcext:value-type="float">
            <text:p>14.1098943210906</text:p>
          </table:table-cell>
          <table:table-cell office:value-type="float" office:value="128.310882833984" calcext:value-type="float">
            <text:p>128.3108828339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.1098943210906" calcext:value-type="float">
            <text:p>14.1098943210906</text:p>
          </table:table-cell>
          <table:table-cell office:value-type="float" office:value="14.0054844550968" calcext:value-type="float">
            <text:p>14.0054844550968</text:p>
          </table:table-cell>
          <table:table-cell office:value-type="float" office:value="146.489759185334" calcext:value-type="float">
            <text:p>146.489759185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.0054844550968" calcext:value-type="float">
            <text:p>14.0054844550968</text:p>
          </table:table-cell>
          <table:table-cell office:value-type="float" office:value="14.0847955577342" calcext:value-type="float">
            <text:p>14.0847955577342</text:p>
          </table:table-cell>
          <table:table-cell office:value-type="float" office:value="132.897069305488" calcext:value-type="float">
            <text:p>132.897069305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.0847955577342" calcext:value-type="float">
            <text:p>14.0847955577342</text:p>
          </table:table-cell>
          <table:table-cell office:value-type="float" office:value="14.1750762826892" calcext:value-type="float">
            <text:p>14.1750762826892</text:p>
          </table:table-cell>
          <table:table-cell office:value-type="float" office:value="117.558999238541" calcext:value-type="float">
            <text:p>117.558999238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.1750762826892" calcext:value-type="float">
            <text:p>14.1750762826892</text:p>
          </table:table-cell>
          <table:table-cell office:value-type="float" office:value="14.1076095878221" calcext:value-type="float">
            <text:p>14.1076095878221</text:p>
          </table:table-cell>
          <table:table-cell office:value-type="float" office:value="129.45452266776" calcext:value-type="float">
            <text:p>129.45452266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.1076095878221" calcext:value-type="float">
            <text:p>14.1076095878221</text:p>
          </table:table-cell>
          <table:table-cell office:value-type="float" office:value="14.1430100434486" calcext:value-type="float">
            <text:p>14.1430100434486</text:p>
          </table:table-cell>
          <table:table-cell office:value-type="float" office:value="124.632021023746" calcext:value-type="float">
            <text:p>124.632021023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.1430100434486" calcext:value-type="float">
            <text:p>14.1430100434486</text:p>
          </table:table-cell>
          <table:table-cell office:value-type="float" office:value="14.1870966367523" calcext:value-type="float">
            <text:p>14.1870966367523</text:p>
          </table:table-cell>
          <table:table-cell office:value-type="float" office:value="117.5055918289" calcext:value-type="float">
            <text:p>117.5055918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.1870966367523" calcext:value-type="float">
            <text:p>14.1870966367523</text:p>
          </table:table-cell>
          <table:table-cell office:value-type="float" office:value="14.0716465015868" calcext:value-type="float">
            <text:p>14.0716465015868</text:p>
          </table:table-cell>
          <table:table-cell office:value-type="float" office:value="135.029489521634" calcext:value-type="float">
            <text:p>135.029489521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4.0716465015868" calcext:value-type="float">
            <text:p>14.0716465015868</text:p>
          </table:table-cell>
          <table:table-cell office:value-type="float" office:value="14.1608183424528" calcext:value-type="float">
            <text:p>14.1608183424528</text:p>
          </table:table-cell>
          <table:table-cell office:value-type="float" office:value="120.4622682308" calcext:value-type="float">
            <text:p>120.4622682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4.1608183424528" calcext:value-type="float">
            <text:p>14.1608183424528</text:p>
          </table:table-cell>
          <table:table-cell office:value-type="float" office:value="14.0914213611439" calcext:value-type="float">
            <text:p>14.0914213611439</text:p>
          </table:table-cell>
          <table:table-cell office:value-type="float" office:value="131.647270793165" calcext:value-type="float">
            <text:p>131.647270793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4.0914213611439" calcext:value-type="float">
            <text:p>14.0914213611439</text:p>
          </table:table-cell>
          <table:table-cell office:value-type="float" office:value="14.1775436582244" calcext:value-type="float">
            <text:p>14.1775436582244</text:p>
          </table:table-cell>
          <table:table-cell office:value-type="float" office:value="117.753858453515" calcext:value-type="float">
            <text:p>117.753858453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4.1775436582244" calcext:value-type="float">
            <text:p>14.1775436582244</text:p>
          </table:table-cell>
          <table:table-cell office:value-type="float" office:value="14.0933168732223" calcext:value-type="float">
            <text:p>14.0933168732223</text:p>
          </table:table-cell>
          <table:table-cell office:value-type="float" office:value="130.692793013172" calcext:value-type="float">
            <text:p>130.692793013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4.0933168732223" calcext:value-type="float">
            <text:p>14.0933168732223</text:p>
          </table:table-cell>
          <table:table-cell office:value-type="float" office:value="14.0922272688746" calcext:value-type="float">
            <text:p>14.0922272688746</text:p>
          </table:table-cell>
          <table:table-cell office:value-type="float" office:value="130.157419729769" calcext:value-type="float">
            <text:p>130.157419729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.0922272688746" calcext:value-type="float">
            <text:p>14.0922272688746</text:p>
          </table:table-cell>
          <table:table-cell office:value-type="float" office:value="14.057852873922" calcext:value-type="float">
            <text:p>14.057852873922</text:p>
          </table:table-cell>
          <table:table-cell office:value-type="float" office:value="135.343387923951" calcext:value-type="float">
            <text:p>135.343387923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4.057852873922" calcext:value-type="float">
            <text:p>14.057852873922</text:p>
          </table:table-cell>
          <table:table-cell office:value-type="float" office:value="14.079569344182" calcext:value-type="float">
            <text:p>14.079569344182</text:p>
          </table:table-cell>
          <table:table-cell office:value-type="float" office:value="131.684885176814" calcext:value-type="float">
            <text:p>131.684885176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4.079569344182" calcext:value-type="float">
            <text:p>14.079569344182</text:p>
          </table:table-cell>
          <table:table-cell office:value-type="float" office:value="14.1489877629919" calcext:value-type="float">
            <text:p>14.1489877629919</text:p>
          </table:table-cell>
          <table:table-cell office:value-type="float" office:value="117.774516037962" calcext:value-type="float">
            <text:p>117.774516037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4.1489877629919" calcext:value-type="float">
            <text:p>14.1489877629919</text:p>
          </table:table-cell>
          <table:table-cell office:value-type="float" office:value="13.9906208200186" calcext:value-type="float">
            <text:p>13.9906208200186</text:p>
          </table:table-cell>
          <table:table-cell office:value-type="float" office:value="144.319885049926" calcext:value-type="float">
            <text:p>144.319885049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3.9906208200186" calcext:value-type="float">
            <text:p>13.9906208200186</text:p>
          </table:table-cell>
          <table:table-cell office:value-type="float" office:value="14.0489109356464" calcext:value-type="float">
            <text:p>14.0489109356464</text:p>
          </table:table-cell>
          <table:table-cell office:value-type="float" office:value="133.291923378867" calcext:value-type="float">
            <text:p>133.2919233788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.0489109356464" calcext:value-type="float">
            <text:p>14.0489109356464</text:p>
          </table:table-cell>
          <table:table-cell office:value-type="float" office:value="14.0617679280787" calcext:value-type="float">
            <text:p>14.0617679280787</text:p>
          </table:table-cell>
          <table:table-cell office:value-type="float" office:value="132.158725372512" calcext:value-type="float">
            <text:p>132.158725372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4.0617679280787" calcext:value-type="float">
            <text:p>14.0617679280787</text:p>
          </table:table-cell>
          <table:table-cell office:value-type="float" office:value="14.0382667166719" calcext:value-type="float">
            <text:p>14.0382667166719</text:p>
          </table:table-cell>
          <table:table-cell office:value-type="float" office:value="135.997038265255" calcext:value-type="float">
            <text:p>135.997038265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4.0382667166719" calcext:value-type="float">
            <text:p>14.0382667166719</text:p>
          </table:table-cell>
          <table:table-cell office:value-type="float" office:value="14.0599878944826" calcext:value-type="float">
            <text:p>14.0599878944826</text:p>
          </table:table-cell>
          <table:table-cell office:value-type="float" office:value="131.477065316448" calcext:value-type="float">
            <text:p>131.477065316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4.0599878944826" calcext:value-type="float">
            <text:p>14.0599878944826</text:p>
          </table:table-cell>
          <table:table-cell office:value-type="float" office:value="14.099307332331" calcext:value-type="float">
            <text:p>14.099307332331</text:p>
          </table:table-cell>
          <table:table-cell office:value-type="float" office:value="124.98885099656" calcext:value-type="float">
            <text:p>124.98885099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4.099307332331" calcext:value-type="float">
            <text:p>14.099307332331</text:p>
          </table:table-cell>
          <table:table-cell office:value-type="float" office:value="14.0777017560766" calcext:value-type="float">
            <text:p>14.0777017560766</text:p>
          </table:table-cell>
          <table:table-cell office:value-type="float" office:value="126.519587031534" calcext:value-type="float">
            <text:p>126.519587031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4.0777017560766" calcext:value-type="float">
            <text:p>14.0777017560766</text:p>
          </table:table-cell>
          <table:table-cell office:value-type="float" office:value="14.0594262855557" calcext:value-type="float">
            <text:p>14.0594262855557</text:p>
          </table:table-cell>
          <table:table-cell office:value-type="float" office:value="131.988447287277" calcext:value-type="float">
            <text:p>131.988447287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4.0594262855557" calcext:value-type="float">
            <text:p>14.0594262855557</text:p>
          </table:table-cell>
          <table:table-cell office:value-type="float" office:value="14.0329002975715" calcext:value-type="float">
            <text:p>14.0329002975715</text:p>
          </table:table-cell>
          <table:table-cell office:value-type="float" office:value="134.354582958386" calcext:value-type="float">
            <text:p>134.354582958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4.0329002975715" calcext:value-type="float">
            <text:p>14.0329002975715</text:p>
          </table:table-cell>
          <table:table-cell office:value-type="float" office:value="14.0754186793221" calcext:value-type="float">
            <text:p>14.0754186793221</text:p>
          </table:table-cell>
          <table:table-cell office:value-type="float" office:value="126.514420007392" calcext:value-type="float">
            <text:p>126.514420007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4.0754186793221" calcext:value-type="float">
            <text:p>14.0754186793221</text:p>
          </table:table-cell>
          <table:table-cell office:value-type="float" office:value="14.0790659275667" calcext:value-type="float">
            <text:p>14.0790659275667</text:p>
          </table:table-cell>
          <table:table-cell office:value-type="float" office:value="127.002626504422" calcext:value-type="float">
            <text:p>127.002626504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4.0790659275667" calcext:value-type="float">
            <text:p>14.0790659275667</text:p>
          </table:table-cell>
          <table:table-cell office:value-type="float" office:value="14.0261637382443" calcext:value-type="float">
            <text:p>14.0261637382443</text:p>
          </table:table-cell>
          <table:table-cell office:value-type="float" office:value="135.679357292706" calcext:value-type="float">
            <text:p>135.679357292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4.0261637382443" calcext:value-type="float">
            <text:p>14.0261637382443</text:p>
          </table:table-cell>
          <table:table-cell office:value-type="float" office:value="14.1245990619256" calcext:value-type="float">
            <text:p>14.1245990619256</text:p>
          </table:table-cell>
          <table:table-cell office:value-type="float" office:value="121.623934312068" calcext:value-type="float">
            <text:p>121.623934312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4.1245990619256" calcext:value-type="float">
            <text:p>14.1245990619256</text:p>
          </table:table-cell>
          <table:table-cell office:value-type="float" office:value="14.0792596979416" calcext:value-type="float">
            <text:p>14.0792596979416</text:p>
          </table:table-cell>
          <table:table-cell office:value-type="float" office:value="126.580027570267" calcext:value-type="float">
            <text:p>126.580027570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4.0792596979416" calcext:value-type="float">
            <text:p>14.0792596979416</text:p>
          </table:table-cell>
          <table:table-cell office:value-type="float" office:value="14.0835796594795" calcext:value-type="float">
            <text:p>14.0835796594795</text:p>
          </table:table-cell>
          <table:table-cell office:value-type="float" office:value="126.213187418611" calcext:value-type="float">
            <text:p>126.213187418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4.0835796594795" calcext:value-type="float">
            <text:p>14.0835796594795</text:p>
          </table:table-cell>
          <table:table-cell office:value-type="float" office:value="14.0350362131261" calcext:value-type="float">
            <text:p>14.0350362131261</text:p>
          </table:table-cell>
          <table:table-cell office:value-type="float" office:value="132.739490060849" calcext:value-type="float">
            <text:p>132.739490060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4.0350362131261" calcext:value-type="float">
            <text:p>14.0350362131261</text:p>
          </table:table-cell>
          <table:table-cell office:value-type="float" office:value="14.0529862751091" calcext:value-type="float">
            <text:p>14.0529862751091</text:p>
          </table:table-cell>
          <table:table-cell office:value-type="float" office:value="130.45522893736" calcext:value-type="float">
            <text:p>130.45522893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4.0529862751091" calcext:value-type="float">
            <text:p>14.0529862751091</text:p>
          </table:table-cell>
          <table:table-cell office:value-type="float" office:value="14.0653996821338" calcext:value-type="float">
            <text:p>14.0653996821338</text:p>
          </table:table-cell>
          <table:table-cell office:value-type="float" office:value="129.643128299764" calcext:value-type="float">
            <text:p>129.643128299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4.0653996821338" calcext:value-type="float">
            <text:p>14.0653996821338</text:p>
          </table:table-cell>
          <table:table-cell office:value-type="float" office:value="14.0787220310351" calcext:value-type="float">
            <text:p>14.0787220310351</text:p>
          </table:table-cell>
          <table:table-cell office:value-type="float" office:value="126.13322796416" calcext:value-type="float">
            <text:p>126.13322796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4.0787220310351" calcext:value-type="float">
            <text:p>14.0787220310351</text:p>
          </table:table-cell>
          <table:table-cell office:value-type="float" office:value="14.0168316745439" calcext:value-type="float">
            <text:p>14.0168316745439</text:p>
          </table:table-cell>
          <table:table-cell office:value-type="float" office:value="135.407614223001" calcext:value-type="float">
            <text:p>135.407614223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.0168316745439" calcext:value-type="float">
            <text:p>14.0168316745439</text:p>
          </table:table-cell>
          <table:table-cell office:value-type="float" office:value="14.0566603008754" calcext:value-type="float">
            <text:p>14.0566603008754</text:p>
          </table:table-cell>
          <table:table-cell office:value-type="float" office:value="128.920277230531" calcext:value-type="float">
            <text:p>128.920277230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4.0566603008754" calcext:value-type="float">
            <text:p>14.0566603008754</text:p>
          </table:table-cell>
          <table:table-cell office:value-type="float" office:value="14.0075473968779" calcext:value-type="float">
            <text:p>14.0075473968779</text:p>
          </table:table-cell>
          <table:table-cell office:value-type="float" office:value="135.197221288136" calcext:value-type="float">
            <text:p>135.197221288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4.0075473968779" calcext:value-type="float">
            <text:p>14.0075473968779</text:p>
          </table:table-cell>
          <table:table-cell office:value-type="float" office:value="14.0279811657155" calcext:value-type="float">
            <text:p>14.0279811657155</text:p>
          </table:table-cell>
          <table:table-cell office:value-type="float" office:value="132.976554213613" calcext:value-type="float">
            <text:p>132.976554213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4.0279811657155" calcext:value-type="float">
            <text:p>14.0279811657155</text:p>
          </table:table-cell>
          <table:table-cell office:value-type="float" office:value="14.0066479677242" calcext:value-type="float">
            <text:p>14.0066479677242</text:p>
          </table:table-cell>
          <table:table-cell office:value-type="float" office:value="133.533501546043" calcext:value-type="float">
            <text:p>133.533501546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4.0066479677242" calcext:value-type="float">
            <text:p>14.0066479677242</text:p>
          </table:table-cell>
          <table:table-cell office:value-type="float" office:value="14.1145773712312" calcext:value-type="float">
            <text:p>14.1145773712312</text:p>
          </table:table-cell>
          <table:table-cell office:value-type="float" office:value="119.263189411692" calcext:value-type="float">
            <text:p>119.263189411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4.1145773712312" calcext:value-type="float">
            <text:p>14.1145773712312</text:p>
          </table:table-cell>
          <table:table-cell office:value-type="float" office:value="14.029873871254" calcext:value-type="float">
            <text:p>14.029873871254</text:p>
          </table:table-cell>
          <table:table-cell office:value-type="float" office:value="131.413988419416" calcext:value-type="float">
            <text:p>131.413988419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4.029873871254" calcext:value-type="float">
            <text:p>14.029873871254</text:p>
          </table:table-cell>
          <table:table-cell office:value-type="float" office:value="14.0253589342598" calcext:value-type="float">
            <text:p>14.0253589342598</text:p>
          </table:table-cell>
          <table:table-cell office:value-type="float" office:value="133.064133839309" calcext:value-type="float">
            <text:p>133.064133839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4.0253589342598" calcext:value-type="float">
            <text:p>14.0253589342598</text:p>
          </table:table-cell>
          <table:table-cell office:value-type="float" office:value="14.0502283814591" calcext:value-type="float">
            <text:p>14.0502283814591</text:p>
          </table:table-cell>
          <table:table-cell office:value-type="float" office:value="125.17591485883" calcext:value-type="float">
            <text:p>125.17591485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4.0502283814591" calcext:value-type="float">
            <text:p>14.0502283814591</text:p>
          </table:table-cell>
          <table:table-cell office:value-type="float" office:value="13.9938596221655" calcext:value-type="float">
            <text:p>13.9938596221655</text:p>
          </table:table-cell>
          <table:table-cell office:value-type="float" office:value="137.048874335123" calcext:value-type="float">
            <text:p>137.048874335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3.9938596221655" calcext:value-type="float">
            <text:p>13.9938596221655</text:p>
          </table:table-cell>
          <table:table-cell office:value-type="float" office:value="13.9961713748949" calcext:value-type="float">
            <text:p>13.9961713748949</text:p>
          </table:table-cell>
          <table:table-cell office:value-type="float" office:value="134.852966140096" calcext:value-type="float">
            <text:p>134.852966140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3.9961713748949" calcext:value-type="float">
            <text:p>13.9961713748949</text:p>
          </table:table-cell>
          <table:table-cell office:value-type="float" office:value="13.9719267906197" calcext:value-type="float">
            <text:p>13.9719267906197</text:p>
          </table:table-cell>
          <table:table-cell office:value-type="float" office:value="135.418506607925" calcext:value-type="float">
            <text:p>135.418506607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3.9719267906197" calcext:value-type="float">
            <text:p>13.9719267906197</text:p>
          </table:table-cell>
          <table:table-cell office:value-type="float" office:value="13.9731321191288" calcext:value-type="float">
            <text:p>13.9731321191288</text:p>
          </table:table-cell>
          <table:table-cell office:value-type="float" office:value="136.926138251198" calcext:value-type="float">
            <text:p>136.926138251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3.9731321191288" calcext:value-type="float">
            <text:p>13.9731321191288</text:p>
          </table:table-cell>
          <table:table-cell office:value-type="float" office:value="13.9514316459654" calcext:value-type="float">
            <text:p>13.9514316459654</text:p>
          </table:table-cell>
          <table:table-cell office:value-type="float" office:value="140.434592729652" calcext:value-type="float">
            <text:p>140.434592729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3.9514316459654" calcext:value-type="float">
            <text:p>13.9514316459654</text:p>
          </table:table-cell>
          <table:table-cell office:value-type="float" office:value="13.9968544272064" calcext:value-type="float">
            <text:p>13.9968544272064</text:p>
          </table:table-cell>
          <table:table-cell office:value-type="float" office:value="132.575735675335" calcext:value-type="float">
            <text:p>132.575735675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3.9968544272064" calcext:value-type="float">
            <text:p>13.9968544272064</text:p>
          </table:table-cell>
          <table:table-cell office:value-type="float" office:value="14.0042500118791" calcext:value-type="float">
            <text:p>14.0042500118791</text:p>
          </table:table-cell>
          <table:table-cell office:value-type="float" office:value="127.586492037303" calcext:value-type="float">
            <text:p>127.586492037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4.0042500118791" calcext:value-type="float">
            <text:p>14.0042500118791</text:p>
          </table:table-cell>
          <table:table-cell office:value-type="float" office:value="13.9826587385488" calcext:value-type="float">
            <text:p>13.9826587385488</text:p>
          </table:table-cell>
          <table:table-cell office:value-type="float" office:value="133.864171370915" calcext:value-type="float">
            <text:p>133.864171370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3.9826587385488" calcext:value-type="float">
            <text:p>13.9826587385488</text:p>
          </table:table-cell>
          <table:table-cell office:value-type="float" office:value="14.0767976072314" calcext:value-type="float">
            <text:p>14.0767976072314</text:p>
          </table:table-cell>
          <table:table-cell office:value-type="float" office:value="120.256674877567" calcext:value-type="float">
            <text:p>120.256674877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4.0767976072314" calcext:value-type="float">
            <text:p>14.0767976072314</text:p>
          </table:table-cell>
          <table:table-cell office:value-type="float" office:value="14.0463547607923" calcext:value-type="float">
            <text:p>14.0463547607923</text:p>
          </table:table-cell>
          <table:table-cell office:value-type="float" office:value="126.270621493259" calcext:value-type="float">
            <text:p>126.270621493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4.0463547607923" calcext:value-type="float">
            <text:p>14.0463547607923</text:p>
          </table:table-cell>
          <table:table-cell office:value-type="float" office:value="14.0347826555744" calcext:value-type="float">
            <text:p>14.0347826555744</text:p>
          </table:table-cell>
          <table:table-cell office:value-type="float" office:value="125.358273590336" calcext:value-type="float">
            <text:p>125.358273590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4.0347826555744" calcext:value-type="float">
            <text:p>14.0347826555744</text:p>
          </table:table-cell>
          <table:table-cell office:value-type="float" office:value="13.9901593113121" calcext:value-type="float">
            <text:p>13.9901593113121</text:p>
          </table:table-cell>
          <table:table-cell office:value-type="float" office:value="136.560733451929" calcext:value-type="float">
            <text:p>136.560733451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3.9901593113121" calcext:value-type="float">
            <text:p>13.9901593113121</text:p>
          </table:table-cell>
          <table:table-cell office:value-type="float" office:value="14.008361306411" calcext:value-type="float">
            <text:p>14.008361306411</text:p>
          </table:table-cell>
          <table:table-cell office:value-type="float" office:value="129.492544403704" calcext:value-type="float">
            <text:p>129.492544403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4.008361306411" calcext:value-type="float">
            <text:p>14.008361306411</text:p>
          </table:table-cell>
          <table:table-cell office:value-type="float" office:value="13.9716632100621" calcext:value-type="float">
            <text:p>13.9716632100621</text:p>
          </table:table-cell>
          <table:table-cell office:value-type="float" office:value="135.316445550333" calcext:value-type="float">
            <text:p>135.316445550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3.9716632100621" calcext:value-type="float">
            <text:p>13.9716632100621</text:p>
          </table:table-cell>
          <table:table-cell office:value-type="float" office:value="13.9414399597197" calcext:value-type="float">
            <text:p>13.9414399597197</text:p>
          </table:table-cell>
          <table:table-cell office:value-type="float" office:value="141.7219274152" calcext:value-type="float">
            <text:p>141.7219274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3.9414399597197" calcext:value-type="float">
            <text:p>13.9414399597197</text:p>
          </table:table-cell>
          <table:table-cell office:value-type="float" office:value="14.0084459869686" calcext:value-type="float">
            <text:p>14.0084459869686</text:p>
          </table:table-cell>
          <table:table-cell office:value-type="float" office:value="129.549841399518" calcext:value-type="float">
            <text:p>129.549841399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4.0084459869686" calcext:value-type="float">
            <text:p>14.0084459869686</text:p>
          </table:table-cell>
          <table:table-cell office:value-type="float" office:value="14.0601153519423" calcext:value-type="float">
            <text:p>14.0601153519423</text:p>
          </table:table-cell>
          <table:table-cell office:value-type="float" office:value="122.660190218868" calcext:value-type="float">
            <text:p>122.660190218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4.0601153519423" calcext:value-type="float">
            <text:p>14.0601153519423</text:p>
          </table:table-cell>
          <table:table-cell office:value-type="float" office:value="14.0808778399962" calcext:value-type="float">
            <text:p>14.0808778399962</text:p>
          </table:table-cell>
          <table:table-cell office:value-type="float" office:value="118.44006697428" calcext:value-type="float">
            <text:p>118.44006697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4.0808778399962" calcext:value-type="float">
            <text:p>14.0808778399962</text:p>
          </table:table-cell>
          <table:table-cell office:value-type="float" office:value="13.9997647024758" calcext:value-type="float">
            <text:p>13.9997647024758</text:p>
          </table:table-cell>
          <table:table-cell office:value-type="float" office:value="131.394479692071" calcext:value-type="float">
            <text:p>131.394479692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3.9997647024758" calcext:value-type="float">
            <text:p>13.9997647024758</text:p>
          </table:table-cell>
          <table:table-cell office:value-type="float" office:value="13.9724860540948" calcext:value-type="float">
            <text:p>13.9724860540948</text:p>
          </table:table-cell>
          <table:table-cell office:value-type="float" office:value="135.839268879022" calcext:value-type="float">
            <text:p>135.839268879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3.9724860540948" calcext:value-type="float">
            <text:p>13.9724860540948</text:p>
          </table:table-cell>
          <table:table-cell office:value-type="float" office:value="13.9971354112023" calcext:value-type="float">
            <text:p>13.9971354112023</text:p>
          </table:table-cell>
          <table:table-cell office:value-type="float" office:value="131.540911064158" calcext:value-type="float">
            <text:p>131.540911064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3.9971354112023" calcext:value-type="float">
            <text:p>13.9971354112023</text:p>
          </table:table-cell>
          <table:table-cell office:value-type="float" office:value="13.9661119598445" calcext:value-type="float">
            <text:p>13.9661119598445</text:p>
          </table:table-cell>
          <table:table-cell office:value-type="float" office:value="135.634058822337" calcext:value-type="float">
            <text:p>135.634058822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3.9661119598445" calcext:value-type="float">
            <text:p>13.9661119598445</text:p>
          </table:table-cell>
          <table:table-cell office:value-type="float" office:value="13.986933656298" calcext:value-type="float">
            <text:p>13.986933656298</text:p>
          </table:table-cell>
          <table:table-cell office:value-type="float" office:value="131.295537396628" calcext:value-type="float">
            <text:p>131.295537396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3.986933656298" calcext:value-type="float">
            <text:p>13.986933656298</text:p>
          </table:table-cell>
          <table:table-cell office:value-type="float" office:value="13.9978219443896" calcext:value-type="float">
            <text:p>13.9978219443896</text:p>
          </table:table-cell>
          <table:table-cell office:value-type="float" office:value="129.42537292339" calcext:value-type="float">
            <text:p>129.42537292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3.9978219443896" calcext:value-type="float">
            <text:p>13.9978219443896</text:p>
          </table:table-cell>
          <table:table-cell office:value-type="float" office:value="14.0182996395686" calcext:value-type="float">
            <text:p>14.0182996395686</text:p>
          </table:table-cell>
          <table:table-cell office:value-type="float" office:value="128.763216638787" calcext:value-type="float">
            <text:p>128.763216638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4.0182996395686" calcext:value-type="float">
            <text:p>14.0182996395686</text:p>
          </table:table-cell>
          <table:table-cell office:value-type="float" office:value="14.0123505818915" calcext:value-type="float">
            <text:p>14.0123505818915</text:p>
          </table:table-cell>
          <table:table-cell office:value-type="float" office:value="127.969314909689" calcext:value-type="float">
            <text:p>127.969314909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4.0123505818915" calcext:value-type="float">
            <text:p>14.0123505818915</text:p>
          </table:table-cell>
          <table:table-cell office:value-type="float" office:value="13.9704612453656" calcext:value-type="float">
            <text:p>13.9704612453656</text:p>
          </table:table-cell>
          <table:table-cell office:value-type="float" office:value="132.991031865574" calcext:value-type="float">
            <text:p>132.991031865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3.9704612453656" calcext:value-type="float">
            <text:p>13.9704612453656</text:p>
          </table:table-cell>
          <table:table-cell office:value-type="float" office:value="14.0590412404582" calcext:value-type="float">
            <text:p>14.0590412404582</text:p>
          </table:table-cell>
          <table:table-cell office:value-type="float" office:value="119.362459487031" calcext:value-type="float">
            <text:p>119.362459487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4.0590412404582" calcext:value-type="float">
            <text:p>14.0590412404582</text:p>
          </table:table-cell>
          <table:table-cell office:value-type="float" office:value="14.0017780432405" calcext:value-type="float">
            <text:p>14.0017780432405</text:p>
          </table:table-cell>
          <table:table-cell office:value-type="float" office:value="125.690535696581" calcext:value-type="float">
            <text:p>125.690535696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4.0017780432405" calcext:value-type="float">
            <text:p>14.0017780432405</text:p>
          </table:table-cell>
          <table:table-cell office:value-type="float" office:value="14.005684488332" calcext:value-type="float">
            <text:p>14.005684488332</text:p>
          </table:table-cell>
          <table:table-cell office:value-type="float" office:value="126.187426106772" calcext:value-type="float">
            <text:p>126.187426106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4.005684488332" calcext:value-type="float">
            <text:p>14.005684488332</text:p>
          </table:table-cell>
          <table:table-cell office:value-type="float" office:value="14.0104649093891" calcext:value-type="float">
            <text:p>14.0104649093891</text:p>
          </table:table-cell>
          <table:table-cell office:value-type="float" office:value="126.812610098652" calcext:value-type="float">
            <text:p>126.812610098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4.0104649093891" calcext:value-type="float">
            <text:p>14.0104649093891</text:p>
          </table:table-cell>
          <table:table-cell office:value-type="float" office:value="14.0258576073867" calcext:value-type="float">
            <text:p>14.0258576073867</text:p>
          </table:table-cell>
          <table:table-cell office:value-type="float" office:value="124.868567451805" calcext:value-type="float">
            <text:p>124.868567451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4.0258576073867" calcext:value-type="float">
            <text:p>14.0258576073867</text:p>
          </table:table-cell>
          <table:table-cell office:value-type="float" office:value="14.0970971709514" calcext:value-type="float">
            <text:p>14.0970971709514</text:p>
          </table:table-cell>
          <table:table-cell office:value-type="float" office:value="113.722209890392" calcext:value-type="float">
            <text:p>113.722209890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4.0970971709514" calcext:value-type="float">
            <text:p>14.0970971709514</text:p>
          </table:table-cell>
          <table:table-cell office:value-type="float" office:value="14.047873428267" calcext:value-type="float">
            <text:p>14.047873428267</text:p>
          </table:table-cell>
          <table:table-cell office:value-type="float" office:value="121.016592761896" calcext:value-type="float">
            <text:p>121.016592761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4.047873428267" calcext:value-type="float">
            <text:p>14.047873428267</text:p>
          </table:table-cell>
          <table:table-cell office:value-type="float" office:value="14.042898847075" calcext:value-type="float">
            <text:p>14.042898847075</text:p>
          </table:table-cell>
          <table:table-cell office:value-type="float" office:value="121.404372682154" calcext:value-type="float">
            <text:p>121.404372682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4.042898847075" calcext:value-type="float">
            <text:p>14.042898847075</text:p>
          </table:table-cell>
          <table:table-cell office:value-type="float" office:value="14.0535658619229" calcext:value-type="float">
            <text:p>14.0535658619229</text:p>
          </table:table-cell>
          <table:table-cell office:value-type="float" office:value="119.520575315199" calcext:value-type="float">
            <text:p>119.520575315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4.0535658619229" calcext:value-type="float">
            <text:p>14.0535658619229</text:p>
          </table:table-cell>
          <table:table-cell office:value-type="float" office:value="13.9636823069813" calcext:value-type="float">
            <text:p>13.9636823069813</text:p>
          </table:table-cell>
          <table:table-cell office:value-type="float" office:value="135.99625578306" calcext:value-type="float">
            <text:p>135.99625578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3.9636823069813" calcext:value-type="float">
            <text:p>13.9636823069813</text:p>
          </table:table-cell>
          <table:table-cell office:value-type="float" office:value="13.9977832331913" calcext:value-type="float">
            <text:p>13.9977832331913</text:p>
          </table:table-cell>
          <table:table-cell office:value-type="float" office:value="130.243231328144" calcext:value-type="float">
            <text:p>130.243231328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3.9977832331913" calcext:value-type="float">
            <text:p>13.9977832331913</text:p>
          </table:table-cell>
          <table:table-cell office:value-type="float" office:value="13.9802693255679" calcext:value-type="float">
            <text:p>13.9802693255679</text:p>
          </table:table-cell>
          <table:table-cell office:value-type="float" office:value="132.393890633012" calcext:value-type="float">
            <text:p>132.393890633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3.9802693255679" calcext:value-type="float">
            <text:p>13.9802693255679</text:p>
          </table:table-cell>
          <table:table-cell office:value-type="float" office:value="13.9957550263613" calcext:value-type="float">
            <text:p>13.9957550263613</text:p>
          </table:table-cell>
          <table:table-cell office:value-type="float" office:value="128.622630023916" calcext:value-type="float">
            <text:p>128.622630023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3.9957550263613" calcext:value-type="float">
            <text:p>13.9957550263613</text:p>
          </table:table-cell>
          <table:table-cell office:value-type="float" office:value="13.9387605400351" calcext:value-type="float">
            <text:p>13.9387605400351</text:p>
          </table:table-cell>
          <table:table-cell office:value-type="float" office:value="137.537450604904" calcext:value-type="float">
            <text:p>137.537450604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3.9387605400351" calcext:value-type="float">
            <text:p>13.9387605400351</text:p>
          </table:table-cell>
          <table:table-cell office:value-type="float" office:value="13.9295797875941" calcext:value-type="float">
            <text:p>13.9295797875941</text:p>
          </table:table-cell>
          <table:table-cell office:value-type="float" office:value="138.297660506111" calcext:value-type="float">
            <text:p>138.297660506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3.9295797875941" calcext:value-type="float">
            <text:p>13.9295797875941</text:p>
          </table:table-cell>
          <table:table-cell office:value-type="float" office:value="13.9360759545429" calcext:value-type="float">
            <text:p>13.9360759545429</text:p>
          </table:table-cell>
          <table:table-cell office:value-type="float" office:value="138.10782307678" calcext:value-type="float">
            <text:p>138.10782307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3.9360759545429" calcext:value-type="float">
            <text:p>13.9360759545429</text:p>
          </table:table-cell>
          <table:table-cell office:value-type="float" office:value="13.9767921926608" calcext:value-type="float">
            <text:p>13.9767921926608</text:p>
          </table:table-cell>
          <table:table-cell office:value-type="float" office:value="131.184061079508" calcext:value-type="float">
            <text:p>131.184061079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3.9767921926608" calcext:value-type="float">
            <text:p>13.9767921926608</text:p>
          </table:table-cell>
          <table:table-cell office:value-type="float" office:value="13.9383200987791" calcext:value-type="float">
            <text:p>13.9383200987791</text:p>
          </table:table-cell>
          <table:table-cell office:value-type="float" office:value="135.165541986456" calcext:value-type="float">
            <text:p>135.165541986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3.9383200987791" calcext:value-type="float">
            <text:p>13.9383200987791</text:p>
          </table:table-cell>
          <table:table-cell office:value-type="float" office:value="13.9579530892795" calcext:value-type="float">
            <text:p>13.9579530892795</text:p>
          </table:table-cell>
          <table:table-cell office:value-type="float" office:value="133.135969482617" calcext:value-type="float">
            <text:p>133.135969482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3.9579530892795" calcext:value-type="float">
            <text:p>13.9579530892795</text:p>
          </table:table-cell>
          <table:table-cell office:value-type="float" office:value="13.9474762783906" calcext:value-type="float">
            <text:p>13.9474762783906</text:p>
          </table:table-cell>
          <table:table-cell office:value-type="float" office:value="133.617615334285" calcext:value-type="float">
            <text:p>133.617615334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13.9474762783906" calcext:value-type="float">
            <text:p>13.9474762783906</text:p>
          </table:table-cell>
          <table:table-cell office:value-type="float" office:value="13.84899614602" calcext:value-type="float">
            <text:p>13.84899614602</text:p>
          </table:table-cell>
          <table:table-cell office:value-type="float" office:value="148.905123196202" calcext:value-type="float">
            <text:p>148.905123196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3.84899614602" calcext:value-type="float">
            <text:p>13.84899614602</text:p>
          </table:table-cell>
          <table:table-cell office:value-type="float" office:value="13.9237404227983" calcext:value-type="float">
            <text:p>13.9237404227983</text:p>
          </table:table-cell>
          <table:table-cell office:value-type="float" office:value="135.53873784489" calcext:value-type="float">
            <text:p>135.53873784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3.9237404227983" calcext:value-type="float">
            <text:p>13.9237404227983</text:p>
          </table:table-cell>
          <table:table-cell office:value-type="float" office:value="13.9679379939556" calcext:value-type="float">
            <text:p>13.9679379939556</text:p>
          </table:table-cell>
          <table:table-cell office:value-type="float" office:value="127.82782067525" calcext:value-type="float">
            <text:p>127.82782067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3.9679379939556" calcext:value-type="float">
            <text:p>13.9679379939556</text:p>
          </table:table-cell>
          <table:table-cell office:value-type="float" office:value="13.9701274603087" calcext:value-type="float">
            <text:p>13.9701274603087</text:p>
          </table:table-cell>
          <table:table-cell office:value-type="float" office:value="128.037455716205" calcext:value-type="float">
            <text:p>128.037455716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13.9701274603087" calcext:value-type="float">
            <text:p>13.9701274603087</text:p>
          </table:table-cell>
          <table:table-cell office:value-type="float" office:value="13.8960828730784" calcext:value-type="float">
            <text:p>13.8960828730784</text:p>
          </table:table-cell>
          <table:table-cell office:value-type="float" office:value="139.227778325135" calcext:value-type="float">
            <text:p>139.227778325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3.8960828730784" calcext:value-type="float">
            <text:p>13.8960828730784</text:p>
          </table:table-cell>
          <table:table-cell office:value-type="float" office:value="13.9102183488301" calcext:value-type="float">
            <text:p>13.9102183488301</text:p>
          </table:table-cell>
          <table:table-cell office:value-type="float" office:value="137.130477299277" calcext:value-type="float">
            <text:p>137.130477299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13.9102183488301" calcext:value-type="float">
            <text:p>13.9102183488301</text:p>
          </table:table-cell>
          <table:table-cell office:value-type="float" office:value="13.9545961334528" calcext:value-type="float">
            <text:p>13.9545961334528</text:p>
          </table:table-cell>
          <table:table-cell office:value-type="float" office:value="131.639807527635" calcext:value-type="float">
            <text:p>131.639807527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3.9545961334528" calcext:value-type="float">
            <text:p>13.9545961334528</text:p>
          </table:table-cell>
          <table:table-cell office:value-type="float" office:value="13.9673910407282" calcext:value-type="float">
            <text:p>13.9673910407282</text:p>
          </table:table-cell>
          <table:table-cell office:value-type="float" office:value="128.990644566828" calcext:value-type="float">
            <text:p>128.990644566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3.9673910407282" calcext:value-type="float">
            <text:p>13.9673910407282</text:p>
          </table:table-cell>
          <table:table-cell office:value-type="float" office:value="13.9819140160914" calcext:value-type="float">
            <text:p>13.9819140160914</text:p>
          </table:table-cell>
          <table:table-cell office:value-type="float" office:value="125.189731141621" calcext:value-type="float">
            <text:p>125.189731141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3.9819140160914" calcext:value-type="float">
            <text:p>13.9819140160914</text:p>
          </table:table-cell>
          <table:table-cell office:value-type="float" office:value="13.9511118918555" calcext:value-type="float">
            <text:p>13.9511118918555</text:p>
          </table:table-cell>
          <table:table-cell office:value-type="float" office:value="132.847151940339" calcext:value-type="float">
            <text:p>132.847151940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3.9511118918555" calcext:value-type="float">
            <text:p>13.9511118918555</text:p>
          </table:table-cell>
          <table:table-cell office:value-type="float" office:value="13.9817968357338" calcext:value-type="float">
            <text:p>13.9817968357338</text:p>
          </table:table-cell>
          <table:table-cell office:value-type="float" office:value="128.01865647935" calcext:value-type="float">
            <text:p>128.01865647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3.9817968357338" calcext:value-type="float">
            <text:p>13.9817968357338</text:p>
          </table:table-cell>
          <table:table-cell office:value-type="float" office:value="13.9994924549705" calcext:value-type="float">
            <text:p>13.9994924549705</text:p>
          </table:table-cell>
          <table:table-cell office:value-type="float" office:value="123.502433194741" calcext:value-type="float">
            <text:p>123.502433194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3.9994924549705" calcext:value-type="float">
            <text:p>13.9994924549705</text:p>
          </table:table-cell>
          <table:table-cell office:value-type="float" office:value="13.9380255109841" calcext:value-type="float">
            <text:p>13.9380255109841</text:p>
          </table:table-cell>
          <table:table-cell office:value-type="float" office:value="132.433231426108" calcext:value-type="float">
            <text:p>132.433231426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3.9380255109841" calcext:value-type="float">
            <text:p>13.9380255109841</text:p>
          </table:table-cell>
          <table:table-cell office:value-type="float" office:value="13.8733266172605" calcext:value-type="float">
            <text:p>13.8733266172605</text:p>
          </table:table-cell>
          <table:table-cell office:value-type="float" office:value="142.840496760746" calcext:value-type="float">
            <text:p>142.840496760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3.8733266172605" calcext:value-type="float">
            <text:p>13.8733266172605</text:p>
          </table:table-cell>
          <table:table-cell office:value-type="float" office:value="13.9288346339014" calcext:value-type="float">
            <text:p>13.9288346339014</text:p>
          </table:table-cell>
          <table:table-cell office:value-type="float" office:value="131.565624312856" calcext:value-type="float">
            <text:p>131.565624312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3.9288346339014" calcext:value-type="float">
            <text:p>13.9288346339014</text:p>
          </table:table-cell>
          <table:table-cell office:value-type="float" office:value="13.950868875304" calcext:value-type="float">
            <text:p>13.950868875304</text:p>
          </table:table-cell>
          <table:table-cell office:value-type="float" office:value="129.856599639721" calcext:value-type="float">
            <text:p>129.856599639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13.950868875304" calcext:value-type="float">
            <text:p>13.950868875304</text:p>
          </table:table-cell>
          <table:table-cell office:value-type="float" office:value="13.9531366413715" calcext:value-type="float">
            <text:p>13.9531366413715</text:p>
          </table:table-cell>
          <table:table-cell office:value-type="float" office:value="128.481045714691" calcext:value-type="float">
            <text:p>128.481045714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3.9531366413715" calcext:value-type="float">
            <text:p>13.9531366413715</text:p>
          </table:table-cell>
          <table:table-cell office:value-type="float" office:value="13.9619111059191" calcext:value-type="float">
            <text:p>13.9619111059191</text:p>
          </table:table-cell>
          <table:table-cell office:value-type="float" office:value="126.165078605005" calcext:value-type="float">
            <text:p>126.165078605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3.9619111059191" calcext:value-type="float">
            <text:p>13.9619111059191</text:p>
          </table:table-cell>
          <table:table-cell office:value-type="float" office:value="13.9705255150293" calcext:value-type="float">
            <text:p>13.9705255150293</text:p>
          </table:table-cell>
          <table:table-cell office:value-type="float" office:value="126.906738887794" calcext:value-type="float">
            <text:p>126.906738887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3.9705255150293" calcext:value-type="float">
            <text:p>13.9705255150293</text:p>
          </table:table-cell>
          <table:table-cell office:value-type="float" office:value="13.9669216973202" calcext:value-type="float">
            <text:p>13.9669216973202</text:p>
          </table:table-cell>
          <table:table-cell office:value-type="float" office:value="128.212969559489" calcext:value-type="float">
            <text:p>128.212969559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3.9669216973202" calcext:value-type="float">
            <text:p>13.9669216973202</text:p>
          </table:table-cell>
          <table:table-cell office:value-type="float" office:value="13.9698560852412" calcext:value-type="float">
            <text:p>13.9698560852412</text:p>
          </table:table-cell>
          <table:table-cell office:value-type="float" office:value="126.21460249064" calcext:value-type="float">
            <text:p>126.21460249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3.9698560852412" calcext:value-type="float">
            <text:p>13.9698560852412</text:p>
          </table:table-cell>
          <table:table-cell office:value-type="float" office:value="13.9461592487096" calcext:value-type="float">
            <text:p>13.9461592487096</text:p>
          </table:table-cell>
          <table:table-cell office:value-type="float" office:value="130.297086745917" calcext:value-type="float">
            <text:p>130.297086745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3.9461592487096" calcext:value-type="float">
            <text:p>13.9461592487096</text:p>
          </table:table-cell>
          <table:table-cell office:value-type="float" office:value="13.9044331458689" calcext:value-type="float">
            <text:p>13.9044331458689</text:p>
          </table:table-cell>
          <table:table-cell office:value-type="float" office:value="136.056702277297" calcext:value-type="float">
            <text:p>136.056702277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3.9044331458689" calcext:value-type="float">
            <text:p>13.9044331458689</text:p>
          </table:table-cell>
          <table:table-cell office:value-type="float" office:value="13.9311614618457" calcext:value-type="float">
            <text:p>13.9311614618457</text:p>
          </table:table-cell>
          <table:table-cell office:value-type="float" office:value="130.809437997618" calcext:value-type="float">
            <text:p>130.809437997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3.9311614618457" calcext:value-type="float">
            <text:p>13.9311614618457</text:p>
          </table:table-cell>
          <table:table-cell office:value-type="float" office:value="13.8986251403298" calcext:value-type="float">
            <text:p>13.8986251403298</text:p>
          </table:table-cell>
          <table:table-cell office:value-type="float" office:value="135.329185808904" calcext:value-type="float">
            <text:p>135.329185808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13.8986251403298" calcext:value-type="float">
            <text:p>13.8986251403298</text:p>
          </table:table-cell>
          <table:table-cell office:value-type="float" office:value="13.8552310863216" calcext:value-type="float">
            <text:p>13.8552310863216</text:p>
          </table:table-cell>
          <table:table-cell office:value-type="float" office:value="142.324310430962" calcext:value-type="float">
            <text:p>142.324310430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13.8552310863216" calcext:value-type="float">
            <text:p>13.8552310863216</text:p>
          </table:table-cell>
          <table:table-cell office:value-type="float" office:value="13.9499445521223" calcext:value-type="float">
            <text:p>13.9499445521223</text:p>
          </table:table-cell>
          <table:table-cell office:value-type="float" office:value="126.642023697082" calcext:value-type="float">
            <text:p>126.642023697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3.9499445521223" calcext:value-type="float">
            <text:p>13.9499445521223</text:p>
          </table:table-cell>
          <table:table-cell office:value-type="float" office:value="13.926794619219" calcext:value-type="float">
            <text:p>13.926794619219</text:p>
          </table:table-cell>
          <table:table-cell office:value-type="float" office:value="131.439929344463" calcext:value-type="float">
            <text:p>131.439929344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3.926794619219" calcext:value-type="float">
            <text:p>13.926794619219</text:p>
          </table:table-cell>
          <table:table-cell office:value-type="float" office:value="13.9258434355315" calcext:value-type="float">
            <text:p>13.9258434355315</text:p>
          </table:table-cell>
          <table:table-cell office:value-type="float" office:value="129.541288292497" calcext:value-type="float">
            <text:p>129.541288292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13.9258434355315" calcext:value-type="float">
            <text:p>13.9258434355315</text:p>
          </table:table-cell>
          <table:table-cell office:value-type="float" office:value="13.9616098598249" calcext:value-type="float">
            <text:p>13.9616098598249</text:p>
          </table:table-cell>
          <table:table-cell office:value-type="float" office:value="125.293723224188" calcext:value-type="float">
            <text:p>125.293723224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13.9616098598249" calcext:value-type="float">
            <text:p>13.9616098598249</text:p>
          </table:table-cell>
          <table:table-cell office:value-type="float" office:value="13.9511215762086" calcext:value-type="float">
            <text:p>13.9511215762086</text:p>
          </table:table-cell>
          <table:table-cell office:value-type="float" office:value="127.207933269047" calcext:value-type="float">
            <text:p>127.207933269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13.9511215762086" calcext:value-type="float">
            <text:p>13.9511215762086</text:p>
          </table:table-cell>
          <table:table-cell office:value-type="float" office:value="13.9309640236964" calcext:value-type="float">
            <text:p>13.9309640236964</text:p>
          </table:table-cell>
          <table:table-cell office:value-type="float" office:value="131.88407910956" calcext:value-type="float">
            <text:p>131.884079109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3.9309640236964" calcext:value-type="float">
            <text:p>13.9309640236964</text:p>
          </table:table-cell>
          <table:table-cell office:value-type="float" office:value="13.9767085157729" calcext:value-type="float">
            <text:p>13.9767085157729</text:p>
          </table:table-cell>
          <table:table-cell office:value-type="float" office:value="123.253498533182" calcext:value-type="float">
            <text:p>123.253498533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3.9767085157729" calcext:value-type="float">
            <text:p>13.9767085157729</text:p>
          </table:table-cell>
          <table:table-cell office:value-type="float" office:value="13.9474344404147" calcext:value-type="float">
            <text:p>13.9474344404147</text:p>
          </table:table-cell>
          <table:table-cell office:value-type="float" office:value="127.451962118726" calcext:value-type="float">
            <text:p>127.451962118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13.9474344404147" calcext:value-type="float">
            <text:p>13.9474344404147</text:p>
          </table:table-cell>
          <table:table-cell office:value-type="float" office:value="13.9630070228846" calcext:value-type="float">
            <text:p>13.9630070228846</text:p>
          </table:table-cell>
          <table:table-cell office:value-type="float" office:value="124.589043746363" calcext:value-type="float">
            <text:p>124.589043746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3.9630070228846" calcext:value-type="float">
            <text:p>13.9630070228846</text:p>
          </table:table-cell>
          <table:table-cell office:value-type="float" office:value="13.9455160115317" calcext:value-type="float">
            <text:p>13.9455160115317</text:p>
          </table:table-cell>
          <table:table-cell office:value-type="float" office:value="125.839064913925" calcext:value-type="float">
            <text:p>125.839064913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13.9455160115317" calcext:value-type="float">
            <text:p>13.9455160115317</text:p>
          </table:table-cell>
          <table:table-cell office:value-type="float" office:value="14.0089572763962" calcext:value-type="float">
            <text:p>14.0089572763962</text:p>
          </table:table-cell>
          <table:table-cell office:value-type="float" office:value="116.685608318791" calcext:value-type="float">
            <text:p>116.685608318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4.0089572763962" calcext:value-type="float">
            <text:p>14.0089572763962</text:p>
          </table:table-cell>
          <table:table-cell office:value-type="float" office:value="13.9412360720413" calcext:value-type="float">
            <text:p>13.9412360720413</text:p>
          </table:table-cell>
          <table:table-cell office:value-type="float" office:value="127.455309989216" calcext:value-type="float">
            <text:p>127.455309989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13.9412360720413" calcext:value-type="float">
            <text:p>13.9412360720413</text:p>
          </table:table-cell>
          <table:table-cell office:value-type="float" office:value="13.9120314081911" calcext:value-type="float">
            <text:p>13.9120314081911</text:p>
          </table:table-cell>
          <table:table-cell office:value-type="float" office:value="134.83296052866" calcext:value-type="float">
            <text:p>134.83296052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13.9120314081911" calcext:value-type="float">
            <text:p>13.9120314081911</text:p>
          </table:table-cell>
          <table:table-cell office:value-type="float" office:value="13.9555926060982" calcext:value-type="float">
            <text:p>13.9555926060982</text:p>
          </table:table-cell>
          <table:table-cell office:value-type="float" office:value="126.8486495598" calcext:value-type="float">
            <text:p>126.8486495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13.9555926060982" calcext:value-type="float">
            <text:p>13.9555926060982</text:p>
          </table:table-cell>
          <table:table-cell office:value-type="float" office:value="13.9310118700441" calcext:value-type="float">
            <text:p>13.9310118700441</text:p>
          </table:table-cell>
          <table:table-cell office:value-type="float" office:value="128.847532121447" calcext:value-type="float">
            <text:p>128.847532121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3.9310118700441" calcext:value-type="float">
            <text:p>13.9310118700441</text:p>
          </table:table-cell>
          <table:table-cell office:value-type="float" office:value="13.9116672292638" calcext:value-type="float">
            <text:p>13.9116672292638</text:p>
          </table:table-cell>
          <table:table-cell office:value-type="float" office:value="133.877259195613" calcext:value-type="float">
            <text:p>133.877259195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13.9116672292638" calcext:value-type="float">
            <text:p>13.9116672292638</text:p>
          </table:table-cell>
          <table:table-cell office:value-type="float" office:value="13.9332700965873" calcext:value-type="float">
            <text:p>13.9332700965873</text:p>
          </table:table-cell>
          <table:table-cell office:value-type="float" office:value="129.159610886542" calcext:value-type="float">
            <text:p>129.159610886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3.9332700965873" calcext:value-type="float">
            <text:p>13.9332700965873</text:p>
          </table:table-cell>
          <table:table-cell office:value-type="float" office:value="13.9883035288877" calcext:value-type="float">
            <text:p>13.9883035288877</text:p>
          </table:table-cell>
          <table:table-cell office:value-type="float" office:value="121.791242959992" calcext:value-type="float">
            <text:p>121.791242959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3.9883035288877" calcext:value-type="float">
            <text:p>13.9883035288877</text:p>
          </table:table-cell>
          <table:table-cell office:value-type="float" office:value="13.8894617082733" calcext:value-type="float">
            <text:p>13.8894617082733</text:p>
          </table:table-cell>
          <table:table-cell office:value-type="float" office:value="136.942753774419" calcext:value-type="float">
            <text:p>136.942753774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3.8894617082733" calcext:value-type="float">
            <text:p>13.8894617082733</text:p>
          </table:table-cell>
          <table:table-cell office:value-type="float" office:value="13.9889065649291" calcext:value-type="float">
            <text:p>13.9889065649291</text:p>
          </table:table-cell>
          <table:table-cell office:value-type="float" office:value="119.555950649803" calcext:value-type="float">
            <text:p>119.555950649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3.9889065649291" calcext:value-type="float">
            <text:p>13.9889065649291</text:p>
          </table:table-cell>
          <table:table-cell office:value-type="float" office:value="13.951787600294" calcext:value-type="float">
            <text:p>13.951787600294</text:p>
          </table:table-cell>
          <table:table-cell office:value-type="float" office:value="124.975643007395" calcext:value-type="float">
            <text:p>124.975643007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3.951787600294" calcext:value-type="float">
            <text:p>13.951787600294</text:p>
          </table:table-cell>
          <table:table-cell office:value-type="float" office:value="13.8449602708393" calcext:value-type="float">
            <text:p>13.8449602708393</text:p>
          </table:table-cell>
          <table:table-cell office:value-type="float" office:value="144.182208093776" calcext:value-type="float">
            <text:p>144.182208093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3.8449602708393" calcext:value-type="float">
            <text:p>13.8449602708393</text:p>
          </table:table-cell>
          <table:table-cell office:value-type="float" office:value="13.8832239032998" calcext:value-type="float">
            <text:p>13.8832239032998</text:p>
          </table:table-cell>
          <table:table-cell office:value-type="float" office:value="136.314477620288" calcext:value-type="float">
            <text:p>136.314477620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3.8832239032998" calcext:value-type="float">
            <text:p>13.8832239032998</text:p>
          </table:table-cell>
          <table:table-cell office:value-type="float" office:value="13.8614457969821" calcext:value-type="float">
            <text:p>13.8614457969821</text:p>
          </table:table-cell>
          <table:table-cell office:value-type="float" office:value="138.556488298925" calcext:value-type="float">
            <text:p>138.556488298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13.8614457969821" calcext:value-type="float">
            <text:p>13.8614457969821</text:p>
          </table:table-cell>
          <table:table-cell office:value-type="float" office:value="13.8325831015335" calcext:value-type="float">
            <text:p>13.8325831015335</text:p>
          </table:table-cell>
          <table:table-cell office:value-type="float" office:value="142.543991217715" calcext:value-type="float">
            <text:p>142.543991217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3.8325831015335" calcext:value-type="float">
            <text:p>13.8325831015335</text:p>
          </table:table-cell>
          <table:table-cell office:value-type="float" office:value="13.867551975956" calcext:value-type="float">
            <text:p>13.867551975956</text:p>
          </table:table-cell>
          <table:table-cell office:value-type="float" office:value="134.305011295959" calcext:value-type="float">
            <text:p>134.305011295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3.867551975956" calcext:value-type="float">
            <text:p>13.867551975956</text:p>
          </table:table-cell>
          <table:table-cell office:value-type="float" office:value="13.9912045516922" calcext:value-type="float">
            <text:p>13.9912045516922</text:p>
          </table:table-cell>
          <table:table-cell office:value-type="float" office:value="116.385908812959" calcext:value-type="float">
            <text:p>116.385908812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3.9912045516922" calcext:value-type="float">
            <text:p>13.9912045516922</text:p>
          </table:table-cell>
          <table:table-cell office:value-type="float" office:value="13.9256934201697" calcext:value-type="float">
            <text:p>13.9256934201697</text:p>
          </table:table-cell>
          <table:table-cell office:value-type="float" office:value="127.379039441695" calcext:value-type="float">
            <text:p>127.379039441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3.9256934201697" calcext:value-type="float">
            <text:p>13.9256934201697</text:p>
          </table:table-cell>
          <table:table-cell office:value-type="float" office:value="13.9175215586678" calcext:value-type="float">
            <text:p>13.9175215586678</text:p>
          </table:table-cell>
          <table:table-cell office:value-type="float" office:value="126.894225436392" calcext:value-type="float">
            <text:p>126.894225436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3.9175215586678" calcext:value-type="float">
            <text:p>13.9175215586678</text:p>
          </table:table-cell>
          <table:table-cell office:value-type="float" office:value="13.9125525199651" calcext:value-type="float">
            <text:p>13.9125525199651</text:p>
          </table:table-cell>
          <table:table-cell office:value-type="float" office:value="128.736988780995" calcext:value-type="float">
            <text:p>128.736988780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3.9125525199651" calcext:value-type="float">
            <text:p>13.9125525199651</text:p>
          </table:table-cell>
          <table:table-cell office:value-type="float" office:value="13.8884549737123" calcext:value-type="float">
            <text:p>13.8884549737123</text:p>
          </table:table-cell>
          <table:table-cell office:value-type="float" office:value="130.383896160701" calcext:value-type="float">
            <text:p>130.383896160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3.8884549737123" calcext:value-type="float">
            <text:p>13.8884549737123</text:p>
          </table:table-cell>
          <table:table-cell office:value-type="float" office:value="13.8629791991587" calcext:value-type="float">
            <text:p>13.8629791991587</text:p>
          </table:table-cell>
          <table:table-cell office:value-type="float" office:value="135.140617865144" calcext:value-type="float">
            <text:p>135.140617865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3.8629791991587" calcext:value-type="float">
            <text:p>13.8629791991587</text:p>
          </table:table-cell>
          <table:table-cell office:value-type="float" office:value="13.8824494317929" calcext:value-type="float">
            <text:p>13.8824494317929</text:p>
          </table:table-cell>
          <table:table-cell office:value-type="float" office:value="133.113977895296" calcext:value-type="float">
            <text:p>133.113977895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3.8824494317929" calcext:value-type="float">
            <text:p>13.8824494317929</text:p>
          </table:table-cell>
          <table:table-cell office:value-type="float" office:value="13.91748243167" calcext:value-type="float">
            <text:p>13.91748243167</text:p>
          </table:table-cell>
          <table:table-cell office:value-type="float" office:value="127.763495647383" calcext:value-type="float">
            <text:p>127.763495647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13.91748243167" calcext:value-type="float">
            <text:p>13.91748243167</text:p>
          </table:table-cell>
          <table:table-cell office:value-type="float" office:value="13.8084770698079" calcext:value-type="float">
            <text:p>13.8084770698079</text:p>
          </table:table-cell>
          <table:table-cell office:value-type="float" office:value="143.599025266158" calcext:value-type="float">
            <text:p>143.599025266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13.8084770698079" calcext:value-type="float">
            <text:p>13.8084770698079</text:p>
          </table:table-cell>
          <table:table-cell office:value-type="float" office:value="13.8312673574513" calcext:value-type="float">
            <text:p>13.8312673574513</text:p>
          </table:table-cell>
          <table:table-cell office:value-type="float" office:value="138.926677245164" calcext:value-type="float">
            <text:p>138.926677245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13.8312673574513" calcext:value-type="float">
            <text:p>13.8312673574513</text:p>
          </table:table-cell>
          <table:table-cell office:value-type="float" office:value="13.8262772040225" calcext:value-type="float">
            <text:p>13.8262772040225</text:p>
          </table:table-cell>
          <table:table-cell office:value-type="float" office:value="140.699305575631" calcext:value-type="float">
            <text:p>140.699305575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3.8262772040225" calcext:value-type="float">
            <text:p>13.8262772040225</text:p>
          </table:table-cell>
          <table:table-cell office:value-type="float" office:value="13.90465673369" calcext:value-type="float">
            <text:p>13.90465673369</text:p>
          </table:table-cell>
          <table:table-cell office:value-type="float" office:value="126.12661652375" calcext:value-type="float">
            <text:p>126.12661652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13.90465673369" calcext:value-type="float">
            <text:p>13.90465673369</text:p>
          </table:table-cell>
          <table:table-cell office:value-type="float" office:value="13.9023277359006" calcext:value-type="float">
            <text:p>13.9023277359006</text:p>
          </table:table-cell>
          <table:table-cell office:value-type="float" office:value="128.298517799142" calcext:value-type="float">
            <text:p>128.298517799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3.9023277359006" calcext:value-type="float">
            <text:p>13.9023277359006</text:p>
          </table:table-cell>
          <table:table-cell office:value-type="float" office:value="13.8488914976617" calcext:value-type="float">
            <text:p>13.8488914976617</text:p>
          </table:table-cell>
          <table:table-cell office:value-type="float" office:value="133.840366907757" calcext:value-type="float">
            <text:p>133.840366907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3.8488914976617" calcext:value-type="float">
            <text:p>13.8488914976617</text:p>
          </table:table-cell>
          <table:table-cell office:value-type="float" office:value="13.8678812717409" calcext:value-type="float">
            <text:p>13.8678812717409</text:p>
          </table:table-cell>
          <table:table-cell office:value-type="float" office:value="131.746723323057" calcext:value-type="float">
            <text:p>131.746723323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3.8678812717409" calcext:value-type="float">
            <text:p>13.8678812717409</text:p>
          </table:table-cell>
          <table:table-cell office:value-type="float" office:value="13.9083832514358" calcext:value-type="float">
            <text:p>13.9083832514358</text:p>
          </table:table-cell>
          <table:table-cell office:value-type="float" office:value="126.327515166144" calcext:value-type="float">
            <text:p>126.327515166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13.9083832514358" calcext:value-type="float">
            <text:p>13.9083832514358</text:p>
          </table:table-cell>
          <table:table-cell office:value-type="float" office:value="13.9067377978017" calcext:value-type="float">
            <text:p>13.9067377978017</text:p>
          </table:table-cell>
          <table:table-cell office:value-type="float" office:value="125.576764028568" calcext:value-type="float">
            <text:p>125.576764028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3.9067377978017" calcext:value-type="float">
            <text:p>13.9067377978017</text:p>
          </table:table-cell>
          <table:table-cell office:value-type="float" office:value="13.9015788632484" calcext:value-type="float">
            <text:p>13.9015788632484</text:p>
          </table:table-cell>
          <table:table-cell office:value-type="float" office:value="127.084678392539" calcext:value-type="float">
            <text:p>127.084678392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13.9015788632484" calcext:value-type="float">
            <text:p>13.9015788632484</text:p>
          </table:table-cell>
          <table:table-cell office:value-type="float" office:value="13.880572970756" calcext:value-type="float">
            <text:p>13.880572970756</text:p>
          </table:table-cell>
          <table:table-cell office:value-type="float" office:value="131.782695970925" calcext:value-type="float">
            <text:p>131.782695970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3.880572970756" calcext:value-type="float">
            <text:p>13.880572970756</text:p>
          </table:table-cell>
          <table:table-cell office:value-type="float" office:value="13.8896494040969" calcext:value-type="float">
            <text:p>13.8896494040969</text:p>
          </table:table-cell>
          <table:table-cell office:value-type="float" office:value="127.665993041914" calcext:value-type="float">
            <text:p>127.665993041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3.8896494040969" calcext:value-type="float">
            <text:p>13.8896494040969</text:p>
          </table:table-cell>
          <table:table-cell office:value-type="float" office:value="13.8593041333025" calcext:value-type="float">
            <text:p>13.8593041333025</text:p>
          </table:table-cell>
          <table:table-cell office:value-type="float" office:value="135.485899332208" calcext:value-type="float">
            <text:p>135.485899332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3.8593041333025" calcext:value-type="float">
            <text:p>13.8593041333025</text:p>
          </table:table-cell>
          <table:table-cell office:value-type="float" office:value="13.8070754716023" calcext:value-type="float">
            <text:p>13.8070754716023</text:p>
          </table:table-cell>
          <table:table-cell office:value-type="float" office:value="139.860592413122" calcext:value-type="float">
            <text:p>139.860592413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13.8070754716023" calcext:value-type="float">
            <text:p>13.8070754716023</text:p>
          </table:table-cell>
          <table:table-cell office:value-type="float" office:value="13.8120351609839" calcext:value-type="float">
            <text:p>13.8120351609839</text:p>
          </table:table-cell>
          <table:table-cell office:value-type="float" office:value="141.024790815071" calcext:value-type="float">
            <text:p>141.024790815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13.8120351609839" calcext:value-type="float">
            <text:p>13.8120351609839</text:p>
          </table:table-cell>
          <table:table-cell office:value-type="float" office:value="13.8865644533331" calcext:value-type="float">
            <text:p>13.8865644533331</text:p>
          </table:table-cell>
          <table:table-cell office:value-type="float" office:value="128.661881223615" calcext:value-type="float">
            <text:p>128.66188122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3.8865644533331" calcext:value-type="float">
            <text:p>13.8865644533331</text:p>
          </table:table-cell>
          <table:table-cell office:value-type="float" office:value="13.886730045696" calcext:value-type="float">
            <text:p>13.886730045696</text:p>
          </table:table-cell>
          <table:table-cell office:value-type="float" office:value="127.853061905089" calcext:value-type="float">
            <text:p>127.853061905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3.886730045696" calcext:value-type="float">
            <text:p>13.886730045696</text:p>
          </table:table-cell>
          <table:table-cell office:value-type="float" office:value="13.9077727170575" calcext:value-type="float">
            <text:p>13.9077727170575</text:p>
          </table:table-cell>
          <table:table-cell office:value-type="float" office:value="125.520012077909" calcext:value-type="float">
            <text:p>125.520012077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3.9077727170575" calcext:value-type="float">
            <text:p>13.9077727170575</text:p>
          </table:table-cell>
          <table:table-cell office:value-type="float" office:value="13.8955292920819" calcext:value-type="float">
            <text:p>13.8955292920819</text:p>
          </table:table-cell>
          <table:table-cell office:value-type="float" office:value="126.449079480016" calcext:value-type="float">
            <text:p>126.449079480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3.8955292920819" calcext:value-type="float">
            <text:p>13.8955292920819</text:p>
          </table:table-cell>
          <table:table-cell office:value-type="float" office:value="13.9213251849764" calcext:value-type="float">
            <text:p>13.9213251849764</text:p>
          </table:table-cell>
          <table:table-cell office:value-type="float" office:value="122.26258295811" calcext:value-type="float">
            <text:p>122.26258295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3.9213251849764" calcext:value-type="float">
            <text:p>13.9213251849764</text:p>
          </table:table-cell>
          <table:table-cell office:value-type="float" office:value="13.7638352939679" calcext:value-type="float">
            <text:p>13.7638352939679</text:p>
          </table:table-cell>
          <table:table-cell office:value-type="float" office:value="144.478391938231" calcext:value-type="float">
            <text:p>144.478391938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3.7638352939679" calcext:value-type="float">
            <text:p>13.7638352939679</text:p>
          </table:table-cell>
          <table:table-cell office:value-type="float" office:value="13.7869411464516" calcext:value-type="float">
            <text:p>13.7869411464516</text:p>
          </table:table-cell>
          <table:table-cell office:value-type="float" office:value="142.58944460867" calcext:value-type="float">
            <text:p>142.589444608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3.7869411464516" calcext:value-type="float">
            <text:p>13.7869411464516</text:p>
          </table:table-cell>
          <table:table-cell office:value-type="float" office:value="13.7788861784796" calcext:value-type="float">
            <text:p>13.7788861784796</text:p>
          </table:table-cell>
          <table:table-cell office:value-type="float" office:value="143.26452040408" calcext:value-type="float">
            <text:p>143.26452040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3.7788861784796" calcext:value-type="float">
            <text:p>13.7788861784796</text:p>
          </table:table-cell>
          <table:table-cell office:value-type="float" office:value="13.8024368212708" calcext:value-type="float">
            <text:p>13.8024368212708</text:p>
          </table:table-cell>
          <table:table-cell office:value-type="float" office:value="142.389082243292" calcext:value-type="float">
            <text:p>142.389082243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13.8024368212708" calcext:value-type="float">
            <text:p>13.8024368212708</text:p>
          </table:table-cell>
          <table:table-cell office:value-type="float" office:value="13.807843878209" calcext:value-type="float">
            <text:p>13.807843878209</text:p>
          </table:table-cell>
          <table:table-cell office:value-type="float" office:value="136.776704958488" calcext:value-type="float">
            <text:p>136.776704958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3.807843878209" calcext:value-type="float">
            <text:p>13.807843878209</text:p>
          </table:table-cell>
          <table:table-cell office:value-type="float" office:value="13.842880730067" calcext:value-type="float">
            <text:p>13.842880730067</text:p>
          </table:table-cell>
          <table:table-cell office:value-type="float" office:value="130.809965032137" calcext:value-type="float">
            <text:p>130.809965032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3.842880730067" calcext:value-type="float">
            <text:p>13.842880730067</text:p>
          </table:table-cell>
          <table:table-cell office:value-type="float" office:value="13.8276507776412" calcext:value-type="float">
            <text:p>13.8276507776412</text:p>
          </table:table-cell>
          <table:table-cell office:value-type="float" office:value="133.447901537555" calcext:value-type="float">
            <text:p>133.447901537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3.8276507776412" calcext:value-type="float">
            <text:p>13.8276507776412</text:p>
          </table:table-cell>
          <table:table-cell office:value-type="float" office:value="13.8466171673318" calcext:value-type="float">
            <text:p>13.8466171673318</text:p>
          </table:table-cell>
          <table:table-cell office:value-type="float" office:value="130.837454705054" calcext:value-type="float">
            <text:p>130.837454705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3.8466171673318" calcext:value-type="float">
            <text:p>13.8466171673318</text:p>
          </table:table-cell>
          <table:table-cell office:value-type="float" office:value="13.8596103529669" calcext:value-type="float">
            <text:p>13.8596103529669</text:p>
          </table:table-cell>
          <table:table-cell office:value-type="float" office:value="128.858585024938" calcext:value-type="float">
            <text:p>128.858585024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13.8596103529669" calcext:value-type="float">
            <text:p>13.8596103529669</text:p>
          </table:table-cell>
          <table:table-cell office:value-type="float" office:value="13.8829852969304" calcext:value-type="float">
            <text:p>13.8829852969304</text:p>
          </table:table-cell>
          <table:table-cell office:value-type="float" office:value="125.367109662694" calcext:value-type="float">
            <text:p>125.367109662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13.8829852969304" calcext:value-type="float">
            <text:p>13.8829852969304</text:p>
          </table:table-cell>
          <table:table-cell office:value-type="float" office:value="13.8254315399347" calcext:value-type="float">
            <text:p>13.8254315399347</text:p>
          </table:table-cell>
          <table:table-cell office:value-type="float" office:value="133.671436808842" calcext:value-type="float">
            <text:p>133.671436808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13.8254315399347" calcext:value-type="float">
            <text:p>13.8254315399347</text:p>
          </table:table-cell>
          <table:table-cell office:value-type="float" office:value="13.8606084168393" calcext:value-type="float">
            <text:p>13.8606084168393</text:p>
          </table:table-cell>
          <table:table-cell office:value-type="float" office:value="127.914981662914" calcext:value-type="float">
            <text:p>127.914981662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3.8606084168393" calcext:value-type="float">
            <text:p>13.8606084168393</text:p>
          </table:table-cell>
          <table:table-cell office:value-type="float" office:value="13.8421422734153" calcext:value-type="float">
            <text:p>13.8421422734153</text:p>
          </table:table-cell>
          <table:table-cell office:value-type="float" office:value="130.539767354809" calcext:value-type="float">
            <text:p>130.539767354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13.8421422734153" calcext:value-type="float">
            <text:p>13.8421422734153</text:p>
          </table:table-cell>
          <table:table-cell office:value-type="float" office:value="13.8604718892181" calcext:value-type="float">
            <text:p>13.8604718892181</text:p>
          </table:table-cell>
          <table:table-cell office:value-type="float" office:value="131.552741878003" calcext:value-type="float">
            <text:p>131.552741878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13.8604718892181" calcext:value-type="float">
            <text:p>13.8604718892181</text:p>
          </table:table-cell>
          <table:table-cell office:value-type="float" office:value="13.8410408942332" calcext:value-type="float">
            <text:p>13.8410408942332</text:p>
          </table:table-cell>
          <table:table-cell office:value-type="float" office:value="134.106066438691" calcext:value-type="float">
            <text:p>134.106066438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13.8410408942332" calcext:value-type="float">
            <text:p>13.8410408942332</text:p>
          </table:table-cell>
          <table:table-cell office:value-type="float" office:value="13.9334286180241" calcext:value-type="float">
            <text:p>13.9334286180241</text:p>
          </table:table-cell>
          <table:table-cell office:value-type="float" office:value="115.944716003402" calcext:value-type="float">
            <text:p>115.944716003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13.9334286180241" calcext:value-type="float">
            <text:p>13.9334286180241</text:p>
          </table:table-cell>
          <table:table-cell office:value-type="float" office:value="13.8336697452718" calcext:value-type="float">
            <text:p>13.8336697452718</text:p>
          </table:table-cell>
          <table:table-cell office:value-type="float" office:value="132.441993353261" calcext:value-type="float">
            <text:p>132.441993353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3.8336697452718" calcext:value-type="float">
            <text:p>13.8336697452718</text:p>
          </table:table-cell>
          <table:table-cell office:value-type="float" office:value="13.8456479140657" calcext:value-type="float">
            <text:p>13.8456479140657</text:p>
          </table:table-cell>
          <table:table-cell office:value-type="float" office:value="130.344028773641" calcext:value-type="float">
            <text:p>130.344028773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13.8456479140657" calcext:value-type="float">
            <text:p>13.8456479140657</text:p>
          </table:table-cell>
          <table:table-cell office:value-type="float" office:value="13.8016977532357" calcext:value-type="float">
            <text:p>13.8016977532357</text:p>
          </table:table-cell>
          <table:table-cell office:value-type="float" office:value="136.572641966721" calcext:value-type="float">
            <text:p>136.572641966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13.8016977532357" calcext:value-type="float">
            <text:p>13.8016977532357</text:p>
          </table:table-cell>
          <table:table-cell office:value-type="float" office:value="13.8524104475649" calcext:value-type="float">
            <text:p>13.8524104475649</text:p>
          </table:table-cell>
          <table:table-cell office:value-type="float" office:value="129.147607260342" calcext:value-type="float">
            <text:p>129.147607260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13.8524104475649" calcext:value-type="float">
            <text:p>13.8524104475649</text:p>
          </table:table-cell>
          <table:table-cell office:value-type="float" office:value="13.8089013220548" calcext:value-type="float">
            <text:p>13.8089013220548</text:p>
          </table:table-cell>
          <table:table-cell office:value-type="float" office:value="135.518343922804" calcext:value-type="float">
            <text:p>135.518343922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13.8089013220548" calcext:value-type="float">
            <text:p>13.8089013220548</text:p>
          </table:table-cell>
          <table:table-cell office:value-type="float" office:value="13.8612204402537" calcext:value-type="float">
            <text:p>13.8612204402537</text:p>
          </table:table-cell>
          <table:table-cell office:value-type="float" office:value="126.21425124479" calcext:value-type="float">
            <text:p>126.21425124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13.8612204402537" calcext:value-type="float">
            <text:p>13.8612204402537</text:p>
          </table:table-cell>
          <table:table-cell office:value-type="float" office:value="13.870186368559" calcext:value-type="float">
            <text:p>13.870186368559</text:p>
          </table:table-cell>
          <table:table-cell office:value-type="float" office:value="126.017271289467" calcext:value-type="float">
            <text:p>126.017271289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3.870186368559" calcext:value-type="float">
            <text:p>13.870186368559</text:p>
          </table:table-cell>
          <table:table-cell office:value-type="float" office:value="13.8417170373944" calcext:value-type="float">
            <text:p>13.8417170373944</text:p>
          </table:table-cell>
          <table:table-cell office:value-type="float" office:value="131.003367622596" calcext:value-type="float">
            <text:p>131.003367622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13.8417170373944" calcext:value-type="float">
            <text:p>13.8417170373944</text:p>
          </table:table-cell>
          <table:table-cell office:value-type="float" office:value="13.8204060235248" calcext:value-type="float">
            <text:p>13.8204060235248</text:p>
          </table:table-cell>
          <table:table-cell office:value-type="float" office:value="133.995972208873" calcext:value-type="float">
            <text:p>133.995972208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13.8204060235248" calcext:value-type="float">
            <text:p>13.8204060235248</text:p>
          </table:table-cell>
          <table:table-cell office:value-type="float" office:value="13.8322849570043" calcext:value-type="float">
            <text:p>13.8322849570043</text:p>
          </table:table-cell>
          <table:table-cell office:value-type="float" office:value="131.721070469672" calcext:value-type="float">
            <text:p>131.721070469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13.8322849570043" calcext:value-type="float">
            <text:p>13.8322849570043</text:p>
          </table:table-cell>
          <table:table-cell office:value-type="float" office:value="13.9039491369073" calcext:value-type="float">
            <text:p>13.9039491369073</text:p>
          </table:table-cell>
          <table:table-cell office:value-type="float" office:value="119.326900476994" calcext:value-type="float">
            <text:p>119.326900476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3.9039491369073" calcext:value-type="float">
            <text:p>13.9039491369073</text:p>
          </table:table-cell>
          <table:table-cell office:value-type="float" office:value="13.8419163875868" calcext:value-type="float">
            <text:p>13.8419163875868</text:p>
          </table:table-cell>
          <table:table-cell office:value-type="float" office:value="128.439236486184" calcext:value-type="float">
            <text:p>128.439236486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13.8419163875868" calcext:value-type="float">
            <text:p>13.8419163875868</text:p>
          </table:table-cell>
          <table:table-cell office:value-type="float" office:value="13.8648597945383" calcext:value-type="float">
            <text:p>13.8648597945383</text:p>
          </table:table-cell>
          <table:table-cell office:value-type="float" office:value="125.678831452454" calcext:value-type="float">
            <text:p>125.678831452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3.8648597945383" calcext:value-type="float">
            <text:p>13.8648597945383</text:p>
          </table:table-cell>
          <table:table-cell office:value-type="float" office:value="13.7284863598545" calcext:value-type="float">
            <text:p>13.7284863598545</text:p>
          </table:table-cell>
          <table:table-cell office:value-type="float" office:value="146.032722484383" calcext:value-type="float">
            <text:p>146.032722484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13.7284863598545" calcext:value-type="float">
            <text:p>13.7284863598545</text:p>
          </table:table-cell>
          <table:table-cell office:value-type="float" office:value="13.8273064321318" calcext:value-type="float">
            <text:p>13.8273064321318</text:p>
          </table:table-cell>
          <table:table-cell office:value-type="float" office:value="129.413647074101" calcext:value-type="float">
            <text:p>129.413647074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3.8273064321318" calcext:value-type="float">
            <text:p>13.8273064321318</text:p>
          </table:table-cell>
          <table:table-cell office:value-type="float" office:value="13.8531171996792" calcext:value-type="float">
            <text:p>13.8531171996792</text:p>
          </table:table-cell>
          <table:table-cell office:value-type="float" office:value="126.292695171006" calcext:value-type="float">
            <text:p>126.292695171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3.8531171996792" calcext:value-type="float">
            <text:p>13.8531171996792</text:p>
          </table:table-cell>
          <table:table-cell office:value-type="float" office:value="13.8973866366988" calcext:value-type="float">
            <text:p>13.8973866366988</text:p>
          </table:table-cell>
          <table:table-cell office:value-type="float" office:value="117.429076486453" calcext:value-type="float">
            <text:p>117.429076486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13.8973866366988" calcext:value-type="float">
            <text:p>13.8973866366988</text:p>
          </table:table-cell>
          <table:table-cell office:value-type="float" office:value="13.8788795191656" calcext:value-type="float">
            <text:p>13.8788795191656</text:p>
          </table:table-cell>
          <table:table-cell office:value-type="float" office:value="122.706348779272" calcext:value-type="float">
            <text:p>122.706348779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13.8788795191656" calcext:value-type="float">
            <text:p>13.8788795191656</text:p>
          </table:table-cell>
          <table:table-cell office:value-type="float" office:value="13.9065176070696" calcext:value-type="float">
            <text:p>13.9065176070696</text:p>
          </table:table-cell>
          <table:table-cell office:value-type="float" office:value="119.485185112145" calcext:value-type="float">
            <text:p>119.48518511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3.9065176070696" calcext:value-type="float">
            <text:p>13.9065176070696</text:p>
          </table:table-cell>
          <table:table-cell office:value-type="float" office:value="13.8559561119103" calcext:value-type="float">
            <text:p>13.8559561119103</text:p>
          </table:table-cell>
          <table:table-cell office:value-type="float" office:value="126.698161545796" calcext:value-type="float">
            <text:p>126.698161545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13.8559561119103" calcext:value-type="float">
            <text:p>13.8559561119103</text:p>
          </table:table-cell>
          <table:table-cell office:value-type="float" office:value="13.7921698681896" calcext:value-type="float">
            <text:p>13.7921698681896</text:p>
          </table:table-cell>
          <table:table-cell office:value-type="float" office:value="136.459720521222" calcext:value-type="float">
            <text:p>136.459720521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3.7921698681896" calcext:value-type="float">
            <text:p>13.7921698681896</text:p>
          </table:table-cell>
          <table:table-cell office:value-type="float" office:value="13.8482182294949" calcext:value-type="float">
            <text:p>13.8482182294949</text:p>
          </table:table-cell>
          <table:table-cell office:value-type="float" office:value="126.051672594008" calcext:value-type="float">
            <text:p>126.051672594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13.8482182294949" calcext:value-type="float">
            <text:p>13.8482182294949</text:p>
          </table:table-cell>
          <table:table-cell office:value-type="float" office:value="13.8652542806092" calcext:value-type="float">
            <text:p>13.8652542806092</text:p>
          </table:table-cell>
          <table:table-cell office:value-type="float" office:value="125.112932757141" calcext:value-type="float">
            <text:p>125.112932757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3.8652542806092" calcext:value-type="float">
            <text:p>13.8652542806092</text:p>
          </table:table-cell>
          <table:table-cell office:value-type="float" office:value="13.9471719600771" calcext:value-type="float">
            <text:p>13.9471719600771</text:p>
          </table:table-cell>
          <table:table-cell office:value-type="float" office:value="110.376305926522" calcext:value-type="float">
            <text:p>110.376305926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13.9471719600771" calcext:value-type="float">
            <text:p>13.9471719600771</text:p>
          </table:table-cell>
          <table:table-cell office:value-type="float" office:value="13.7846822985206" calcext:value-type="float">
            <text:p>13.7846822985206</text:p>
          </table:table-cell>
          <table:table-cell office:value-type="float" office:value="137.929736621338" calcext:value-type="float">
            <text:p>137.929736621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3.7846822985206" calcext:value-type="float">
            <text:p>13.7846822985206</text:p>
          </table:table-cell>
          <table:table-cell office:value-type="float" office:value="13.9096258238676" calcext:value-type="float">
            <text:p>13.9096258238676</text:p>
          </table:table-cell>
          <table:table-cell office:value-type="float" office:value="116.358236700431" calcext:value-type="float">
            <text:p>116.358236700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3.9096258238676" calcext:value-type="float">
            <text:p>13.9096258238676</text:p>
          </table:table-cell>
          <table:table-cell office:value-type="float" office:value="13.8516404994992" calcext:value-type="float">
            <text:p>13.8516404994992</text:p>
          </table:table-cell>
          <table:table-cell office:value-type="float" office:value="126.773149987427" calcext:value-type="float">
            <text:p>126.7731499874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3.8516404994992" calcext:value-type="float">
            <text:p>13.8516404994992</text:p>
          </table:table-cell>
          <table:table-cell office:value-type="float" office:value="13.803911295044" calcext:value-type="float">
            <text:p>13.803911295044</text:p>
          </table:table-cell>
          <table:table-cell office:value-type="float" office:value="133.864430847583" calcext:value-type="float">
            <text:p>133.864430847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13.803911295044" calcext:value-type="float">
            <text:p>13.803911295044</text:p>
          </table:table-cell>
          <table:table-cell office:value-type="float" office:value="13.7641060156697" calcext:value-type="float">
            <text:p>13.7641060156697</text:p>
          </table:table-cell>
          <table:table-cell office:value-type="float" office:value="140.07311163813" calcext:value-type="float">
            <text:p>140.07311163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3.7641060156697" calcext:value-type="float">
            <text:p>13.7641060156697</text:p>
          </table:table-cell>
          <table:table-cell office:value-type="float" office:value="13.8402053245707" calcext:value-type="float">
            <text:p>13.8402053245707</text:p>
          </table:table-cell>
          <table:table-cell office:value-type="float" office:value="123.313758418183" calcext:value-type="float">
            <text:p>123.313758418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13.8402053245707" calcext:value-type="float">
            <text:p>13.8402053245707</text:p>
          </table:table-cell>
          <table:table-cell office:value-type="float" office:value="13.7803631621975" calcext:value-type="float">
            <text:p>13.7803631621975</text:p>
          </table:table-cell>
          <table:table-cell office:value-type="float" office:value="136.629560160585" calcext:value-type="float">
            <text:p>136.629560160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3.7803631621975" calcext:value-type="float">
            <text:p>13.7803631621975</text:p>
          </table:table-cell>
          <table:table-cell office:value-type="float" office:value="13.8775238468972" calcext:value-type="float">
            <text:p>13.8775238468972</text:p>
          </table:table-cell>
          <table:table-cell office:value-type="float" office:value="118.17797648832" calcext:value-type="float">
            <text:p>118.17797648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3.8775238468972" calcext:value-type="float">
            <text:p>13.8775238468972</text:p>
          </table:table-cell>
          <table:table-cell office:value-type="float" office:value="13.8360453318853" calcext:value-type="float">
            <text:p>13.8360453318853</text:p>
          </table:table-cell>
          <table:table-cell office:value-type="float" office:value="125.605141436314" calcext:value-type="float">
            <text:p>125.605141436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3.8360453318853" calcext:value-type="float">
            <text:p>13.8360453318853</text:p>
          </table:table-cell>
          <table:table-cell office:value-type="float" office:value="13.8477849814122" calcext:value-type="float">
            <text:p>13.8477849814122</text:p>
          </table:table-cell>
          <table:table-cell office:value-type="float" office:value="124.499523160748" calcext:value-type="float">
            <text:p>124.499523160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3.8477849814122" calcext:value-type="float">
            <text:p>13.8477849814122</text:p>
          </table:table-cell>
          <table:table-cell office:value-type="float" office:value="13.8394760241164" calcext:value-type="float">
            <text:p>13.8394760241164</text:p>
          </table:table-cell>
          <table:table-cell office:value-type="float" office:value="125.068502194244" calcext:value-type="float">
            <text:p>125.068502194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3.8394760241164" calcext:value-type="float">
            <text:p>13.8394760241164</text:p>
          </table:table-cell>
          <table:table-cell office:value-type="float" office:value="13.8734412295639" calcext:value-type="float">
            <text:p>13.8734412295639</text:p>
          </table:table-cell>
          <table:table-cell office:value-type="float" office:value="119.079292198061" calcext:value-type="float">
            <text:p>119.079292198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3.8734412295639" calcext:value-type="float">
            <text:p>13.8734412295639</text:p>
          </table:table-cell>
          <table:table-cell office:value-type="float" office:value="13.9126363582658" calcext:value-type="float">
            <text:p>13.9126363582658</text:p>
          </table:table-cell>
          <table:table-cell office:value-type="float" office:value="113.29748330429" calcext:value-type="float">
            <text:p>113.29748330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3.9126363582658" calcext:value-type="float">
            <text:p>13.9126363582658</text:p>
          </table:table-cell>
          <table:table-cell office:value-type="float" office:value="13.8545069003828" calcext:value-type="float">
            <text:p>13.8545069003828</text:p>
          </table:table-cell>
          <table:table-cell office:value-type="float" office:value="123.59925246316" calcext:value-type="float">
            <text:p>123.59925246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3.8545069003828" calcext:value-type="float">
            <text:p>13.8545069003828</text:p>
          </table:table-cell>
          <table:table-cell office:value-type="float" office:value="13.8842659805499" calcext:value-type="float">
            <text:p>13.8842659805499</text:p>
          </table:table-cell>
          <table:table-cell office:value-type="float" office:value="118.303254953067" calcext:value-type="float">
            <text:p>118.303254953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13.8842659805499" calcext:value-type="float">
            <text:p>13.8842659805499</text:p>
          </table:table-cell>
          <table:table-cell office:value-type="float" office:value="13.8717354048168" calcext:value-type="float">
            <text:p>13.8717354048168</text:p>
          </table:table-cell>
          <table:table-cell office:value-type="float" office:value="122.913038752902" calcext:value-type="float">
            <text:p>122.913038752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3.8717354048168" calcext:value-type="float">
            <text:p>13.8717354048168</text:p>
          </table:table-cell>
          <table:table-cell office:value-type="float" office:value="13.8534051054499" calcext:value-type="float">
            <text:p>13.8534051054499</text:p>
          </table:table-cell>
          <table:table-cell office:value-type="float" office:value="122.594265411942" calcext:value-type="float">
            <text:p>122.594265411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3.8534051054499" calcext:value-type="float">
            <text:p>13.8534051054499</text:p>
          </table:table-cell>
          <table:table-cell office:value-type="float" office:value="13.8175508879163" calcext:value-type="float">
            <text:p>13.8175508879163</text:p>
          </table:table-cell>
          <table:table-cell office:value-type="float" office:value="128.039052125292" calcext:value-type="float">
            <text:p>128.039052125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13.8175508879163" calcext:value-type="float">
            <text:p>13.8175508879163</text:p>
          </table:table-cell>
          <table:table-cell office:value-type="float" office:value="13.8218469436185" calcext:value-type="float">
            <text:p>13.8218469436185</text:p>
          </table:table-cell>
          <table:table-cell office:value-type="float" office:value="127.177955796907" calcext:value-type="float">
            <text:p>127.177955796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13.8218469436185" calcext:value-type="float">
            <text:p>13.8218469436185</text:p>
          </table:table-cell>
          <table:table-cell office:value-type="float" office:value="13.7756128865818" calcext:value-type="float">
            <text:p>13.7756128865818</text:p>
          </table:table-cell>
          <table:table-cell office:value-type="float" office:value="133.682380052965" calcext:value-type="float">
            <text:p>133.682380052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3.7756128865818" calcext:value-type="float">
            <text:p>13.7756128865818</text:p>
          </table:table-cell>
          <table:table-cell office:value-type="float" office:value="13.7669600093974" calcext:value-type="float">
            <text:p>13.7669600093974</text:p>
          </table:table-cell>
          <table:table-cell office:value-type="float" office:value="135.922608155947" calcext:value-type="float">
            <text:p>135.922608155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13.7669600093974" calcext:value-type="float">
            <text:p>13.7669600093974</text:p>
          </table:table-cell>
          <table:table-cell office:value-type="float" office:value="13.823496901672" calcext:value-type="float">
            <text:p>13.823496901672</text:p>
          </table:table-cell>
          <table:table-cell office:value-type="float" office:value="125.773130863378" calcext:value-type="float">
            <text:p>125.773130863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13.823496901672" calcext:value-type="float">
            <text:p>13.823496901672</text:p>
          </table:table-cell>
          <table:table-cell office:value-type="float" office:value="13.8055320848777" calcext:value-type="float">
            <text:p>13.8055320848777</text:p>
          </table:table-cell>
          <table:table-cell office:value-type="float" office:value="126.786354304539" calcext:value-type="float">
            <text:p>126.786354304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3.8055320848777" calcext:value-type="float">
            <text:p>13.8055320848777</text:p>
          </table:table-cell>
          <table:table-cell office:value-type="float" office:value="13.8709605068907" calcext:value-type="float">
            <text:p>13.8709605068907</text:p>
          </table:table-cell>
          <table:table-cell office:value-type="float" office:value="117.457883837935" calcext:value-type="float">
            <text:p>117.457883837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3.8709605068907" calcext:value-type="float">
            <text:p>13.8709605068907</text:p>
          </table:table-cell>
          <table:table-cell office:value-type="float" office:value="13.7330292840635" calcext:value-type="float">
            <text:p>13.7330292840635</text:p>
          </table:table-cell>
          <table:table-cell office:value-type="float" office:value="140.369332343624" calcext:value-type="float">
            <text:p>140.369332343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13.7330292840635" calcext:value-type="float">
            <text:p>13.7330292840635</text:p>
          </table:table-cell>
          <table:table-cell office:value-type="float" office:value="13.7666474081619" calcext:value-type="float">
            <text:p>13.7666474081619</text:p>
          </table:table-cell>
          <table:table-cell office:value-type="float" office:value="134.060062372957" calcext:value-type="float">
            <text:p>134.0600623729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13.7666474081619" calcext:value-type="float">
            <text:p>13.7666474081619</text:p>
          </table:table-cell>
          <table:table-cell office:value-type="float" office:value="13.7412667683796" calcext:value-type="float">
            <text:p>13.7412667683796</text:p>
          </table:table-cell>
          <table:table-cell office:value-type="float" office:value="136.219469060011" calcext:value-type="float">
            <text:p>136.219469060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3.7412667683796" calcext:value-type="float">
            <text:p>13.7412667683796</text:p>
          </table:table-cell>
          <table:table-cell office:value-type="float" office:value="13.8145375874608" calcext:value-type="float">
            <text:p>13.8145375874608</text:p>
          </table:table-cell>
          <table:table-cell office:value-type="float" office:value="123.742602484556" calcext:value-type="float">
            <text:p>123.742602484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13.8145375874608" calcext:value-type="float">
            <text:p>13.8145375874608</text:p>
          </table:table-cell>
          <table:table-cell office:value-type="float" office:value="13.7989183401966" calcext:value-type="float">
            <text:p>13.7989183401966</text:p>
          </table:table-cell>
          <table:table-cell office:value-type="float" office:value="129.42239488859" calcext:value-type="float">
            <text:p>129.422394888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13.7989183401966" calcext:value-type="float">
            <text:p>13.7989183401966</text:p>
          </table:table-cell>
          <table:table-cell office:value-type="float" office:value="13.8385407813425" calcext:value-type="float">
            <text:p>13.8385407813425</text:p>
          </table:table-cell>
          <table:table-cell office:value-type="float" office:value="122.361132301782" calcext:value-type="float">
            <text:p>122.361132301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13.8385407813425" calcext:value-type="float">
            <text:p>13.8385407813425</text:p>
          </table:table-cell>
          <table:table-cell office:value-type="float" office:value="13.7409017407605" calcext:value-type="float">
            <text:p>13.7409017407605</text:p>
          </table:table-cell>
          <table:table-cell office:value-type="float" office:value="135.09375461991" calcext:value-type="float">
            <text:p>135.09375461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3.7409017407605" calcext:value-type="float">
            <text:p>13.7409017407605</text:p>
          </table:table-cell>
          <table:table-cell office:value-type="float" office:value="13.7600910225944" calcext:value-type="float">
            <text:p>13.7600910225944</text:p>
          </table:table-cell>
          <table:table-cell office:value-type="float" office:value="132.254655290584" calcext:value-type="float">
            <text:p>132.254655290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13.7600910225944" calcext:value-type="float">
            <text:p>13.7600910225944</text:p>
          </table:table-cell>
          <table:table-cell office:value-type="float" office:value="13.7611594151024" calcext:value-type="float">
            <text:p>13.7611594151024</text:p>
          </table:table-cell>
          <table:table-cell office:value-type="float" office:value="133.225502304145" calcext:value-type="float">
            <text:p>133.225502304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13.7611594151024" calcext:value-type="float">
            <text:p>13.7611594151024</text:p>
          </table:table-cell>
          <table:table-cell office:value-type="float" office:value="13.7655996719904" calcext:value-type="float">
            <text:p>13.7655996719904</text:p>
          </table:table-cell>
          <table:table-cell office:value-type="float" office:value="133.404693973367" calcext:value-type="float">
            <text:p>133.404693973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13.7655996719904" calcext:value-type="float">
            <text:p>13.7655996719904</text:p>
          </table:table-cell>
          <table:table-cell office:value-type="float" office:value="13.7694184849382" calcext:value-type="float">
            <text:p>13.7694184849382</text:p>
          </table:table-cell>
          <table:table-cell office:value-type="float" office:value="130.844991766339" calcext:value-type="float">
            <text:p>130.844991766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13.7694184849382" calcext:value-type="float">
            <text:p>13.7694184849382</text:p>
          </table:table-cell>
          <table:table-cell office:value-type="float" office:value="13.8854947902442" calcext:value-type="float">
            <text:p>13.8854947902442</text:p>
          </table:table-cell>
          <table:table-cell office:value-type="float" office:value="113.351582470743" calcext:value-type="float">
            <text:p>113.351582470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13.8854947902442" calcext:value-type="float">
            <text:p>13.8854947902442</text:p>
          </table:table-cell>
          <table:table-cell office:value-type="float" office:value="13.7988251277925" calcext:value-type="float">
            <text:p>13.7988251277925</text:p>
          </table:table-cell>
          <table:table-cell office:value-type="float" office:value="127.86700884144" calcext:value-type="float">
            <text:p>127.86700884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3.7988251277925" calcext:value-type="float">
            <text:p>13.7988251277925</text:p>
          </table:table-cell>
          <table:table-cell office:value-type="float" office:value="13.8051916149629" calcext:value-type="float">
            <text:p>13.8051916149629</text:p>
          </table:table-cell>
          <table:table-cell office:value-type="float" office:value="124.898423506312" calcext:value-type="float">
            <text:p>124.898423506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3.8051916149629" calcext:value-type="float">
            <text:p>13.8051916149629</text:p>
          </table:table-cell>
          <table:table-cell office:value-type="float" office:value="13.7956192813573" calcext:value-type="float">
            <text:p>13.7956192813573</text:p>
          </table:table-cell>
          <table:table-cell office:value-type="float" office:value="124.694341596725" calcext:value-type="float">
            <text:p>124.694341596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13.7956192813573" calcext:value-type="float">
            <text:p>13.7956192813573</text:p>
          </table:table-cell>
          <table:table-cell office:value-type="float" office:value="13.784961080531" calcext:value-type="float">
            <text:p>13.784961080531</text:p>
          </table:table-cell>
          <table:table-cell office:value-type="float" office:value="128.484242747897" calcext:value-type="float">
            <text:p>128.484242747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13.784961080531" calcext:value-type="float">
            <text:p>13.784961080531</text:p>
          </table:table-cell>
          <table:table-cell office:value-type="float" office:value="13.722912389601" calcext:value-type="float">
            <text:p>13.722912389601</text:p>
          </table:table-cell>
          <table:table-cell office:value-type="float" office:value="138.390773199726" calcext:value-type="float">
            <text:p>138.390773199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13.722912389601" calcext:value-type="float">
            <text:p>13.722912389601</text:p>
          </table:table-cell>
          <table:table-cell office:value-type="float" office:value="13.7721051449313" calcext:value-type="float">
            <text:p>13.7721051449313</text:p>
          </table:table-cell>
          <table:table-cell office:value-type="float" office:value="128.685571028144" calcext:value-type="float">
            <text:p>128.685571028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13.7721051449313" calcext:value-type="float">
            <text:p>13.7721051449313</text:p>
          </table:table-cell>
          <table:table-cell office:value-type="float" office:value="13.7973554000542" calcext:value-type="float">
            <text:p>13.7973554000542</text:p>
          </table:table-cell>
          <table:table-cell office:value-type="float" office:value="124.299820625145" calcext:value-type="float">
            <text:p>124.299820625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3.7973554000542" calcext:value-type="float">
            <text:p>13.7973554000542</text:p>
          </table:table-cell>
          <table:table-cell office:value-type="float" office:value="13.7525821510452" calcext:value-type="float">
            <text:p>13.7525821510452</text:p>
          </table:table-cell>
          <table:table-cell office:value-type="float" office:value="131.734187998749" calcext:value-type="float">
            <text:p>131.734187998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13.7525821510452" calcext:value-type="float">
            <text:p>13.7525821510452</text:p>
          </table:table-cell>
          <table:table-cell office:value-type="float" office:value="13.7240083000671" calcext:value-type="float">
            <text:p>13.7240083000671</text:p>
          </table:table-cell>
          <table:table-cell office:value-type="float" office:value="134.928132274518" calcext:value-type="float">
            <text:p>134.928132274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13.7240083000671" calcext:value-type="float">
            <text:p>13.7240083000671</text:p>
          </table:table-cell>
          <table:table-cell office:value-type="float" office:value="13.7337101948676" calcext:value-type="float">
            <text:p>13.7337101948676</text:p>
          </table:table-cell>
          <table:table-cell office:value-type="float" office:value="135.334155854467" calcext:value-type="float">
            <text:p>135.334155854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13.7337101948676" calcext:value-type="float">
            <text:p>13.7337101948676</text:p>
          </table:table-cell>
          <table:table-cell office:value-type="float" office:value="13.7520455714103" calcext:value-type="float">
            <text:p>13.7520455714103</text:p>
          </table:table-cell>
          <table:table-cell office:value-type="float" office:value="133.5266656639" calcext:value-type="float">
            <text:p>133.52666566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3.7520455714103" calcext:value-type="float">
            <text:p>13.7520455714103</text:p>
          </table:table-cell>
          <table:table-cell office:value-type="float" office:value="13.718968363083" calcext:value-type="float">
            <text:p>13.718968363083</text:p>
          </table:table-cell>
          <table:table-cell office:value-type="float" office:value="134.359239723248" calcext:value-type="float">
            <text:p>134.359239723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13.718968363083" calcext:value-type="float">
            <text:p>13.718968363083</text:p>
          </table:table-cell>
          <table:table-cell office:value-type="float" office:value="13.7678214026088" calcext:value-type="float">
            <text:p>13.7678214026088</text:p>
          </table:table-cell>
          <table:table-cell office:value-type="float" office:value="127.952674903452" calcext:value-type="float">
            <text:p>127.952674903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3.7678214026088" calcext:value-type="float">
            <text:p>13.7678214026088</text:p>
          </table:table-cell>
          <table:table-cell office:value-type="float" office:value="13.7391136058919" calcext:value-type="float">
            <text:p>13.7391136058919</text:p>
          </table:table-cell>
          <table:table-cell office:value-type="float" office:value="131.266171802766" calcext:value-type="float">
            <text:p>131.266171802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3.7391136058919" calcext:value-type="float">
            <text:p>13.7391136058919</text:p>
          </table:table-cell>
          <table:table-cell office:value-type="float" office:value="13.7058632380204" calcext:value-type="float">
            <text:p>13.7058632380204</text:p>
          </table:table-cell>
          <table:table-cell office:value-type="float" office:value="137.220803356498" calcext:value-type="float">
            <text:p>137.220803356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13.7058632380204" calcext:value-type="float">
            <text:p>13.7058632380204</text:p>
          </table:table-cell>
          <table:table-cell office:value-type="float" office:value="13.7721869593619" calcext:value-type="float">
            <text:p>13.7721869593619</text:p>
          </table:table-cell>
          <table:table-cell office:value-type="float" office:value="126.02059945436" calcext:value-type="float">
            <text:p>126.02059945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13.7721869593619" calcext:value-type="float">
            <text:p>13.7721869593619</text:p>
          </table:table-cell>
          <table:table-cell office:value-type="float" office:value="13.7080076585542" calcext:value-type="float">
            <text:p>13.7080076585542</text:p>
          </table:table-cell>
          <table:table-cell office:value-type="float" office:value="137.50338606632" calcext:value-type="float">
            <text:p>137.50338606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3.7080076585542" calcext:value-type="float">
            <text:p>13.7080076585542</text:p>
          </table:table-cell>
          <table:table-cell office:value-type="float" office:value="13.7360518044785" calcext:value-type="float">
            <text:p>13.7360518044785</text:p>
          </table:table-cell>
          <table:table-cell office:value-type="float" office:value="131.78733731585" calcext:value-type="float">
            <text:p>131.78733731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3.7360518044785" calcext:value-type="float">
            <text:p>13.7360518044785</text:p>
          </table:table-cell>
          <table:table-cell office:value-type="float" office:value="13.7573832172867" calcext:value-type="float">
            <text:p>13.7573832172867</text:p>
          </table:table-cell>
          <table:table-cell office:value-type="float" office:value="128.039026283832" calcext:value-type="float">
            <text:p>128.039026283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3.7573832172867" calcext:value-type="float">
            <text:p>13.7573832172867</text:p>
          </table:table-cell>
          <table:table-cell office:value-type="float" office:value="13.7816541963334" calcext:value-type="float">
            <text:p>13.7816541963334</text:p>
          </table:table-cell>
          <table:table-cell office:value-type="float" office:value="121.305440581788" calcext:value-type="float">
            <text:p>121.305440581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13.7816541963334" calcext:value-type="float">
            <text:p>13.7816541963334</text:p>
          </table:table-cell>
          <table:table-cell office:value-type="float" office:value="13.671525846757" calcext:value-type="float">
            <text:p>13.671525846757</text:p>
          </table:table-cell>
          <table:table-cell office:value-type="float" office:value="142.007601925582" calcext:value-type="float">
            <text:p>142.007601925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13.671525846757" calcext:value-type="float">
            <text:p>13.671525846757</text:p>
          </table:table-cell>
          <table:table-cell office:value-type="float" office:value="13.7173823683539" calcext:value-type="float">
            <text:p>13.7173823683539</text:p>
          </table:table-cell>
          <table:table-cell office:value-type="float" office:value="133.269891458245" calcext:value-type="float">
            <text:p>133.269891458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3.7173823683539" calcext:value-type="float">
            <text:p>13.7173823683539</text:p>
          </table:table-cell>
          <table:table-cell office:value-type="float" office:value="13.8205456533843" calcext:value-type="float">
            <text:p>13.8205456533843</text:p>
          </table:table-cell>
          <table:table-cell office:value-type="float" office:value="114.500739317168" calcext:value-type="float">
            <text:p>114.500739317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3.8205456533843" calcext:value-type="float">
            <text:p>13.8205456533843</text:p>
          </table:table-cell>
          <table:table-cell office:value-type="float" office:value="13.7554766843739" calcext:value-type="float">
            <text:p>13.7554766843739</text:p>
          </table:table-cell>
          <table:table-cell office:value-type="float" office:value="127.294735825567" calcext:value-type="float">
            <text:p>127.294735825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13.7554766843739" calcext:value-type="float">
            <text:p>13.7554766843739</text:p>
          </table:table-cell>
          <table:table-cell office:value-type="float" office:value="13.7174806258676" calcext:value-type="float">
            <text:p>13.7174806258676</text:p>
          </table:table-cell>
          <table:table-cell office:value-type="float" office:value="132.727887167697" calcext:value-type="float">
            <text:p>132.727887167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3.7174806258676" calcext:value-type="float">
            <text:p>13.7174806258676</text:p>
          </table:table-cell>
          <table:table-cell office:value-type="float" office:value="13.7500113878457" calcext:value-type="float">
            <text:p>13.7500113878457</text:p>
          </table:table-cell>
          <table:table-cell office:value-type="float" office:value="125.432571102531" calcext:value-type="float">
            <text:p>125.432571102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13.7500113878457" calcext:value-type="float">
            <text:p>13.7500113878457</text:p>
          </table:table-cell>
          <table:table-cell office:value-type="float" office:value="13.7412339353686" calcext:value-type="float">
            <text:p>13.7412339353686</text:p>
          </table:table-cell>
          <table:table-cell office:value-type="float" office:value="128.652124767029" calcext:value-type="float">
            <text:p>128.652124767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3.7412339353686" calcext:value-type="float">
            <text:p>13.7412339353686</text:p>
          </table:table-cell>
          <table:table-cell office:value-type="float" office:value="13.6939804298127" calcext:value-type="float">
            <text:p>13.6939804298127</text:p>
          </table:table-cell>
          <table:table-cell office:value-type="float" office:value="134.120190676321" calcext:value-type="float">
            <text:p>134.120190676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13.6939804298127" calcext:value-type="float">
            <text:p>13.6939804298127</text:p>
          </table:table-cell>
          <table:table-cell office:value-type="float" office:value="13.7222610691737" calcext:value-type="float">
            <text:p>13.7222610691737</text:p>
          </table:table-cell>
          <table:table-cell office:value-type="float" office:value="131.718486362434" calcext:value-type="float">
            <text:p>131.718486362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3.7222610691737" calcext:value-type="float">
            <text:p>13.7222610691737</text:p>
          </table:table-cell>
          <table:table-cell office:value-type="float" office:value="13.7326708277594" calcext:value-type="float">
            <text:p>13.7326708277594</text:p>
          </table:table-cell>
          <table:table-cell office:value-type="float" office:value="128.242151396079" calcext:value-type="float">
            <text:p>128.242151396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13.7326708277594" calcext:value-type="float">
            <text:p>13.7326708277594</text:p>
          </table:table-cell>
          <table:table-cell office:value-type="float" office:value="13.7380122384573" calcext:value-type="float">
            <text:p>13.7380122384573</text:p>
          </table:table-cell>
          <table:table-cell office:value-type="float" office:value="126.216234938884" calcext:value-type="float">
            <text:p>126.216234938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3.7380122384573" calcext:value-type="float">
            <text:p>13.7380122384573</text:p>
          </table:table-cell>
          <table:table-cell office:value-type="float" office:value="13.6757772135096" calcext:value-type="float">
            <text:p>13.6757772135096</text:p>
          </table:table-cell>
          <table:table-cell office:value-type="float" office:value="136.762676694008" calcext:value-type="float">
            <text:p>136.762676694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3.6757772135096" calcext:value-type="float">
            <text:p>13.6757772135096</text:p>
          </table:table-cell>
          <table:table-cell office:value-type="float" office:value="13.7131405423795" calcext:value-type="float">
            <text:p>13.7131405423795</text:p>
          </table:table-cell>
          <table:table-cell office:value-type="float" office:value="130.303401415735" calcext:value-type="float">
            <text:p>130.303401415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3.7131405423795" calcext:value-type="float">
            <text:p>13.7131405423795</text:p>
          </table:table-cell>
          <table:table-cell office:value-type="float" office:value="13.6370528345329" calcext:value-type="float">
            <text:p>13.6370528345329</text:p>
          </table:table-cell>
          <table:table-cell office:value-type="float" office:value="144.166534484514" calcext:value-type="float">
            <text:p>144.166534484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3.6370528345329" calcext:value-type="float">
            <text:p>13.6370528345329</text:p>
          </table:table-cell>
          <table:table-cell office:value-type="float" office:value="13.5848601188111" calcext:value-type="float">
            <text:p>13.5848601188111</text:p>
          </table:table-cell>
          <table:table-cell office:value-type="float" office:value="149.953178475154" calcext:value-type="float">
            <text:p>149.953178475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13.5848601188111" calcext:value-type="float">
            <text:p>13.5848601188111</text:p>
          </table:table-cell>
          <table:table-cell office:value-type="float" office:value="13.6091949308421" calcext:value-type="float">
            <text:p>13.6091949308421</text:p>
          </table:table-cell>
          <table:table-cell office:value-type="float" office:value="144.364099262147" calcext:value-type="float">
            <text:p>144.364099262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3.6091949308421" calcext:value-type="float">
            <text:p>13.6091949308421</text:p>
          </table:table-cell>
          <table:table-cell office:value-type="float" office:value="13.6893276702945" calcext:value-type="float">
            <text:p>13.6893276702945</text:p>
          </table:table-cell>
          <table:table-cell office:value-type="float" office:value="133.085078163966" calcext:value-type="float">
            <text:p>133.085078163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13.6893276702945" calcext:value-type="float">
            <text:p>13.6893276702945</text:p>
          </table:table-cell>
          <table:table-cell office:value-type="float" office:value="13.7384761750293" calcext:value-type="float">
            <text:p>13.7384761750293</text:p>
          </table:table-cell>
          <table:table-cell office:value-type="float" office:value="121.797252020347" calcext:value-type="float">
            <text:p>121.797252020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3.7384761750293" calcext:value-type="float">
            <text:p>13.7384761750293</text:p>
          </table:table-cell>
          <table:table-cell office:value-type="float" office:value="13.7489934136819" calcext:value-type="float">
            <text:p>13.7489934136819</text:p>
          </table:table-cell>
          <table:table-cell office:value-type="float" office:value="122.297634374709" calcext:value-type="float">
            <text:p>122.297634374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3.7489934136819" calcext:value-type="float">
            <text:p>13.7489934136819</text:p>
          </table:table-cell>
          <table:table-cell office:value-type="float" office:value="13.7486495741594" calcext:value-type="float">
            <text:p>13.7486495741594</text:p>
          </table:table-cell>
          <table:table-cell office:value-type="float" office:value="123.99797433044" calcext:value-type="float">
            <text:p>123.99797433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13.7486495741594" calcext:value-type="float">
            <text:p>13.7486495741594</text:p>
          </table:table-cell>
          <table:table-cell office:value-type="float" office:value="13.7766096271382" calcext:value-type="float">
            <text:p>13.7766096271382</text:p>
          </table:table-cell>
          <table:table-cell office:value-type="float" office:value="115.963928402421" calcext:value-type="float">
            <text:p>115.963928402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3.7766096271382" calcext:value-type="float">
            <text:p>13.7766096271382</text:p>
          </table:table-cell>
          <table:table-cell office:value-type="float" office:value="13.6858628169031" calcext:value-type="float">
            <text:p>13.6858628169031</text:p>
          </table:table-cell>
          <table:table-cell office:value-type="float" office:value="133.299632321932" calcext:value-type="float">
            <text:p>133.299632321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3.6858628169031" calcext:value-type="float">
            <text:p>13.6858628169031</text:p>
          </table:table-cell>
          <table:table-cell office:value-type="float" office:value="13.6708924738864" calcext:value-type="float">
            <text:p>13.6708924738864</text:p>
          </table:table-cell>
          <table:table-cell office:value-type="float" office:value="136.830671348823" calcext:value-type="float">
            <text:p>136.830671348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3.6708924738864" calcext:value-type="float">
            <text:p>13.6708924738864</text:p>
          </table:table-cell>
          <table:table-cell office:value-type="float" office:value="13.7532542336957" calcext:value-type="float">
            <text:p>13.7532542336957</text:p>
          </table:table-cell>
          <table:table-cell office:value-type="float" office:value="120.704866545928" calcext:value-type="float">
            <text:p>120.704866545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13.7532542336957" calcext:value-type="float">
            <text:p>13.7532542336957</text:p>
          </table:table-cell>
          <table:table-cell office:value-type="float" office:value="13.7225645105925" calcext:value-type="float">
            <text:p>13.7225645105925</text:p>
          </table:table-cell>
          <table:table-cell office:value-type="float" office:value="125.062309896373" calcext:value-type="float">
            <text:p>125.062309896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13.7225645105925" calcext:value-type="float">
            <text:p>13.7225645105925</text:p>
          </table:table-cell>
          <table:table-cell office:value-type="float" office:value="13.720884861341" calcext:value-type="float">
            <text:p>13.720884861341</text:p>
          </table:table-cell>
          <table:table-cell office:value-type="float" office:value="127.443299705345" calcext:value-type="float">
            <text:p>127.443299705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13.720884861341" calcext:value-type="float">
            <text:p>13.720884861341</text:p>
          </table:table-cell>
          <table:table-cell office:value-type="float" office:value="13.7039680068579" calcext:value-type="float">
            <text:p>13.7039680068579</text:p>
          </table:table-cell>
          <table:table-cell office:value-type="float" office:value="129.935072226406" calcext:value-type="float">
            <text:p>129.935072226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13.7039680068579" calcext:value-type="float">
            <text:p>13.7039680068579</text:p>
          </table:table-cell>
          <table:table-cell office:value-type="float" office:value="13.6575544566334" calcext:value-type="float">
            <text:p>13.6575544566334</text:p>
          </table:table-cell>
          <table:table-cell office:value-type="float" office:value="137.587649404474" calcext:value-type="float">
            <text:p>137.587649404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13.6575544566334" calcext:value-type="float">
            <text:p>13.6575544566334</text:p>
          </table:table-cell>
          <table:table-cell office:value-type="float" office:value="13.7803191232737" calcext:value-type="float">
            <text:p>13.7803191232737</text:p>
          </table:table-cell>
          <table:table-cell office:value-type="float" office:value="114.019272549939" calcext:value-type="float">
            <text:p>114.019272549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3.7803191232737" calcext:value-type="float">
            <text:p>13.7803191232737</text:p>
          </table:table-cell>
          <table:table-cell office:value-type="float" office:value="13.7411989496048" calcext:value-type="float">
            <text:p>13.7411989496048</text:p>
          </table:table-cell>
          <table:table-cell office:value-type="float" office:value="122.632686793712" calcext:value-type="float">
            <text:p>122.632686793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13.7411989496048" calcext:value-type="float">
            <text:p>13.7411989496048</text:p>
          </table:table-cell>
          <table:table-cell office:value-type="float" office:value="13.6878583471609" calcext:value-type="float">
            <text:p>13.6878583471609</text:p>
          </table:table-cell>
          <table:table-cell office:value-type="float" office:value="128.615998605822" calcext:value-type="float">
            <text:p>128.615998605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3.6878583471609" calcext:value-type="float">
            <text:p>13.6878583471609</text:p>
          </table:table-cell>
          <table:table-cell office:value-type="float" office:value="13.7519806074206" calcext:value-type="float">
            <text:p>13.7519806074206</text:p>
          </table:table-cell>
          <table:table-cell office:value-type="float" office:value="119.921266427298" calcext:value-type="float">
            <text:p>119.921266427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3.7519806074206" calcext:value-type="float">
            <text:p>13.7519806074206</text:p>
          </table:table-cell>
          <table:table-cell office:value-type="float" office:value="13.7069034960092" calcext:value-type="float">
            <text:p>13.7069034960092</text:p>
          </table:table-cell>
          <table:table-cell office:value-type="float" office:value="126.419360296155" calcext:value-type="float">
            <text:p>126.419360296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3.7069034960092" calcext:value-type="float">
            <text:p>13.7069034960092</text:p>
          </table:table-cell>
          <table:table-cell office:value-type="float" office:value="13.7126365093208" calcext:value-type="float">
            <text:p>13.7126365093208</text:p>
          </table:table-cell>
          <table:table-cell office:value-type="float" office:value="125.797352228506" calcext:value-type="float">
            <text:p>125.797352228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13.7126365093208" calcext:value-type="float">
            <text:p>13.7126365093208</text:p>
          </table:table-cell>
          <table:table-cell office:value-type="float" office:value="13.7021313322885" calcext:value-type="float">
            <text:p>13.7021313322885</text:p>
          </table:table-cell>
          <table:table-cell office:value-type="float" office:value="126.683584448634" calcext:value-type="float">
            <text:p>126.683584448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3.7021313322885" calcext:value-type="float">
            <text:p>13.7021313322885</text:p>
          </table:table-cell>
          <table:table-cell office:value-type="float" office:value="13.6796488341516" calcext:value-type="float">
            <text:p>13.6796488341516</text:p>
          </table:table-cell>
          <table:table-cell office:value-type="float" office:value="130.167118627901" calcext:value-type="float">
            <text:p>130.167118627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13.6796488341516" calcext:value-type="float">
            <text:p>13.6796488341516</text:p>
          </table:table-cell>
          <table:table-cell office:value-type="float" office:value="13.7211575229962" calcext:value-type="float">
            <text:p>13.7211575229962</text:p>
          </table:table-cell>
          <table:table-cell office:value-type="float" office:value="121.776213859597" calcext:value-type="float">
            <text:p>121.776213859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3.7211575229962" calcext:value-type="float">
            <text:p>13.7211575229962</text:p>
          </table:table-cell>
          <table:table-cell office:value-type="float" office:value="13.6845024971466" calcext:value-type="float">
            <text:p>13.6845024971466</text:p>
          </table:table-cell>
          <table:table-cell office:value-type="float" office:value="127.935767865864" calcext:value-type="float">
            <text:p>127.935767865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13.6845024971466" calcext:value-type="float">
            <text:p>13.6845024971466</text:p>
          </table:table-cell>
          <table:table-cell office:value-type="float" office:value="13.7357481729403" calcext:value-type="float">
            <text:p>13.7357481729403</text:p>
          </table:table-cell>
          <table:table-cell office:value-type="float" office:value="118.859733931858" calcext:value-type="float">
            <text:p>118.859733931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3.7357481729403" calcext:value-type="float">
            <text:p>13.7357481729403</text:p>
          </table:table-cell>
          <table:table-cell office:value-type="float" office:value="13.623182784165" calcext:value-type="float">
            <text:p>13.623182784165</text:p>
          </table:table-cell>
          <table:table-cell office:value-type="float" office:value="139.945320179211" calcext:value-type="float">
            <text:p>139.945320179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3.623182784165" calcext:value-type="float">
            <text:p>13.623182784165</text:p>
          </table:table-cell>
          <table:table-cell office:value-type="float" office:value="13.580472537125" calcext:value-type="float">
            <text:p>13.580472537125</text:p>
          </table:table-cell>
          <table:table-cell office:value-type="float" office:value="145.394108848408" calcext:value-type="float">
            <text:p>145.394108848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3.580472537125" calcext:value-type="float">
            <text:p>13.580472537125</text:p>
          </table:table-cell>
          <table:table-cell office:value-type="float" office:value="13.6768450550404" calcext:value-type="float">
            <text:p>13.6768450550404</text:p>
          </table:table-cell>
          <table:table-cell office:value-type="float" office:value="128.834478004956" calcext:value-type="float">
            <text:p>128.8344780049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13.6768450550404" calcext:value-type="float">
            <text:p>13.6768450550404</text:p>
          </table:table-cell>
          <table:table-cell office:value-type="float" office:value="13.6569809319312" calcext:value-type="float">
            <text:p>13.6569809319312</text:p>
          </table:table-cell>
          <table:table-cell office:value-type="float" office:value="131.584234936189" calcext:value-type="float">
            <text:p>131.584234936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3.6569809319312" calcext:value-type="float">
            <text:p>13.6569809319312</text:p>
          </table:table-cell>
          <table:table-cell office:value-type="float" office:value="13.6667497642802" calcext:value-type="float">
            <text:p>13.6667497642802</text:p>
          </table:table-cell>
          <table:table-cell office:value-type="float" office:value="129.401521227467" calcext:value-type="float">
            <text:p>129.401521227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13.6667497642802" calcext:value-type="float">
            <text:p>13.6667497642802</text:p>
          </table:table-cell>
          <table:table-cell office:value-type="float" office:value="13.6515007396808" calcext:value-type="float">
            <text:p>13.6515007396808</text:p>
          </table:table-cell>
          <table:table-cell office:value-type="float" office:value="131.817035145801" calcext:value-type="float">
            <text:p>131.817035145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3.6515007396808" calcext:value-type="float">
            <text:p>13.6515007396808</text:p>
          </table:table-cell>
          <table:table-cell office:value-type="float" office:value="13.7375702688868" calcext:value-type="float">
            <text:p>13.7375702688868</text:p>
          </table:table-cell>
          <table:table-cell office:value-type="float" office:value="118.363169439869" calcext:value-type="float">
            <text:p>118.363169439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13.7375702688868" calcext:value-type="float">
            <text:p>13.7375702688868</text:p>
          </table:table-cell>
          <table:table-cell office:value-type="float" office:value="13.6991150601222" calcext:value-type="float">
            <text:p>13.6991150601222</text:p>
          </table:table-cell>
          <table:table-cell office:value-type="float" office:value="122.538748658762" calcext:value-type="float">
            <text:p>122.538748658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3.6991150601222" calcext:value-type="float">
            <text:p>13.6991150601222</text:p>
          </table:table-cell>
          <table:table-cell office:value-type="float" office:value="13.6722825503778" calcext:value-type="float">
            <text:p>13.6722825503778</text:p>
          </table:table-cell>
          <table:table-cell office:value-type="float" office:value="129.035918628796" calcext:value-type="float">
            <text:p>129.035918628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13.6722825503778" calcext:value-type="float">
            <text:p>13.6722825503778</text:p>
          </table:table-cell>
          <table:table-cell office:value-type="float" office:value="13.6590470999129" calcext:value-type="float">
            <text:p>13.6590470999129</text:p>
          </table:table-cell>
          <table:table-cell office:value-type="float" office:value="130.513933329056" calcext:value-type="float">
            <text:p>130.513933329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3.6590470999129" calcext:value-type="float">
            <text:p>13.6590470999129</text:p>
          </table:table-cell>
          <table:table-cell office:value-type="float" office:value="13.6274131730343" calcext:value-type="float">
            <text:p>13.6274131730343</text:p>
          </table:table-cell>
          <table:table-cell office:value-type="float" office:value="135.526394733689" calcext:value-type="float">
            <text:p>135.526394733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3.6274131730343" calcext:value-type="float">
            <text:p>13.6274131730343</text:p>
          </table:table-cell>
          <table:table-cell office:value-type="float" office:value="13.6040014501276" calcext:value-type="float">
            <text:p>13.6040014501276</text:p>
          </table:table-cell>
          <table:table-cell office:value-type="float" office:value="137.896741562502" calcext:value-type="float">
            <text:p>137.896741562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3.6040014501276" calcext:value-type="float">
            <text:p>13.6040014501276</text:p>
          </table:table-cell>
          <table:table-cell office:value-type="float" office:value="13.655846627389" calcext:value-type="float">
            <text:p>13.655846627389</text:p>
          </table:table-cell>
          <table:table-cell office:value-type="float" office:value="128.313890618636" calcext:value-type="float">
            <text:p>128.313890618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3.655846627389" calcext:value-type="float">
            <text:p>13.655846627389</text:p>
          </table:table-cell>
          <table:table-cell office:value-type="float" office:value="13.6822834112132" calcext:value-type="float">
            <text:p>13.6822834112132</text:p>
          </table:table-cell>
          <table:table-cell office:value-type="float" office:value="123.222040552325" calcext:value-type="float">
            <text:p>123.2220405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3.6822834112132" calcext:value-type="float">
            <text:p>13.6822834112132</text:p>
          </table:table-cell>
          <table:table-cell office:value-type="float" office:value="13.6884659659168" calcext:value-type="float">
            <text:p>13.6884659659168</text:p>
          </table:table-cell>
          <table:table-cell office:value-type="float" office:value="121.642492070932" calcext:value-type="float">
            <text:p>121.642492070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3.6884659659168" calcext:value-type="float">
            <text:p>13.6884659659168</text:p>
          </table:table-cell>
          <table:table-cell office:value-type="float" office:value="13.7001158199704" calcext:value-type="float">
            <text:p>13.7001158199704</text:p>
          </table:table-cell>
          <table:table-cell office:value-type="float" office:value="120.255193533889" calcext:value-type="float">
            <text:p>120.255193533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13.7001158199704" calcext:value-type="float">
            <text:p>13.7001158199704</text:p>
          </table:table-cell>
          <table:table-cell office:value-type="float" office:value="13.6357118255755" calcext:value-type="float">
            <text:p>13.6357118255755</text:p>
          </table:table-cell>
          <table:table-cell office:value-type="float" office:value="131.627560357552" calcext:value-type="float">
            <text:p>131.627560357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13.6357118255755" calcext:value-type="float">
            <text:p>13.6357118255755</text:p>
          </table:table-cell>
          <table:table-cell office:value-type="float" office:value="13.6463078605771" calcext:value-type="float">
            <text:p>13.6463078605771</text:p>
          </table:table-cell>
          <table:table-cell office:value-type="float" office:value="129.260906724843" calcext:value-type="float">
            <text:p>129.260906724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13.6463078605771" calcext:value-type="float">
            <text:p>13.6463078605771</text:p>
          </table:table-cell>
          <table:table-cell office:value-type="float" office:value="13.5770996851697" calcext:value-type="float">
            <text:p>13.5770996851697</text:p>
          </table:table-cell>
          <table:table-cell office:value-type="float" office:value="139.333025944436" calcext:value-type="float">
            <text:p>139.333025944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3.5770996851697" calcext:value-type="float">
            <text:p>13.5770996851697</text:p>
          </table:table-cell>
          <table:table-cell office:value-type="float" office:value="13.7100148210845" calcext:value-type="float">
            <text:p>13.7100148210845</text:p>
          </table:table-cell>
          <table:table-cell office:value-type="float" office:value="117.87766663039" calcext:value-type="float">
            <text:p>117.8776666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13.7100148210845" calcext:value-type="float">
            <text:p>13.7100148210845</text:p>
          </table:table-cell>
          <table:table-cell office:value-type="float" office:value="13.5656330495192" calcext:value-type="float">
            <text:p>13.5656330495192</text:p>
          </table:table-cell>
          <table:table-cell office:value-type="float" office:value="141.322346469504" calcext:value-type="float">
            <text:p>141.322346469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3.5656330495192" calcext:value-type="float">
            <text:p>13.5656330495192</text:p>
          </table:table-cell>
          <table:table-cell office:value-type="float" office:value="13.7004084228345" calcext:value-type="float">
            <text:p>13.7004084228345</text:p>
          </table:table-cell>
          <table:table-cell office:value-type="float" office:value="118.072771465206" calcext:value-type="float">
            <text:p>118.072771465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3.7004084228345" calcext:value-type="float">
            <text:p>13.7004084228345</text:p>
          </table:table-cell>
          <table:table-cell office:value-type="float" office:value="13.6724542797536" calcext:value-type="float">
            <text:p>13.6724542797536</text:p>
          </table:table-cell>
          <table:table-cell office:value-type="float" office:value="125.110600142136" calcext:value-type="float">
            <text:p>125.110600142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3.6724542797536" calcext:value-type="float">
            <text:p>13.6724542797536</text:p>
          </table:table-cell>
          <table:table-cell office:value-type="float" office:value="13.6376168667697" calcext:value-type="float">
            <text:p>13.6376168667697</text:p>
          </table:table-cell>
          <table:table-cell office:value-type="float" office:value="129.092152404613" calcext:value-type="float">
            <text:p>129.092152404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3.6376168667697" calcext:value-type="float">
            <text:p>13.6376168667697</text:p>
          </table:table-cell>
          <table:table-cell office:value-type="float" office:value="13.6363086634496" calcext:value-type="float">
            <text:p>13.6363086634496</text:p>
          </table:table-cell>
          <table:table-cell office:value-type="float" office:value="127.953332022941" calcext:value-type="float">
            <text:p>127.953332022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13.6363086634496" calcext:value-type="float">
            <text:p>13.6363086634496</text:p>
          </table:table-cell>
          <table:table-cell office:value-type="float" office:value="13.6743876612667" calcext:value-type="float">
            <text:p>13.6743876612667</text:p>
          </table:table-cell>
          <table:table-cell office:value-type="float" office:value="121.593696759265" calcext:value-type="float">
            <text:p>121.593696759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13.6743876612667" calcext:value-type="float">
            <text:p>13.6743876612667</text:p>
          </table:table-cell>
          <table:table-cell office:value-type="float" office:value="13.6880521351332" calcext:value-type="float">
            <text:p>13.6880521351332</text:p>
          </table:table-cell>
          <table:table-cell office:value-type="float" office:value="121.166529580485" calcext:value-type="float">
            <text:p>121.166529580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13.6880521351332" calcext:value-type="float">
            <text:p>13.6880521351332</text:p>
          </table:table-cell>
          <table:table-cell office:value-type="float" office:value="13.6425735980531" calcext:value-type="float">
            <text:p>13.6425735980531</text:p>
          </table:table-cell>
          <table:table-cell office:value-type="float" office:value="127.146193057526" calcext:value-type="float">
            <text:p>127.146193057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13.6425735980531" calcext:value-type="float">
            <text:p>13.6425735980531</text:p>
          </table:table-cell>
          <table:table-cell office:value-type="float" office:value="13.6232178426334" calcext:value-type="float">
            <text:p>13.6232178426334</text:p>
          </table:table-cell>
          <table:table-cell office:value-type="float" office:value="129.941406257851" calcext:value-type="float">
            <text:p>129.941406257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13.6232178426334" calcext:value-type="float">
            <text:p>13.6232178426334</text:p>
          </table:table-cell>
          <table:table-cell office:value-type="float" office:value="13.6410169903356" calcext:value-type="float">
            <text:p>13.6410169903356</text:p>
          </table:table-cell>
          <table:table-cell office:value-type="float" office:value="126.93206758808" calcext:value-type="float">
            <text:p>126.93206758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13.6410169903356" calcext:value-type="float">
            <text:p>13.6410169903356</text:p>
          </table:table-cell>
          <table:table-cell office:value-type="float" office:value="13.6254316376423" calcext:value-type="float">
            <text:p>13.6254316376423</text:p>
          </table:table-cell>
          <table:table-cell office:value-type="float" office:value="126.730287515797" calcext:value-type="float">
            <text:p>126.730287515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13.6254316376423" calcext:value-type="float">
            <text:p>13.6254316376423</text:p>
          </table:table-cell>
          <table:table-cell office:value-type="float" office:value="13.6408979055529" calcext:value-type="float">
            <text:p>13.6408979055529</text:p>
          </table:table-cell>
          <table:table-cell office:value-type="float" office:value="126.462012729484" calcext:value-type="float">
            <text:p>126.462012729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3.6408979055529" calcext:value-type="float">
            <text:p>13.6408979055529</text:p>
          </table:table-cell>
          <table:table-cell office:value-type="float" office:value="13.621487392594" calcext:value-type="float">
            <text:p>13.621487392594</text:p>
          </table:table-cell>
          <table:table-cell office:value-type="float" office:value="129.485257391028" calcext:value-type="float">
            <text:p>129.485257391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13.621487392594" calcext:value-type="float">
            <text:p>13.621487392594</text:p>
          </table:table-cell>
          <table:table-cell office:value-type="float" office:value="13.5220204168374" calcext:value-type="float">
            <text:p>13.5220204168374</text:p>
          </table:table-cell>
          <table:table-cell office:value-type="float" office:value="143.029831121364" calcext:value-type="float">
            <text:p>143.0298311213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3.5220204168374" calcext:value-type="float">
            <text:p>13.5220204168374</text:p>
          </table:table-cell>
          <table:table-cell office:value-type="float" office:value="13.6210032126976" calcext:value-type="float">
            <text:p>13.6210032126976</text:p>
          </table:table-cell>
          <table:table-cell office:value-type="float" office:value="126.46677578266" calcext:value-type="float">
            <text:p>126.46677578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13.6210032126976" calcext:value-type="float">
            <text:p>13.6210032126976</text:p>
          </table:table-cell>
          <table:table-cell office:value-type="float" office:value="13.6261592936001" calcext:value-type="float">
            <text:p>13.6261592936001</text:p>
          </table:table-cell>
          <table:table-cell office:value-type="float" office:value="127.776473435891" calcext:value-type="float">
            <text:p>127.776473435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13.6261592936001" calcext:value-type="float">
            <text:p>13.6261592936001</text:p>
          </table:table-cell>
          <table:table-cell office:value-type="float" office:value="13.5571114883165" calcext:value-type="float">
            <text:p>13.5571114883165</text:p>
          </table:table-cell>
          <table:table-cell office:value-type="float" office:value="134.768794694167" calcext:value-type="float">
            <text:p>134.768794694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3.5571114883165" calcext:value-type="float">
            <text:p>13.5571114883165</text:p>
          </table:table-cell>
          <table:table-cell office:value-type="float" office:value="13.5853781059689" calcext:value-type="float">
            <text:p>13.5853781059689</text:p>
          </table:table-cell>
          <table:table-cell office:value-type="float" office:value="132.797727821696" calcext:value-type="float">
            <text:p>132.797727821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3.5853781059689" calcext:value-type="float">
            <text:p>13.5853781059689</text:p>
          </table:table-cell>
          <table:table-cell office:value-type="float" office:value="13.6286802930513" calcext:value-type="float">
            <text:p>13.6286802930513</text:p>
          </table:table-cell>
          <table:table-cell office:value-type="float" office:value="124.232299673305" calcext:value-type="float">
            <text:p>124.232299673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3.6286802930513" calcext:value-type="float">
            <text:p>13.6286802930513</text:p>
          </table:table-cell>
          <table:table-cell office:value-type="float" office:value="13.6115212871574" calcext:value-type="float">
            <text:p>13.6115212871574</text:p>
          </table:table-cell>
          <table:table-cell office:value-type="float" office:value="125.832407330009" calcext:value-type="float">
            <text:p>125.832407330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13.6115212871574" calcext:value-type="float">
            <text:p>13.6115212871574</text:p>
          </table:table-cell>
          <table:table-cell office:value-type="float" office:value="13.5648798705924" calcext:value-type="float">
            <text:p>13.5648798705924</text:p>
          </table:table-cell>
          <table:table-cell office:value-type="float" office:value="134.029427015643" calcext:value-type="float">
            <text:p>134.029427015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13.5648798705924" calcext:value-type="float">
            <text:p>13.5648798705924</text:p>
          </table:table-cell>
          <table:table-cell office:value-type="float" office:value="13.5786779570679" calcext:value-type="float">
            <text:p>13.5786779570679</text:p>
          </table:table-cell>
          <table:table-cell office:value-type="float" office:value="130.459159262177" calcext:value-type="float">
            <text:p>130.459159262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3.5786779570679" calcext:value-type="float">
            <text:p>13.5786779570679</text:p>
          </table:table-cell>
          <table:table-cell office:value-type="float" office:value="13.4804791107134" calcext:value-type="float">
            <text:p>13.4804791107134</text:p>
          </table:table-cell>
          <table:table-cell office:value-type="float" office:value="147.905059771745" calcext:value-type="float">
            <text:p>147.905059771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13.4804791107134" calcext:value-type="float">
            <text:p>13.4804791107134</text:p>
          </table:table-cell>
          <table:table-cell office:value-type="float" office:value="13.5874450975251" calcext:value-type="float">
            <text:p>13.5874450975251</text:p>
          </table:table-cell>
          <table:table-cell office:value-type="float" office:value="125.883608889018" calcext:value-type="float">
            <text:p>125.883608889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3.5874450975251" calcext:value-type="float">
            <text:p>13.5874450975251</text:p>
          </table:table-cell>
          <table:table-cell office:value-type="float" office:value="13.6255065337442" calcext:value-type="float">
            <text:p>13.6255065337442</text:p>
          </table:table-cell>
          <table:table-cell office:value-type="float" office:value="118.396103908333" calcext:value-type="float">
            <text:p>118.39610390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3.6255065337442" calcext:value-type="float">
            <text:p>13.6255065337442</text:p>
          </table:table-cell>
          <table:table-cell office:value-type="float" office:value="13.5855682019097" calcext:value-type="float">
            <text:p>13.5855682019097</text:p>
          </table:table-cell>
          <table:table-cell office:value-type="float" office:value="127.731113758704" calcext:value-type="float">
            <text:p>127.731113758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3.5855682019097" calcext:value-type="float">
            <text:p>13.5855682019097</text:p>
          </table:table-cell>
          <table:table-cell office:value-type="float" office:value="13.5655464314732" calcext:value-type="float">
            <text:p>13.5655464314732</text:p>
          </table:table-cell>
          <table:table-cell office:value-type="float" office:value="130.486490707155" calcext:value-type="float">
            <text:p>130.486490707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3.5655464314732" calcext:value-type="float">
            <text:p>13.5655464314732</text:p>
          </table:table-cell>
          <table:table-cell office:value-type="float" office:value="13.6032462667075" calcext:value-type="float">
            <text:p>13.6032462667075</text:p>
          </table:table-cell>
          <table:table-cell office:value-type="float" office:value="122.650735439205" calcext:value-type="float">
            <text:p>122.650735439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3.6032462667075" calcext:value-type="float">
            <text:p>13.6032462667075</text:p>
          </table:table-cell>
          <table:table-cell office:value-type="float" office:value="13.5150580959782" calcext:value-type="float">
            <text:p>13.5150580959782</text:p>
          </table:table-cell>
          <table:table-cell office:value-type="float" office:value="138.725720873004" calcext:value-type="float">
            <text:p>138.725720873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3.5150580959782" calcext:value-type="float">
            <text:p>13.5150580959782</text:p>
          </table:table-cell>
          <table:table-cell office:value-type="float" office:value="13.5723300013732" calcext:value-type="float">
            <text:p>13.5723300013732</text:p>
          </table:table-cell>
          <table:table-cell office:value-type="float" office:value="128.100401642672" calcext:value-type="float">
            <text:p>128.100401642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13.5723300013732" calcext:value-type="float">
            <text:p>13.5723300013732</text:p>
          </table:table-cell>
          <table:table-cell office:value-type="float" office:value="13.4624015246427" calcext:value-type="float">
            <text:p>13.4624015246427</text:p>
          </table:table-cell>
          <table:table-cell office:value-type="float" office:value="146.292138580764" calcext:value-type="float">
            <text:p>146.292138580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3.4624015246427" calcext:value-type="float">
            <text:p>13.4624015246427</text:p>
          </table:table-cell>
          <table:table-cell office:value-type="float" office:value="13.5465417425897" calcext:value-type="float">
            <text:p>13.5465417425897</text:p>
          </table:table-cell>
          <table:table-cell office:value-type="float" office:value="130.272484457931" calcext:value-type="float">
            <text:p>130.272484457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3.5465417425897" calcext:value-type="float">
            <text:p>13.5465417425897</text:p>
          </table:table-cell>
          <table:table-cell office:value-type="float" office:value="13.5320046941489" calcext:value-type="float">
            <text:p>13.5320046941489</text:p>
          </table:table-cell>
          <table:table-cell office:value-type="float" office:value="131.538499580038" calcext:value-type="float">
            <text:p>131.538499580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13.5320046941489" calcext:value-type="float">
            <text:p>13.5320046941489</text:p>
          </table:table-cell>
          <table:table-cell office:value-type="float" office:value="13.5776675924881" calcext:value-type="float">
            <text:p>13.5776675924881</text:p>
          </table:table-cell>
          <table:table-cell office:value-type="float" office:value="123.538890989728" calcext:value-type="float">
            <text:p>123.538890989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3.5776675924881" calcext:value-type="float">
            <text:p>13.5776675924881</text:p>
          </table:table-cell>
          <table:table-cell office:value-type="float" office:value="13.5423485847821" calcext:value-type="float">
            <text:p>13.5423485847821</text:p>
          </table:table-cell>
          <table:table-cell office:value-type="float" office:value="130.506454987708" calcext:value-type="float">
            <text:p>130.506454987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13.5423485847821" calcext:value-type="float">
            <text:p>13.5423485847821</text:p>
          </table:table-cell>
          <table:table-cell office:value-type="float" office:value="13.533664269826" calcext:value-type="float">
            <text:p>13.533664269826</text:p>
          </table:table-cell>
          <table:table-cell office:value-type="float" office:value="129.984429426855" calcext:value-type="float">
            <text:p>129.984429426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13.533664269826" calcext:value-type="float">
            <text:p>13.533664269826</text:p>
          </table:table-cell>
          <table:table-cell office:value-type="float" office:value="13.5117617441664" calcext:value-type="float">
            <text:p>13.5117617441664</text:p>
          </table:table-cell>
          <table:table-cell office:value-type="float" office:value="134.099048534461" calcext:value-type="float">
            <text:p>134.0990485344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13.5117617441664" calcext:value-type="float">
            <text:p>13.5117617441664</text:p>
          </table:table-cell>
          <table:table-cell office:value-type="float" office:value="13.5719361797486" calcext:value-type="float">
            <text:p>13.5719361797486</text:p>
          </table:table-cell>
          <table:table-cell office:value-type="float" office:value="124.117349511998" calcext:value-type="float">
            <text:p>124.117349511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13.5719361797486" calcext:value-type="float">
            <text:p>13.5719361797486</text:p>
          </table:table-cell>
          <table:table-cell office:value-type="float" office:value="13.4974144342686" calcext:value-type="float">
            <text:p>13.4974144342686</text:p>
          </table:table-cell>
          <table:table-cell office:value-type="float" office:value="133.50926467983" calcext:value-type="float">
            <text:p>133.50926467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13.4974144342686" calcext:value-type="float">
            <text:p>13.4974144342686</text:p>
          </table:table-cell>
          <table:table-cell office:value-type="float" office:value="13.4000859312606" calcext:value-type="float">
            <text:p>13.4000859312606</text:p>
          </table:table-cell>
          <table:table-cell office:value-type="float" office:value="149.20277554278" calcext:value-type="float">
            <text:p>149.20277554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3.4000859312606" calcext:value-type="float">
            <text:p>13.4000859312606</text:p>
          </table:table-cell>
          <table:table-cell office:value-type="float" office:value="13.4540191951707" calcext:value-type="float">
            <text:p>13.4540191951707</text:p>
          </table:table-cell>
          <table:table-cell office:value-type="float" office:value="141.306821892238" calcext:value-type="float">
            <text:p>141.306821892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13.4540191951707" calcext:value-type="float">
            <text:p>13.4540191951707</text:p>
          </table:table-cell>
          <table:table-cell office:value-type="float" office:value="13.5444189995246" calcext:value-type="float">
            <text:p>13.5444189995246</text:p>
          </table:table-cell>
          <table:table-cell office:value-type="float" office:value="125.584973729137" calcext:value-type="float">
            <text:p>125.584973729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13.5444189995246" calcext:value-type="float">
            <text:p>13.5444189995246</text:p>
          </table:table-cell>
          <table:table-cell office:value-type="float" office:value="13.4753798305141" calcext:value-type="float">
            <text:p>13.4753798305141</text:p>
          </table:table-cell>
          <table:table-cell office:value-type="float" office:value="132.591116115943" calcext:value-type="float">
            <text:p>132.5911161159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13.4753798305141" calcext:value-type="float">
            <text:p>13.4753798305141</text:p>
          </table:table-cell>
          <table:table-cell office:value-type="float" office:value="13.4658993595143" calcext:value-type="float">
            <text:p>13.4658993595143</text:p>
          </table:table-cell>
          <table:table-cell office:value-type="float" office:value="137.827766903721" calcext:value-type="float">
            <text:p>137.827766903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3.4658993595143" calcext:value-type="float">
            <text:p>13.4658993595143</text:p>
          </table:table-cell>
          <table:table-cell office:value-type="float" office:value="13.495172480526" calcext:value-type="float">
            <text:p>13.495172480526</text:p>
          </table:table-cell>
          <table:table-cell office:value-type="float" office:value="131.277006140821" calcext:value-type="float">
            <text:p>131.277006140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13.495172480526" calcext:value-type="float">
            <text:p>13.495172480526</text:p>
          </table:table-cell>
          <table:table-cell office:value-type="float" office:value="13.5496130600437" calcext:value-type="float">
            <text:p>13.5496130600437</text:p>
          </table:table-cell>
          <table:table-cell office:value-type="float" office:value="122.945343001217" calcext:value-type="float">
            <text:p>122.945343001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13.5496130600437" calcext:value-type="float">
            <text:p>13.5496130600437</text:p>
          </table:table-cell>
          <table:table-cell office:value-type="float" office:value="13.4917713741607" calcext:value-type="float">
            <text:p>13.4917713741607</text:p>
          </table:table-cell>
          <table:table-cell office:value-type="float" office:value="129.76678100298" calcext:value-type="float">
            <text:p>129.76678100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13.4917713741607" calcext:value-type="float">
            <text:p>13.4917713741607</text:p>
          </table:table-cell>
          <table:table-cell office:value-type="float" office:value="13.5095078036406" calcext:value-type="float">
            <text:p>13.5095078036406</text:p>
          </table:table-cell>
          <table:table-cell office:value-type="float" office:value="128.431667809643" calcext:value-type="float">
            <text:p>128.431667809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13.5095078036406" calcext:value-type="float">
            <text:p>13.5095078036406</text:p>
          </table:table-cell>
          <table:table-cell office:value-type="float" office:value="13.4446254060094" calcext:value-type="float">
            <text:p>13.4446254060094</text:p>
          </table:table-cell>
          <table:table-cell office:value-type="float" office:value="139.895604441766" calcext:value-type="float">
            <text:p>139.895604441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13.4446254060094" calcext:value-type="float">
            <text:p>13.4446254060094</text:p>
          </table:table-cell>
          <table:table-cell office:value-type="float" office:value="13.4819928633936" calcext:value-type="float">
            <text:p>13.4819928633936</text:p>
          </table:table-cell>
          <table:table-cell office:value-type="float" office:value="131.013313242334" calcext:value-type="float">
            <text:p>131.013313242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3.4819928633936" calcext:value-type="float">
            <text:p>13.4819928633936</text:p>
          </table:table-cell>
          <table:table-cell office:value-type="float" office:value="13.5318695050143" calcext:value-type="float">
            <text:p>13.5318695050143</text:p>
          </table:table-cell>
          <table:table-cell office:value-type="float" office:value="120.080407617392" calcext:value-type="float">
            <text:p>120.080407617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13.5318695050143" calcext:value-type="float">
            <text:p>13.5318695050143</text:p>
          </table:table-cell>
          <table:table-cell office:value-type="float" office:value="13.4551424264598" calcext:value-type="float">
            <text:p>13.4551424264598</text:p>
          </table:table-cell>
          <table:table-cell office:value-type="float" office:value="133.829232656686" calcext:value-type="float">
            <text:p>133.829232656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13.4551424264598" calcext:value-type="float">
            <text:p>13.4551424264598</text:p>
          </table:table-cell>
          <table:table-cell office:value-type="float" office:value="13.5338096810142" calcext:value-type="float">
            <text:p>13.5338096810142</text:p>
          </table:table-cell>
          <table:table-cell office:value-type="float" office:value="123.414076749075" calcext:value-type="float">
            <text:p>123.414076749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13.5338096810142" calcext:value-type="float">
            <text:p>13.5338096810142</text:p>
          </table:table-cell>
          <table:table-cell office:value-type="float" office:value="13.5650733158586" calcext:value-type="float">
            <text:p>13.5650733158586</text:p>
          </table:table-cell>
          <table:table-cell office:value-type="float" office:value="120.378993767342" calcext:value-type="float">
            <text:p>120.378993767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13.5650733158586" calcext:value-type="float">
            <text:p>13.5650733158586</text:p>
          </table:table-cell>
          <table:table-cell office:value-type="float" office:value="13.4963098005382" calcext:value-type="float">
            <text:p>13.4963098005382</text:p>
          </table:table-cell>
          <table:table-cell office:value-type="float" office:value="129.157647497099" calcext:value-type="float">
            <text:p>129.157647497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13.4963098005382" calcext:value-type="float">
            <text:p>13.4963098005382</text:p>
          </table:table-cell>
          <table:table-cell office:value-type="float" office:value="13.5317435577273" calcext:value-type="float">
            <text:p>13.5317435577273</text:p>
          </table:table-cell>
          <table:table-cell office:value-type="float" office:value="120.613314449725" calcext:value-type="float">
            <text:p>120.613314449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13.5317435577273" calcext:value-type="float">
            <text:p>13.5317435577273</text:p>
          </table:table-cell>
          <table:table-cell office:value-type="float" office:value="13.5320373715794" calcext:value-type="float">
            <text:p>13.5320373715794</text:p>
          </table:table-cell>
          <table:table-cell office:value-type="float" office:value="121.606959599284" calcext:value-type="float">
            <text:p>121.606959599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13.5320373715794" calcext:value-type="float">
            <text:p>13.5320373715794</text:p>
          </table:table-cell>
          <table:table-cell office:value-type="float" office:value="13.5700547077189" calcext:value-type="float">
            <text:p>13.5700547077189</text:p>
          </table:table-cell>
          <table:table-cell office:value-type="float" office:value="115.468019053298" calcext:value-type="float">
            <text:p>115.468019053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13.5700547077189" calcext:value-type="float">
            <text:p>13.5700547077189</text:p>
          </table:table-cell>
          <table:table-cell office:value-type="float" office:value="13.4424484693544" calcext:value-type="float">
            <text:p>13.4424484693544</text:p>
          </table:table-cell>
          <table:table-cell office:value-type="float" office:value="135.027926740022" calcext:value-type="float">
            <text:p>135.027926740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13.4424484693544" calcext:value-type="float">
            <text:p>13.4424484693544</text:p>
          </table:table-cell>
          <table:table-cell office:value-type="float" office:value="13.4536208353327" calcext:value-type="float">
            <text:p>13.4536208353327</text:p>
          </table:table-cell>
          <table:table-cell office:value-type="float" office:value="133.07030223257" calcext:value-type="float">
            <text:p>133.07030223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13.4536208353327" calcext:value-type="float">
            <text:p>13.4536208353327</text:p>
          </table:table-cell>
          <table:table-cell office:value-type="float" office:value="13.5098704765123" calcext:value-type="float">
            <text:p>13.5098704765123</text:p>
          </table:table-cell>
          <table:table-cell office:value-type="float" office:value="124.50890181146" calcext:value-type="float">
            <text:p>124.50890181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13.5098704765123" calcext:value-type="float">
            <text:p>13.5098704765123</text:p>
          </table:table-cell>
          <table:table-cell office:value-type="float" office:value="13.4990056892812" calcext:value-type="float">
            <text:p>13.4990056892812</text:p>
          </table:table-cell>
          <table:table-cell office:value-type="float" office:value="128.010742250607" calcext:value-type="float">
            <text:p>128.0107422506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13.4990056892812" calcext:value-type="float">
            <text:p>13.4990056892812</text:p>
          </table:table-cell>
          <table:table-cell office:value-type="float" office:value="13.47959095996" calcext:value-type="float">
            <text:p>13.47959095996</text:p>
          </table:table-cell>
          <table:table-cell office:value-type="float" office:value="125.703715372765" calcext:value-type="float">
            <text:p>125.703715372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13.47959095996" calcext:value-type="float">
            <text:p>13.47959095996</text:p>
          </table:table-cell>
          <table:table-cell office:value-type="float" office:value="13.4407386185434" calcext:value-type="float">
            <text:p>13.4407386185434</text:p>
          </table:table-cell>
          <table:table-cell office:value-type="float" office:value="134.163920090808" calcext:value-type="float">
            <text:p>134.163920090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13.4407386185434" calcext:value-type="float">
            <text:p>13.4407386185434</text:p>
          </table:table-cell>
          <table:table-cell office:value-type="float" office:value="13.4289929871333" calcext:value-type="float">
            <text:p>13.4289929871333</text:p>
          </table:table-cell>
          <table:table-cell office:value-type="float" office:value="132.461776566104" calcext:value-type="float">
            <text:p>132.461776566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13.4289929871333" calcext:value-type="float">
            <text:p>13.4289929871333</text:p>
          </table:table-cell>
          <table:table-cell office:value-type="float" office:value="13.4193995583034" calcext:value-type="float">
            <text:p>13.4193995583034</text:p>
          </table:table-cell>
          <table:table-cell office:value-type="float" office:value="132.58580006764" calcext:value-type="float">
            <text:p>132.58580006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13.4193995583034" calcext:value-type="float">
            <text:p>13.4193995583034</text:p>
          </table:table-cell>
          <table:table-cell office:value-type="float" office:value="13.3228300297738" calcext:value-type="float">
            <text:p>13.3228300297738</text:p>
          </table:table-cell>
          <table:table-cell office:value-type="float" office:value="149.543337033389" calcext:value-type="float">
            <text:p>149.543337033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13.3228300297738" calcext:value-type="float">
            <text:p>13.3228300297738</text:p>
          </table:table-cell>
          <table:table-cell office:value-type="float" office:value="13.4778226132526" calcext:value-type="float">
            <text:p>13.4778226132526</text:p>
          </table:table-cell>
          <table:table-cell office:value-type="float" office:value="120.640169376409" calcext:value-type="float">
            <text:p>120.64016937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13.4778226132526" calcext:value-type="float">
            <text:p>13.4778226132526</text:p>
          </table:table-cell>
          <table:table-cell office:value-type="float" office:value="13.4032174776374" calcext:value-type="float">
            <text:p>13.4032174776374</text:p>
          </table:table-cell>
          <table:table-cell office:value-type="float" office:value="132.182342855819" calcext:value-type="float">
            <text:p>132.182342855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13.4032174776374" calcext:value-type="float">
            <text:p>13.4032174776374</text:p>
          </table:table-cell>
          <table:table-cell office:value-type="float" office:value="13.3951109627379" calcext:value-type="float">
            <text:p>13.3951109627379</text:p>
          </table:table-cell>
          <table:table-cell office:value-type="float" office:value="131.757062406182" calcext:value-type="float">
            <text:p>131.757062406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13.3951109627379" calcext:value-type="float">
            <text:p>13.3951109627379</text:p>
          </table:table-cell>
          <table:table-cell office:value-type="float" office:value="13.3823718495421" calcext:value-type="float">
            <text:p>13.3823718495421</text:p>
          </table:table-cell>
          <table:table-cell office:value-type="float" office:value="137.056739539558" calcext:value-type="float">
            <text:p>137.0567395395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13.3823718495421" calcext:value-type="float">
            <text:p>13.3823718495421</text:p>
          </table:table-cell>
          <table:table-cell office:value-type="float" office:value="13.3556677866563" calcext:value-type="float">
            <text:p>13.3556677866563</text:p>
          </table:table-cell>
          <table:table-cell office:value-type="float" office:value="136.987742844315" calcext:value-type="float">
            <text:p>136.987742844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13.3556677866563" calcext:value-type="float">
            <text:p>13.3556677866563</text:p>
          </table:table-cell>
          <table:table-cell office:value-type="float" office:value="13.3957004480758" calcext:value-type="float">
            <text:p>13.3957004480758</text:p>
          </table:table-cell>
          <table:table-cell office:value-type="float" office:value="132.683246665604" calcext:value-type="float">
            <text:p>132.683246665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13.3957004480758" calcext:value-type="float">
            <text:p>13.3957004480758</text:p>
          </table:table-cell>
          <table:table-cell office:value-type="float" office:value="13.4294649401282" calcext:value-type="float">
            <text:p>13.4294649401282</text:p>
          </table:table-cell>
          <table:table-cell office:value-type="float" office:value="124.277633077906" calcext:value-type="float">
            <text:p>124.277633077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13.4294649401282" calcext:value-type="float">
            <text:p>13.4294649401282</text:p>
          </table:table-cell>
          <table:table-cell office:value-type="float" office:value="13.3778523212564" calcext:value-type="float">
            <text:p>13.3778523212564</text:p>
          </table:table-cell>
          <table:table-cell office:value-type="float" office:value="132.66952913377" calcext:value-type="float">
            <text:p>132.66952913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13.3778523212564" calcext:value-type="float">
            <text:p>13.3778523212564</text:p>
          </table:table-cell>
          <table:table-cell office:value-type="float" office:value="13.3149349041544" calcext:value-type="float">
            <text:p>13.3149349041544</text:p>
          </table:table-cell>
          <table:table-cell office:value-type="float" office:value="142.429250247749" calcext:value-type="float">
            <text:p>142.429250247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13.3149349041544" calcext:value-type="float">
            <text:p>13.3149349041544</text:p>
          </table:table-cell>
          <table:table-cell office:value-type="float" office:value="13.3400176133243" calcext:value-type="float">
            <text:p>13.3400176133243</text:p>
          </table:table-cell>
          <table:table-cell office:value-type="float" office:value="135.787452953959" calcext:value-type="float">
            <text:p>135.787452953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13.3400176133243" calcext:value-type="float">
            <text:p>13.3400176133243</text:p>
          </table:table-cell>
          <table:table-cell office:value-type="float" office:value="13.3693944323825" calcext:value-type="float">
            <text:p>13.3693944323825</text:p>
          </table:table-cell>
          <table:table-cell office:value-type="float" office:value="132.848393109115" calcext:value-type="float">
            <text:p>132.848393109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13.3693944323825" calcext:value-type="float">
            <text:p>13.3693944323825</text:p>
          </table:table-cell>
          <table:table-cell office:value-type="float" office:value="13.371836507902" calcext:value-type="float">
            <text:p>13.371836507902</text:p>
          </table:table-cell>
          <table:table-cell office:value-type="float" office:value="127.466125629848" calcext:value-type="float">
            <text:p>127.466125629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13.371836507902" calcext:value-type="float">
            <text:p>13.371836507902</text:p>
          </table:table-cell>
          <table:table-cell office:value-type="float" office:value="13.4067657431556" calcext:value-type="float">
            <text:p>13.4067657431556</text:p>
          </table:table-cell>
          <table:table-cell office:value-type="float" office:value="123.278576856309" calcext:value-type="float">
            <text:p>123.278576856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13.4067657431556" calcext:value-type="float">
            <text:p>13.4067657431556</text:p>
          </table:table-cell>
          <table:table-cell office:value-type="float" office:value="13.3865249963115" calcext:value-type="float">
            <text:p>13.3865249963115</text:p>
          </table:table-cell>
          <table:table-cell office:value-type="float" office:value="125.102435512665" calcext:value-type="float">
            <text:p>125.10243551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13.3865249963115" calcext:value-type="float">
            <text:p>13.3865249963115</text:p>
          </table:table-cell>
          <table:table-cell office:value-type="float" office:value="13.3400817698592" calcext:value-type="float">
            <text:p>13.3400817698592</text:p>
          </table:table-cell>
          <table:table-cell office:value-type="float" office:value="131.815799486169" calcext:value-type="float">
            <text:p>131.815799486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3.3400817698592" calcext:value-type="float">
            <text:p>13.3400817698592</text:p>
          </table:table-cell>
          <table:table-cell office:value-type="float" office:value="13.3101528426012" calcext:value-type="float">
            <text:p>13.3101528426012</text:p>
          </table:table-cell>
          <table:table-cell office:value-type="float" office:value="137.872280467221" calcext:value-type="float">
            <text:p>137.872280467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13.3101528426012" calcext:value-type="float">
            <text:p>13.3101528426012</text:p>
          </table:table-cell>
          <table:table-cell office:value-type="float" office:value="13.4285966515982" calcext:value-type="float">
            <text:p>13.4285966515982</text:p>
          </table:table-cell>
          <table:table-cell office:value-type="float" office:value="115.106793417912" calcext:value-type="float">
            <text:p>115.106793417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13.4285966515982" calcext:value-type="float">
            <text:p>13.4285966515982</text:p>
          </table:table-cell>
          <table:table-cell office:value-type="float" office:value="13.383963730221" calcext:value-type="float">
            <text:p>13.383963730221</text:p>
          </table:table-cell>
          <table:table-cell office:value-type="float" office:value="125.354804422088" calcext:value-type="float">
            <text:p>125.354804422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13.383963730221" calcext:value-type="float">
            <text:p>13.383963730221</text:p>
          </table:table-cell>
          <table:table-cell office:value-type="float" office:value="13.3904823812" calcext:value-type="float">
            <text:p>13.3904823812</text:p>
          </table:table-cell>
          <table:table-cell office:value-type="float" office:value="121.216802047859" calcext:value-type="float">
            <text:p>121.2168020478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13.3904823812" calcext:value-type="float">
            <text:p>13.3904823812</text:p>
          </table:table-cell>
          <table:table-cell office:value-type="float" office:value="13.395820157914" calcext:value-type="float">
            <text:p>13.395820157914</text:p>
          </table:table-cell>
          <table:table-cell office:value-type="float" office:value="121.558798421287" calcext:value-type="float">
            <text:p>121.558798421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13.395820157914" calcext:value-type="float">
            <text:p>13.395820157914</text:p>
          </table:table-cell>
          <table:table-cell office:value-type="float" office:value="13.3555385031034" calcext:value-type="float">
            <text:p>13.3555385031034</text:p>
          </table:table-cell>
          <table:table-cell office:value-type="float" office:value="125.575818741705" calcext:value-type="float">
            <text:p>125.57581874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13.3555385031034" calcext:value-type="float">
            <text:p>13.3555385031034</text:p>
          </table:table-cell>
          <table:table-cell office:value-type="float" office:value="13.3053800340803" calcext:value-type="float">
            <text:p>13.3053800340803</text:p>
          </table:table-cell>
          <table:table-cell office:value-type="float" office:value="134.423836395609" calcext:value-type="float">
            <text:p>134.423836395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13.3053800340803" calcext:value-type="float">
            <text:p>13.3053800340803</text:p>
          </table:table-cell>
          <table:table-cell office:value-type="float" office:value="13.2784127367312" calcext:value-type="float">
            <text:p>13.2784127367312</text:p>
          </table:table-cell>
          <table:table-cell office:value-type="float" office:value="133.632582267148" calcext:value-type="float">
            <text:p>133.632582267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13.2784127367312" calcext:value-type="float">
            <text:p>13.2784127367312</text:p>
          </table:table-cell>
          <table:table-cell office:value-type="float" office:value="13.291923006872" calcext:value-type="float">
            <text:p>13.291923006872</text:p>
          </table:table-cell>
          <table:table-cell office:value-type="float" office:value="133.972163381093" calcext:value-type="float">
            <text:p>133.972163381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13.291923006872" calcext:value-type="float">
            <text:p>13.291923006872</text:p>
          </table:table-cell>
          <table:table-cell office:value-type="float" office:value="13.2522670315645" calcext:value-type="float">
            <text:p>13.2522670315645</text:p>
          </table:table-cell>
          <table:table-cell office:value-type="float" office:value="135.396606060975" calcext:value-type="float">
            <text:p>135.396606060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13.2522670315645" calcext:value-type="float">
            <text:p>13.2522670315645</text:p>
          </table:table-cell>
          <table:table-cell office:value-type="float" office:value="13.3093871965197" calcext:value-type="float">
            <text:p>13.3093871965197</text:p>
          </table:table-cell>
          <table:table-cell office:value-type="float" office:value="125.207866667861" calcext:value-type="float">
            <text:p>125.207866667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13.3093871965197" calcext:value-type="float">
            <text:p>13.3093871965197</text:p>
          </table:table-cell>
          <table:table-cell office:value-type="float" office:value="13.3273044220103" calcext:value-type="float">
            <text:p>13.3273044220103</text:p>
          </table:table-cell>
          <table:table-cell office:value-type="float" office:value="122.933836673464" calcext:value-type="float">
            <text:p>122.933836673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13.3273044220103" calcext:value-type="float">
            <text:p>13.3273044220103</text:p>
          </table:table-cell>
          <table:table-cell office:value-type="float" office:value="13.283682319305" calcext:value-type="float">
            <text:p>13.283682319305</text:p>
          </table:table-cell>
          <table:table-cell office:value-type="float" office:value="126.958868509014" calcext:value-type="float">
            <text:p>126.958868509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13.283682319305" calcext:value-type="float">
            <text:p>13.283682319305</text:p>
          </table:table-cell>
          <table:table-cell office:value-type="float" office:value="13.3015925479123" calcext:value-type="float">
            <text:p>13.3015925479123</text:p>
          </table:table-cell>
          <table:table-cell office:value-type="float" office:value="122.496391283715" calcext:value-type="float">
            <text:p>122.496391283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13.3015925479123" calcext:value-type="float">
            <text:p>13.3015925479123</text:p>
          </table:table-cell>
          <table:table-cell office:value-type="float" office:value="13.2588309269566" calcext:value-type="float">
            <text:p>13.2588309269566</text:p>
          </table:table-cell>
          <table:table-cell office:value-type="float" office:value="128.802744170302" calcext:value-type="float">
            <text:p>128.802744170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13.2588309269566" calcext:value-type="float">
            <text:p>13.2588309269566</text:p>
          </table:table-cell>
          <table:table-cell office:value-type="float" office:value="13.1880992967237" calcext:value-type="float">
            <text:p>13.1880992967237</text:p>
          </table:table-cell>
          <table:table-cell office:value-type="float" office:value="139.095749715291" calcext:value-type="float">
            <text:p>139.09574971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13.1880992967237" calcext:value-type="float">
            <text:p>13.1880992967237</text:p>
          </table:table-cell>
          <table:table-cell office:value-type="float" office:value="13.2618524357185" calcext:value-type="float">
            <text:p>13.2618524357185</text:p>
          </table:table-cell>
          <table:table-cell office:value-type="float" office:value="125.502181899018" calcext:value-type="float">
            <text:p>125.502181899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13.2618524357185" calcext:value-type="float">
            <text:p>13.2618524357185</text:p>
          </table:table-cell>
          <table:table-cell office:value-type="float" office:value="13.2206800651804" calcext:value-type="float">
            <text:p>13.2206800651804</text:p>
          </table:table-cell>
          <table:table-cell office:value-type="float" office:value="128.021938353102" calcext:value-type="float">
            <text:p>128.021938353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13.2206800651804" calcext:value-type="float">
            <text:p>13.2206800651804</text:p>
          </table:table-cell>
          <table:table-cell office:value-type="float" office:value="13.2015660828771" calcext:value-type="float">
            <text:p>13.2015660828771</text:p>
          </table:table-cell>
          <table:table-cell office:value-type="float" office:value="131.092916825939" calcext:value-type="float">
            <text:p>131.092916825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13.2015660828771" calcext:value-type="float">
            <text:p>13.2015660828771</text:p>
          </table:table-cell>
          <table:table-cell office:value-type="float" office:value="13.1191083978502" calcext:value-type="float">
            <text:p>13.1191083978502</text:p>
          </table:table-cell>
          <table:table-cell office:value-type="float" office:value="140.185985833186" calcext:value-type="float">
            <text:p>140.18598583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13.1191083978502" calcext:value-type="float">
            <text:p>13.1191083978502</text:p>
          </table:table-cell>
          <table:table-cell office:value-type="float" office:value="13.0792881160097" calcext:value-type="float">
            <text:p>13.0792881160097</text:p>
          </table:table-cell>
          <table:table-cell office:value-type="float" office:value="143.526992076335" calcext:value-type="float">
            <text:p>143.526992076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13.0792881160097" calcext:value-type="float">
            <text:p>13.0792881160097</text:p>
          </table:table-cell>
          <table:table-cell office:value-type="float" office:value="13.171396002693" calcext:value-type="float">
            <text:p>13.171396002693</text:p>
          </table:table-cell>
          <table:table-cell office:value-type="float" office:value="123.623682835659" calcext:value-type="float">
            <text:p>123.623682835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13.171396002693" calcext:value-type="float">
            <text:p>13.171396002693</text:p>
          </table:table-cell>
          <table:table-cell office:value-type="float" office:value="13.203061166971" calcext:value-type="float">
            <text:p>13.203061166971</text:p>
          </table:table-cell>
          <table:table-cell office:value-type="float" office:value="120.861687846203" calcext:value-type="float">
            <text:p>120.861687846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13.203061166971" calcext:value-type="float">
            <text:p>13.203061166971</text:p>
          </table:table-cell>
          <table:table-cell office:value-type="float" office:value="13.0495332435137" calcext:value-type="float">
            <text:p>13.0495332435137</text:p>
          </table:table-cell>
          <table:table-cell office:value-type="float" office:value="142.085127536522" calcext:value-type="float">
            <text:p>142.085127536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3.0495332435137" calcext:value-type="float">
            <text:p>13.0495332435137</text:p>
          </table:table-cell>
          <table:table-cell office:value-type="float" office:value="13.0998759962465" calcext:value-type="float">
            <text:p>13.0998759962465</text:p>
          </table:table-cell>
          <table:table-cell office:value-type="float" office:value="130.495673870257" calcext:value-type="float">
            <text:p>130.495673870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13.0998759962465" calcext:value-type="float">
            <text:p>13.0998759962465</text:p>
          </table:table-cell>
          <table:table-cell office:value-type="float" office:value="13.0819174672727" calcext:value-type="float">
            <text:p>13.0819174672727</text:p>
          </table:table-cell>
          <table:table-cell office:value-type="float" office:value="134.141827223633" calcext:value-type="float">
            <text:p>134.141827223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13.0819174672727" calcext:value-type="float">
            <text:p>13.0819174672727</text:p>
          </table:table-cell>
          <table:table-cell office:value-type="float" office:value="12.9947540596224" calcext:value-type="float">
            <text:p>12.9947540596224</text:p>
          </table:table-cell>
          <table:table-cell office:value-type="float" office:value="141.716465295245" calcext:value-type="float">
            <text:p>141.716465295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12.9947540596224" calcext:value-type="float">
            <text:p>12.9947540596224</text:p>
          </table:table-cell>
          <table:table-cell office:value-type="float" office:value="12.9235215425821" calcext:value-type="float">
            <text:p>12.9235215425821</text:p>
          </table:table-cell>
          <table:table-cell office:value-type="float" office:value="147.119693601197" calcext:value-type="float">
            <text:p>147.119693601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12.9235215425821" calcext:value-type="float">
            <text:p>12.9235215425821</text:p>
          </table:table-cell>
          <table:table-cell office:value-type="float" office:value="13.0184198113307" calcext:value-type="float">
            <text:p>13.0184198113307</text:p>
          </table:table-cell>
          <table:table-cell office:value-type="float" office:value="129.297539971326" calcext:value-type="float">
            <text:p>129.297539971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13.0184198113307" calcext:value-type="float">
            <text:p>13.0184198113307</text:p>
          </table:table-cell>
          <table:table-cell office:value-type="float" office:value="12.9794783481311" calcext:value-type="float">
            <text:p>12.9794783481311</text:p>
          </table:table-cell>
          <table:table-cell office:value-type="float" office:value="131.507054878183" calcext:value-type="float">
            <text:p>131.507054878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12.9794783481311" calcext:value-type="float">
            <text:p>12.9794783481311</text:p>
          </table:table-cell>
          <table:table-cell office:value-type="float" office:value="12.9457129151418" calcext:value-type="float">
            <text:p>12.9457129151418</text:p>
          </table:table-cell>
          <table:table-cell office:value-type="float" office:value="135.646288199142" calcext:value-type="float">
            <text:p>135.646288199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12.9457129151418" calcext:value-type="float">
            <text:p>12.9457129151418</text:p>
          </table:table-cell>
          <table:table-cell office:value-type="float" office:value="12.9607360652546" calcext:value-type="float">
            <text:p>12.9607360652546</text:p>
          </table:table-cell>
          <table:table-cell office:value-type="float" office:value="127.417697736804" calcext:value-type="float">
            <text:p>127.417697736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12.9607360652546" calcext:value-type="float">
            <text:p>12.9607360652546</text:p>
          </table:table-cell>
          <table:table-cell office:value-type="float" office:value="13.0340500331468" calcext:value-type="float">
            <text:p>13.0340500331468</text:p>
          </table:table-cell>
          <table:table-cell office:value-type="float" office:value="114.841713411912" calcext:value-type="float">
            <text:p>114.841713411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13.0340500331468" calcext:value-type="float">
            <text:p>13.0340500331468</text:p>
          </table:table-cell>
          <table:table-cell office:value-type="float" office:value="12.9080581961123" calcext:value-type="float">
            <text:p>12.9080581961123</text:p>
          </table:table-cell>
          <table:table-cell office:value-type="float" office:value="133.10119315335" calcext:value-type="float">
            <text:p>133.10119315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12.9080581961123" calcext:value-type="float">
            <text:p>12.9080581961123</text:p>
          </table:table-cell>
          <table:table-cell office:value-type="float" office:value="12.8981639545759" calcext:value-type="float">
            <text:p>12.8981639545759</text:p>
          </table:table-cell>
          <table:table-cell office:value-type="float" office:value="127.959976628687" calcext:value-type="float">
            <text:p>127.9599766286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12.8981639545759" calcext:value-type="float">
            <text:p>12.8981639545759</text:p>
          </table:table-cell>
          <table:table-cell office:value-type="float" office:value="12.8539540497527" calcext:value-type="float">
            <text:p>12.8539540497527</text:p>
          </table:table-cell>
          <table:table-cell office:value-type="float" office:value="132.302859431063" calcext:value-type="float">
            <text:p>132.302859431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12.8539540497527" calcext:value-type="float">
            <text:p>12.8539540497527</text:p>
          </table:table-cell>
          <table:table-cell office:value-type="float" office:value="12.8533123715348" calcext:value-type="float">
            <text:p>12.8533123715348</text:p>
          </table:table-cell>
          <table:table-cell office:value-type="float" office:value="129.656288643" calcext:value-type="float">
            <text:p>129.656288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12.8533123715348" calcext:value-type="float">
            <text:p>12.8533123715348</text:p>
          </table:table-cell>
          <table:table-cell office:value-type="float" office:value="12.8031590959892" calcext:value-type="float">
            <text:p>12.8031590959892</text:p>
          </table:table-cell>
          <table:table-cell office:value-type="float" office:value="131.168725543787" calcext:value-type="float">
            <text:p>131.168725543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12.8031590959892" calcext:value-type="float">
            <text:p>12.8031590959892</text:p>
          </table:table-cell>
          <table:table-cell office:value-type="float" office:value="12.8393760469216" calcext:value-type="float">
            <text:p>12.8393760469216</text:p>
          </table:table-cell>
          <table:table-cell office:value-type="float" office:value="122.544667066425" calcext:value-type="float">
            <text:p>122.544667066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12.8393760469216" calcext:value-type="float">
            <text:p>12.8393760469216</text:p>
          </table:table-cell>
          <table:table-cell office:value-type="float" office:value="12.7845504575205" calcext:value-type="float">
            <text:p>12.7845504575205</text:p>
          </table:table-cell>
          <table:table-cell office:value-type="float" office:value="123.265293271854" calcext:value-type="float">
            <text:p>123.265293271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2.7845504575205" calcext:value-type="float">
            <text:p>12.7845504575205</text:p>
          </table:table-cell>
          <table:table-cell office:value-type="float" office:value="12.6347361429898" calcext:value-type="float">
            <text:p>12.6347361429898</text:p>
          </table:table-cell>
          <table:table-cell office:value-type="float" office:value="140.705736995775" calcext:value-type="float">
            <text:p>140.705736995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12.6347361429898" calcext:value-type="float">
            <text:p>12.6347361429898</text:p>
          </table:table-cell>
          <table:table-cell office:value-type="float" office:value="12.6700525548531" calcext:value-type="float">
            <text:p>12.6700525548531</text:p>
          </table:table-cell>
          <table:table-cell office:value-type="float" office:value="128.305618061285" calcext:value-type="float">
            <text:p>128.305618061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12.6700525548531" calcext:value-type="float">
            <text:p>12.6700525548531</text:p>
          </table:table-cell>
          <table:table-cell office:value-type="float" office:value="12.6233502278531" calcext:value-type="float">
            <text:p>12.6233502278531</text:p>
          </table:table-cell>
          <table:table-cell office:value-type="float" office:value="129.547399376009" calcext:value-type="float">
            <text:p>129.547399376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12.6233502278531" calcext:value-type="float">
            <text:p>12.6233502278531</text:p>
          </table:table-cell>
          <table:table-cell office:value-type="float" office:value="12.5561187923756" calcext:value-type="float">
            <text:p>12.5561187923756</text:p>
          </table:table-cell>
          <table:table-cell office:value-type="float" office:value="132.188147024138" calcext:value-type="float">
            <text:p>132.188147024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12.5561187923756" calcext:value-type="float">
            <text:p>12.5561187923756</text:p>
          </table:table-cell>
          <table:table-cell office:value-type="float" office:value="12.5469434859842" calcext:value-type="float">
            <text:p>12.5469434859842</text:p>
          </table:table-cell>
          <table:table-cell office:value-type="float" office:value="126.666385863845" calcext:value-type="float">
            <text:p>126.666385863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12.5469434859842" calcext:value-type="float">
            <text:p>12.5469434859842</text:p>
          </table:table-cell>
          <table:table-cell office:value-type="float" office:value="12.4547400918728" calcext:value-type="float">
            <text:p>12.4547400918728</text:p>
          </table:table-cell>
          <table:table-cell office:value-type="float" office:value="132.497763670373" calcext:value-type="float">
            <text:p>132.497763670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12.4547400918728" calcext:value-type="float">
            <text:p>12.4547400918728</text:p>
          </table:table-cell>
          <table:table-cell office:value-type="float" office:value="12.3502882117637" calcext:value-type="float">
            <text:p>12.3502882117637</text:p>
          </table:table-cell>
          <table:table-cell office:value-type="float" office:value="135.248374940904" calcext:value-type="float">
            <text:p>135.248374940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12.3502882117637" calcext:value-type="float">
            <text:p>12.3502882117637</text:p>
          </table:table-cell>
          <table:table-cell office:value-type="float" office:value="12.3087765217853" calcext:value-type="float">
            <text:p>12.3087765217853</text:p>
          </table:table-cell>
          <table:table-cell office:value-type="float" office:value="133.775274446782" calcext:value-type="float">
            <text:p>133.775274446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12.3087765217853" calcext:value-type="float">
            <text:p>12.3087765217853</text:p>
          </table:table-cell>
          <table:table-cell office:value-type="float" office:value="12.2547534093182" calcext:value-type="float">
            <text:p>12.2547534093182</text:p>
          </table:table-cell>
          <table:table-cell office:value-type="float" office:value="127.933328546428" calcext:value-type="float">
            <text:p>127.933328546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12.2547534093182" calcext:value-type="float">
            <text:p>12.2547534093182</text:p>
          </table:table-cell>
          <table:table-cell office:value-type="float" office:value="12.2225635747245" calcext:value-type="float">
            <text:p>12.2225635747245</text:p>
          </table:table-cell>
          <table:table-cell office:value-type="float" office:value="125.151779430261" calcext:value-type="float">
            <text:p>125.15177943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2.2225635747245" calcext:value-type="float">
            <text:p>12.2225635747245</text:p>
          </table:table-cell>
          <table:table-cell office:value-type="float" office:value="12.0033919052006" calcext:value-type="float">
            <text:p>12.0033919052006</text:p>
          </table:table-cell>
          <table:table-cell office:value-type="float" office:value="137.974371639597" calcext:value-type="float">
            <text:p>137.974371639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12.0033919052006" calcext:value-type="float">
            <text:p>12.0033919052006</text:p>
          </table:table-cell>
          <table:table-cell office:value-type="float" office:value="12.0247354090698" calcext:value-type="float">
            <text:p>12.0247354090698</text:p>
          </table:table-cell>
          <table:table-cell office:value-type="float" office:value="120.602863426232" calcext:value-type="float">
            <text:p>120.602863426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12.0247354090698" calcext:value-type="float">
            <text:p>12.0247354090698</text:p>
          </table:table-cell>
          <table:table-cell office:value-type="float" office:value="11.7007003212394" calcext:value-type="float">
            <text:p>11.7007003212394</text:p>
          </table:table-cell>
          <table:table-cell office:value-type="float" office:value="137.47789738647" calcext:value-type="float">
            <text:p>137.47789738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7" calcext:value-type="float">
            <text:p>917</text:p>
          </table:table-cell>
          <table:table-cell office:value-type="float" office:value="3.5" calcext:value-type="float">
            <text:p>3.5</text:p>
          </table:table-cell>
          <table:table-cell office:value-type="float" office:value="14.6613989747577" calcext:value-type="float">
            <text:p>14.6613989747577</text:p>
          </table:table-cell>
          <table:table-cell office:value-type="float" office:value="14.5467151434399" calcext:value-type="float">
            <text:p>14.5467151434399</text:p>
          </table:table-cell>
          <table:table-cell office:value-type="float" office:value="276.947726628559" calcext:value-type="float">
            <text:p>276.9477266285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3.5" calcext:value-type="float">
            <text:p>3.5</text:p>
          </table:table-cell>
          <table:table-cell office:value-type="float" office:value="14.5467151434399" calcext:value-type="float">
            <text:p>14.5467151434399</text:p>
          </table:table-cell>
          <table:table-cell office:value-type="float" office:value="14.5457858155616" calcext:value-type="float">
            <text:p>14.5457858155616</text:p>
          </table:table-cell>
          <table:table-cell office:value-type="float" office:value="276.89141098243" calcext:value-type="float">
            <text:p>276.89141098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9" calcext:value-type="float">
            <text:p>919</text:p>
          </table:table-cell>
          <table:table-cell office:value-type="float" office:value="3.5" calcext:value-type="float">
            <text:p>3.5</text:p>
          </table:table-cell>
          <table:table-cell office:value-type="float" office:value="14.5457858155616" calcext:value-type="float">
            <text:p>14.5457858155616</text:p>
          </table:table-cell>
          <table:table-cell office:value-type="float" office:value="14.4085084570091" calcext:value-type="float">
            <text:p>14.4085084570091</text:p>
          </table:table-cell>
          <table:table-cell office:value-type="float" office:value="311.295054163806" calcext:value-type="float">
            <text:p>311.295054163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  <table:table-cell office:value-type="float" office:value="3.5" calcext:value-type="float">
            <text:p>3.5</text:p>
          </table:table-cell>
          <table:table-cell office:value-type="float" office:value="14.4085084570091" calcext:value-type="float">
            <text:p>14.4085084570091</text:p>
          </table:table-cell>
          <table:table-cell office:value-type="float" office:value="14.3894198684153" calcext:value-type="float">
            <text:p>14.3894198684153</text:p>
          </table:table-cell>
          <table:table-cell office:value-type="float" office:value="312.161746771825" calcext:value-type="float">
            <text:p>312.161746771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" calcext:value-type="float">
            <text:p>921</text:p>
          </table:table-cell>
          <table:table-cell office:value-type="float" office:value="3.5" calcext:value-type="float">
            <text:p>3.5</text:p>
          </table:table-cell>
          <table:table-cell office:value-type="float" office:value="14.3894198684153" calcext:value-type="float">
            <text:p>14.3894198684153</text:p>
          </table:table-cell>
          <table:table-cell office:value-type="float" office:value="14.3371432725454" calcext:value-type="float">
            <text:p>14.3371432725454</text:p>
          </table:table-cell>
          <table:table-cell office:value-type="float" office:value="322.446116030567" calcext:value-type="float">
            <text:p>322.446116030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3.5" calcext:value-type="float">
            <text:p>3.5</text:p>
          </table:table-cell>
          <table:table-cell office:value-type="float" office:value="14.3371432725454" calcext:value-type="float">
            <text:p>14.3371432725454</text:p>
          </table:table-cell>
          <table:table-cell office:value-type="float" office:value="14.3867774607972" calcext:value-type="float">
            <text:p>14.3867774607972</text:p>
          </table:table-cell>
          <table:table-cell office:value-type="float" office:value="299.391460582114" calcext:value-type="float">
            <text:p>299.391460582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3" calcext:value-type="float">
            <text:p>923</text:p>
          </table:table-cell>
          <table:table-cell office:value-type="float" office:value="3.5" calcext:value-type="float">
            <text:p>3.5</text:p>
          </table:table-cell>
          <table:table-cell office:value-type="float" office:value="14.3867774607972" calcext:value-type="float">
            <text:p>14.3867774607972</text:p>
          </table:table-cell>
          <table:table-cell office:value-type="float" office:value="14.4180520548288" calcext:value-type="float">
            <text:p>14.4180520548288</text:p>
          </table:table-cell>
          <table:table-cell office:value-type="float" office:value="287.201634975625" calcext:value-type="float">
            <text:p>287.201634975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4" calcext:value-type="float">
            <text:p>924</text:p>
          </table:table-cell>
          <table:table-cell office:value-type="float" office:value="3.5" calcext:value-type="float">
            <text:p>3.5</text:p>
          </table:table-cell>
          <table:table-cell office:value-type="float" office:value="14.4180520548288" calcext:value-type="float">
            <text:p>14.4180520548288</text:p>
          </table:table-cell>
          <table:table-cell office:value-type="float" office:value="14.4758392472638" calcext:value-type="float">
            <text:p>14.4758392472638</text:p>
          </table:table-cell>
          <table:table-cell office:value-type="float" office:value="264.955988684266" calcext:value-type="float">
            <text:p>264.955988684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5" calcext:value-type="float">
            <text:p>925</text:p>
          </table:table-cell>
          <table:table-cell office:value-type="float" office:value="3.5" calcext:value-type="float">
            <text:p>3.5</text:p>
          </table:table-cell>
          <table:table-cell office:value-type="float" office:value="14.4758392472638" calcext:value-type="float">
            <text:p>14.4758392472638</text:p>
          </table:table-cell>
          <table:table-cell office:value-type="float" office:value="14.4564845835384" calcext:value-type="float">
            <text:p>14.4564845835384</text:p>
          </table:table-cell>
          <table:table-cell office:value-type="float" office:value="269.270582415389" calcext:value-type="float">
            <text:p>269.270582415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6" calcext:value-type="float">
            <text:p>926</text:p>
          </table:table-cell>
          <table:table-cell office:value-type="float" office:value="3.5" calcext:value-type="float">
            <text:p>3.5</text:p>
          </table:table-cell>
          <table:table-cell office:value-type="float" office:value="14.4564845835384" calcext:value-type="float">
            <text:p>14.4564845835384</text:p>
          </table:table-cell>
          <table:table-cell office:value-type="float" office:value="14.4793102085307" calcext:value-type="float">
            <text:p>14.4793102085307</text:p>
          </table:table-cell>
          <table:table-cell office:value-type="float" office:value="261.382928819424" calcext:value-type="float">
            <text:p>261.382928819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7" calcext:value-type="float">
            <text:p>927</text:p>
          </table:table-cell>
          <table:table-cell office:value-type="float" office:value="3.5" calcext:value-type="float">
            <text:p>3.5</text:p>
          </table:table-cell>
          <table:table-cell office:value-type="float" office:value="14.4793102085307" calcext:value-type="float">
            <text:p>14.4793102085307</text:p>
          </table:table-cell>
          <table:table-cell office:value-type="float" office:value="14.421413142768" calcext:value-type="float">
            <text:p>14.421413142768</text:p>
          </table:table-cell>
          <table:table-cell office:value-type="float" office:value="276.333300966199" calcext:value-type="float">
            <text:p>276.333300966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office:value-type="float" office:value="3.5" calcext:value-type="float">
            <text:p>3.5</text:p>
          </table:table-cell>
          <table:table-cell office:value-type="float" office:value="14.421413142768" calcext:value-type="float">
            <text:p>14.421413142768</text:p>
          </table:table-cell>
          <table:table-cell office:value-type="float" office:value="14.398387111141" calcext:value-type="float">
            <text:p>14.398387111141</text:p>
          </table:table-cell>
          <table:table-cell office:value-type="float" office:value="283.323512699377" calcext:value-type="float">
            <text:p>283.323512699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office:value-type="float" office:value="3.5" calcext:value-type="float">
            <text:p>3.5</text:p>
          </table:table-cell>
          <table:table-cell office:value-type="float" office:value="14.398387111141" calcext:value-type="float">
            <text:p>14.398387111141</text:p>
          </table:table-cell>
          <table:table-cell office:value-type="float" office:value="14.4296267156251" calcext:value-type="float">
            <text:p>14.4296267156251</text:p>
          </table:table-cell>
          <table:table-cell office:value-type="float" office:value="274.26933355092" calcext:value-type="float">
            <text:p>274.26933355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0" calcext:value-type="float">
            <text:p>930</text:p>
          </table:table-cell>
          <table:table-cell office:value-type="float" office:value="3.5" calcext:value-type="float">
            <text:p>3.5</text:p>
          </table:table-cell>
          <table:table-cell office:value-type="float" office:value="14.4296267156251" calcext:value-type="float">
            <text:p>14.4296267156251</text:p>
          </table:table-cell>
          <table:table-cell office:value-type="float" office:value="14.4065832750412" calcext:value-type="float">
            <text:p>14.4065832750412</text:p>
          </table:table-cell>
          <table:table-cell office:value-type="float" office:value="277.482260043084" calcext:value-type="float">
            <text:p>277.4822600430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1" calcext:value-type="float">
            <text:p>931</text:p>
          </table:table-cell>
          <table:table-cell office:value-type="float" office:value="3.5" calcext:value-type="float">
            <text:p>3.5</text:p>
          </table:table-cell>
          <table:table-cell office:value-type="float" office:value="14.4065832750412" calcext:value-type="float">
            <text:p>14.4065832750412</text:p>
          </table:table-cell>
          <table:table-cell office:value-type="float" office:value="14.4477168959668" calcext:value-type="float">
            <text:p>14.4477168959668</text:p>
          </table:table-cell>
          <table:table-cell office:value-type="float" office:value="266.772078241531" calcext:value-type="float">
            <text:p>266.772078241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2" calcext:value-type="float">
            <text:p>932</text:p>
          </table:table-cell>
          <table:table-cell office:value-type="float" office:value="3.5" calcext:value-type="float">
            <text:p>3.5</text:p>
          </table:table-cell>
          <table:table-cell office:value-type="float" office:value="14.4477168959668" calcext:value-type="float">
            <text:p>14.4477168959668</text:p>
          </table:table-cell>
          <table:table-cell office:value-type="float" office:value="14.3732676290747" calcext:value-type="float">
            <text:p>14.3732676290747</text:p>
          </table:table-cell>
          <table:table-cell office:value-type="float" office:value="283.627305829788" calcext:value-type="float">
            <text:p>283.627305829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3" calcext:value-type="float">
            <text:p>933</text:p>
          </table:table-cell>
          <table:table-cell office:value-type="float" office:value="3.5" calcext:value-type="float">
            <text:p>3.5</text:p>
          </table:table-cell>
          <table:table-cell office:value-type="float" office:value="14.3732676290747" calcext:value-type="float">
            <text:p>14.3732676290747</text:p>
          </table:table-cell>
          <table:table-cell office:value-type="float" office:value="14.3986875965127" calcext:value-type="float">
            <text:p>14.3986875965127</text:p>
          </table:table-cell>
          <table:table-cell office:value-type="float" office:value="274.091917437455" calcext:value-type="float">
            <text:p>274.091917437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4" calcext:value-type="float">
            <text:p>934</text:p>
          </table:table-cell>
          <table:table-cell office:value-type="float" office:value="3.5" calcext:value-type="float">
            <text:p>3.5</text:p>
          </table:table-cell>
          <table:table-cell office:value-type="float" office:value="14.3986875965127" calcext:value-type="float">
            <text:p>14.3986875965127</text:p>
          </table:table-cell>
          <table:table-cell office:value-type="float" office:value="14.3775552992026" calcext:value-type="float">
            <text:p>14.3775552992026</text:p>
          </table:table-cell>
          <table:table-cell office:value-type="float" office:value="275.725358745626" calcext:value-type="float">
            <text:p>275.725358745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5" calcext:value-type="float">
            <text:p>935</text:p>
          </table:table-cell>
          <table:table-cell office:value-type="float" office:value="3.5" calcext:value-type="float">
            <text:p>3.5</text:p>
          </table:table-cell>
          <table:table-cell office:value-type="float" office:value="14.3775552992026" calcext:value-type="float">
            <text:p>14.3775552992026</text:p>
          </table:table-cell>
          <table:table-cell office:value-type="float" office:value="14.327455820522" calcext:value-type="float">
            <text:p>14.327455820522</text:p>
          </table:table-cell>
          <table:table-cell office:value-type="float" office:value="290.213740536557" calcext:value-type="float">
            <text:p>290.2137405365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6" calcext:value-type="float">
            <text:p>936</text:p>
          </table:table-cell>
          <table:table-cell office:value-type="float" office:value="3.5" calcext:value-type="float">
            <text:p>3.5</text:p>
          </table:table-cell>
          <table:table-cell office:value-type="float" office:value="14.327455820522" calcext:value-type="float">
            <text:p>14.327455820522</text:p>
          </table:table-cell>
          <table:table-cell office:value-type="float" office:value="14.3538878665497" calcext:value-type="float">
            <text:p>14.3538878665497</text:p>
          </table:table-cell>
          <table:table-cell office:value-type="float" office:value="281.04742775525" calcext:value-type="float">
            <text:p>281.04742775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office:value-type="float" office:value="3.5" calcext:value-type="float">
            <text:p>3.5</text:p>
          </table:table-cell>
          <table:table-cell office:value-type="float" office:value="14.3538878665497" calcext:value-type="float">
            <text:p>14.3538878665497</text:p>
          </table:table-cell>
          <table:table-cell office:value-type="float" office:value="14.3098967828476" calcext:value-type="float">
            <text:p>14.3098967828476</text:p>
          </table:table-cell>
          <table:table-cell office:value-type="float" office:value="286.900328103947" calcext:value-type="float">
            <text:p>286.900328103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8" calcext:value-type="float">
            <text:p>938</text:p>
          </table:table-cell>
          <table:table-cell office:value-type="float" office:value="3.5" calcext:value-type="float">
            <text:p>3.5</text:p>
          </table:table-cell>
          <table:table-cell office:value-type="float" office:value="14.3098967828476" calcext:value-type="float">
            <text:p>14.3098967828476</text:p>
          </table:table-cell>
          <table:table-cell office:value-type="float" office:value="14.3967422244692" calcext:value-type="float">
            <text:p>14.3967422244692</text:p>
          </table:table-cell>
          <table:table-cell office:value-type="float" office:value="260.857071930701" calcext:value-type="float">
            <text:p>260.857071930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9" calcext:value-type="float">
            <text:p>939</text:p>
          </table:table-cell>
          <table:table-cell office:value-type="float" office:value="3.5" calcext:value-type="float">
            <text:p>3.5</text:p>
          </table:table-cell>
          <table:table-cell office:value-type="float" office:value="14.3967422244692" calcext:value-type="float">
            <text:p>14.3967422244692</text:p>
          </table:table-cell>
          <table:table-cell office:value-type="float" office:value="14.3193598115597" calcext:value-type="float">
            <text:p>14.3193598115597</text:p>
          </table:table-cell>
          <table:table-cell office:value-type="float" office:value="280.479648823901" calcext:value-type="float">
            <text:p>280.479648823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 office:value-type="float" office:value="3.5" calcext:value-type="float">
            <text:p>3.5</text:p>
          </table:table-cell>
          <table:table-cell office:value-type="float" office:value="14.3193598115597" calcext:value-type="float">
            <text:p>14.3193598115597</text:p>
          </table:table-cell>
          <table:table-cell office:value-type="float" office:value="14.334003974439" calcext:value-type="float">
            <text:p>14.334003974439</text:p>
          </table:table-cell>
          <table:table-cell office:value-type="float" office:value="274.840217266969" calcext:value-type="float">
            <text:p>274.840217266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" calcext:value-type="float">
            <text:p>941</text:p>
          </table:table-cell>
          <table:table-cell office:value-type="float" office:value="3.5" calcext:value-type="float">
            <text:p>3.5</text:p>
          </table:table-cell>
          <table:table-cell office:value-type="float" office:value="14.334003974439" calcext:value-type="float">
            <text:p>14.334003974439</text:p>
          </table:table-cell>
          <table:table-cell office:value-type="float" office:value="14.2667729867571" calcext:value-type="float">
            <text:p>14.2667729867571</text:p>
          </table:table-cell>
          <table:table-cell office:value-type="float" office:value="287.830609821695" calcext:value-type="float">
            <text:p>287.830609821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2" calcext:value-type="float">
            <text:p>942</text:p>
          </table:table-cell>
          <table:table-cell office:value-type="float" office:value="3.5" calcext:value-type="float">
            <text:p>3.5</text:p>
          </table:table-cell>
          <table:table-cell office:value-type="float" office:value="14.2667729867571" calcext:value-type="float">
            <text:p>14.2667729867571</text:p>
          </table:table-cell>
          <table:table-cell office:value-type="float" office:value="14.2922845466833" calcext:value-type="float">
            <text:p>14.2922845466833</text:p>
          </table:table-cell>
          <table:table-cell office:value-type="float" office:value="280.570087678004" calcext:value-type="float">
            <text:p>280.570087678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3.5" calcext:value-type="float">
            <text:p>3.5</text:p>
          </table:table-cell>
          <table:table-cell office:value-type="float" office:value="14.2922845466833" calcext:value-type="float">
            <text:p>14.2922845466833</text:p>
          </table:table-cell>
          <table:table-cell office:value-type="float" office:value="14.2483551962815" calcext:value-type="float">
            <text:p>14.2483551962815</text:p>
          </table:table-cell>
          <table:table-cell office:value-type="float" office:value="288.851285212699" calcext:value-type="float">
            <text:p>288.851285212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4" calcext:value-type="float">
            <text:p>944</text:p>
          </table:table-cell>
          <table:table-cell office:value-type="float" office:value="3.5" calcext:value-type="float">
            <text:p>3.5</text:p>
          </table:table-cell>
          <table:table-cell office:value-type="float" office:value="14.2483551962815" calcext:value-type="float">
            <text:p>14.2483551962815</text:p>
          </table:table-cell>
          <table:table-cell office:value-type="float" office:value="14.3128870336241" calcext:value-type="float">
            <text:p>14.3128870336241</text:p>
          </table:table-cell>
          <table:table-cell office:value-type="float" office:value="269.429604058431" calcext:value-type="float">
            <text:p>269.429604058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5" calcext:value-type="float">
            <text:p>945</text:p>
          </table:table-cell>
          <table:table-cell office:value-type="float" office:value="3.5" calcext:value-type="float">
            <text:p>3.5</text:p>
          </table:table-cell>
          <table:table-cell office:value-type="float" office:value="14.3128870336241" calcext:value-type="float">
            <text:p>14.3128870336241</text:p>
          </table:table-cell>
          <table:table-cell office:value-type="float" office:value="14.3024719984472" calcext:value-type="float">
            <text:p>14.3024719984472</text:p>
          </table:table-cell>
          <table:table-cell office:value-type="float" office:value="267.756012779049" calcext:value-type="float">
            <text:p>267.756012779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office:value-type="float" office:value="3.5" calcext:value-type="float">
            <text:p>3.5</text:p>
          </table:table-cell>
          <table:table-cell office:value-type="float" office:value="14.3024719984472" calcext:value-type="float">
            <text:p>14.3024719984472</text:p>
          </table:table-cell>
          <table:table-cell office:value-type="float" office:value="14.2991686925496" calcext:value-type="float">
            <text:p>14.2991686925496</text:p>
          </table:table-cell>
          <table:table-cell office:value-type="float" office:value="267.583368721094" calcext:value-type="float">
            <text:p>267.583368721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7" calcext:value-type="float">
            <text:p>947</text:p>
          </table:table-cell>
          <table:table-cell office:value-type="float" office:value="3.5" calcext:value-type="float">
            <text:p>3.5</text:p>
          </table:table-cell>
          <table:table-cell office:value-type="float" office:value="14.2991686925496" calcext:value-type="float">
            <text:p>14.2991686925496</text:p>
          </table:table-cell>
          <table:table-cell office:value-type="float" office:value="14.2068610871807" calcext:value-type="float">
            <text:p>14.2068610871807</text:p>
          </table:table-cell>
          <table:table-cell office:value-type="float" office:value="298.443060498324" calcext:value-type="float">
            <text:p>298.443060498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3.5" calcext:value-type="float">
            <text:p>3.5</text:p>
          </table:table-cell>
          <table:table-cell office:value-type="float" office:value="14.2068610871807" calcext:value-type="float">
            <text:p>14.2068610871807</text:p>
          </table:table-cell>
          <table:table-cell office:value-type="float" office:value="14.2344270806726" calcext:value-type="float">
            <text:p>14.2344270806726</text:p>
          </table:table-cell>
          <table:table-cell office:value-type="float" office:value="285.66542535531" calcext:value-type="float">
            <text:p>285.66542535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9" calcext:value-type="float">
            <text:p>949</text:p>
          </table:table-cell>
          <table:table-cell office:value-type="float" office:value="3.5" calcext:value-type="float">
            <text:p>3.5</text:p>
          </table:table-cell>
          <table:table-cell office:value-type="float" office:value="14.2344270806726" calcext:value-type="float">
            <text:p>14.2344270806726</text:p>
          </table:table-cell>
          <table:table-cell office:value-type="float" office:value="14.3061325791788" calcext:value-type="float">
            <text:p>14.3061325791788</text:p>
          </table:table-cell>
          <table:table-cell office:value-type="float" office:value="263.347336426643" calcext:value-type="float">
            <text:p>263.347336426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  <table:table-cell office:value-type="float" office:value="3.5" calcext:value-type="float">
            <text:p>3.5</text:p>
          </table:table-cell>
          <table:table-cell office:value-type="float" office:value="14.3061325791788" calcext:value-type="float">
            <text:p>14.3061325791788</text:p>
          </table:table-cell>
          <table:table-cell office:value-type="float" office:value="14.3096967868331" calcext:value-type="float">
            <text:p>14.3096967868331</text:p>
          </table:table-cell>
          <table:table-cell office:value-type="float" office:value="262.011615209439" calcext:value-type="float">
            <text:p>262.011615209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1" calcext:value-type="float">
            <text:p>951</text:p>
          </table:table-cell>
          <table:table-cell office:value-type="float" office:value="3.5" calcext:value-type="float">
            <text:p>3.5</text:p>
          </table:table-cell>
          <table:table-cell office:value-type="float" office:value="14.3096967868331" calcext:value-type="float">
            <text:p>14.3096967868331</text:p>
          </table:table-cell>
          <table:table-cell office:value-type="float" office:value="14.2640171509385" calcext:value-type="float">
            <text:p>14.2640171509385</text:p>
          </table:table-cell>
          <table:table-cell office:value-type="float" office:value="275.297157827814" calcext:value-type="float">
            <text:p>275.297157827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2" calcext:value-type="float">
            <text:p>952</text:p>
          </table:table-cell>
          <table:table-cell office:value-type="float" office:value="3.5" calcext:value-type="float">
            <text:p>3.5</text:p>
          </table:table-cell>
          <table:table-cell office:value-type="float" office:value="14.2640171509385" calcext:value-type="float">
            <text:p>14.2640171509385</text:p>
          </table:table-cell>
          <table:table-cell office:value-type="float" office:value="14.2659158295687" calcext:value-type="float">
            <text:p>14.2659158295687</text:p>
          </table:table-cell>
          <table:table-cell office:value-type="float" office:value="273.487724259459" calcext:value-type="float">
            <text:p>273.487724259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3" calcext:value-type="float">
            <text:p>953</text:p>
          </table:table-cell>
          <table:table-cell office:value-type="float" office:value="3.5" calcext:value-type="float">
            <text:p>3.5</text:p>
          </table:table-cell>
          <table:table-cell office:value-type="float" office:value="14.2659158295687" calcext:value-type="float">
            <text:p>14.2659158295687</text:p>
          </table:table-cell>
          <table:table-cell office:value-type="float" office:value="14.3324502258125" calcext:value-type="float">
            <text:p>14.3324502258125</text:p>
          </table:table-cell>
          <table:table-cell office:value-type="float" office:value="253.092873738826" calcext:value-type="float">
            <text:p>253.0928737388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4" calcext:value-type="float">
            <text:p>954</text:p>
          </table:table-cell>
          <table:table-cell office:value-type="float" office:value="3.5" calcext:value-type="float">
            <text:p>3.5</text:p>
          </table:table-cell>
          <table:table-cell office:value-type="float" office:value="14.3324502258125" calcext:value-type="float">
            <text:p>14.3324502258125</text:p>
          </table:table-cell>
          <table:table-cell office:value-type="float" office:value="14.2275167738828" calcext:value-type="float">
            <text:p>14.2275167738828</text:p>
          </table:table-cell>
          <table:table-cell office:value-type="float" office:value="282.787859247901" calcext:value-type="float">
            <text:p>282.787859247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" calcext:value-type="float">
            <text:p>955</text:p>
          </table:table-cell>
          <table:table-cell office:value-type="float" office:value="3.5" calcext:value-type="float">
            <text:p>3.5</text:p>
          </table:table-cell>
          <table:table-cell office:value-type="float" office:value="14.2275167738828" calcext:value-type="float">
            <text:p>14.2275167738828</text:p>
          </table:table-cell>
          <table:table-cell office:value-type="float" office:value="14.2550578911105" calcext:value-type="float">
            <text:p>14.2550578911105</text:p>
          </table:table-cell>
          <table:table-cell office:value-type="float" office:value="275.136334016497" calcext:value-type="float">
            <text:p>275.136334016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6" calcext:value-type="float">
            <text:p>956</text:p>
          </table:table-cell>
          <table:table-cell office:value-type="float" office:value="3.5" calcext:value-type="float">
            <text:p>3.5</text:p>
          </table:table-cell>
          <table:table-cell office:value-type="float" office:value="14.2550578911105" calcext:value-type="float">
            <text:p>14.2550578911105</text:p>
          </table:table-cell>
          <table:table-cell office:value-type="float" office:value="14.2608852864632" calcext:value-type="float">
            <text:p>14.2608852864632</text:p>
          </table:table-cell>
          <table:table-cell office:value-type="float" office:value="265.614568584313" calcext:value-type="float">
            <text:p>265.614568584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3.5" calcext:value-type="float">
            <text:p>3.5</text:p>
          </table:table-cell>
          <table:table-cell office:value-type="float" office:value="14.2608852864632" calcext:value-type="float">
            <text:p>14.2608852864632</text:p>
          </table:table-cell>
          <table:table-cell office:value-type="float" office:value="14.2178840534193" calcext:value-type="float">
            <text:p>14.2178840534193</text:p>
          </table:table-cell>
          <table:table-cell office:value-type="float" office:value="278.920891605275" calcext:value-type="float">
            <text:p>278.920891605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3.5" calcext:value-type="float">
            <text:p>3.5</text:p>
          </table:table-cell>
          <table:table-cell office:value-type="float" office:value="14.2178840534193" calcext:value-type="float">
            <text:p>14.2178840534193</text:p>
          </table:table-cell>
          <table:table-cell office:value-type="float" office:value="14.3459148092891" calcext:value-type="float">
            <text:p>14.3459148092891</text:p>
          </table:table-cell>
          <table:table-cell office:value-type="float" office:value="240.501046854692" calcext:value-type="float">
            <text:p>240.501046854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" calcext:value-type="float">
            <text:p>959</text:p>
          </table:table-cell>
          <table:table-cell office:value-type="float" office:value="3.5" calcext:value-type="float">
            <text:p>3.5</text:p>
          </table:table-cell>
          <table:table-cell office:value-type="float" office:value="14.3459148092891" calcext:value-type="float">
            <text:p>14.3459148092891</text:p>
          </table:table-cell>
          <table:table-cell office:value-type="float" office:value="14.2811933658702" calcext:value-type="float">
            <text:p>14.2811933658702</text:p>
          </table:table-cell>
          <table:table-cell office:value-type="float" office:value="256.556935579036" calcext:value-type="float">
            <text:p>256.556935579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0" calcext:value-type="float">
            <text:p>960</text:p>
          </table:table-cell>
          <table:table-cell office:value-type="float" office:value="3.5" calcext:value-type="float">
            <text:p>3.5</text:p>
          </table:table-cell>
          <table:table-cell office:value-type="float" office:value="14.2811933658702" calcext:value-type="float">
            <text:p>14.2811933658702</text:p>
          </table:table-cell>
          <table:table-cell office:value-type="float" office:value="14.2298938221066" calcext:value-type="float">
            <text:p>14.2298938221066</text:p>
          </table:table-cell>
          <table:table-cell office:value-type="float" office:value="267.807110130213" calcext:value-type="float">
            <text:p>267.807110130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1" calcext:value-type="float">
            <text:p>961</text:p>
          </table:table-cell>
          <table:table-cell office:value-type="float" office:value="3.5" calcext:value-type="float">
            <text:p>3.5</text:p>
          </table:table-cell>
          <table:table-cell office:value-type="float" office:value="14.2298938221066" calcext:value-type="float">
            <text:p>14.2298938221066</text:p>
          </table:table-cell>
          <table:table-cell office:value-type="float" office:value="14.2487752317877" calcext:value-type="float">
            <text:p>14.2487752317877</text:p>
          </table:table-cell>
          <table:table-cell office:value-type="float" office:value="265.030386134023" calcext:value-type="float">
            <text:p>265.030386134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2" calcext:value-type="float">
            <text:p>962</text:p>
          </table:table-cell>
          <table:table-cell office:value-type="float" office:value="3.5" calcext:value-type="float">
            <text:p>3.5</text:p>
          </table:table-cell>
          <table:table-cell office:value-type="float" office:value="14.2487752317877" calcext:value-type="float">
            <text:p>14.2487752317877</text:p>
          </table:table-cell>
          <table:table-cell office:value-type="float" office:value="14.2372811258014" calcext:value-type="float">
            <text:p>14.2372811258014</text:p>
          </table:table-cell>
          <table:table-cell office:value-type="float" office:value="268.189850423189" calcext:value-type="float">
            <text:p>268.189850423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3" calcext:value-type="float">
            <text:p>963</text:p>
          </table:table-cell>
          <table:table-cell office:value-type="float" office:value="3.5" calcext:value-type="float">
            <text:p>3.5</text:p>
          </table:table-cell>
          <table:table-cell office:value-type="float" office:value="14.2372811258014" calcext:value-type="float">
            <text:p>14.2372811258014</text:p>
          </table:table-cell>
          <table:table-cell office:value-type="float" office:value="14.2091884536008" calcext:value-type="float">
            <text:p>14.2091884536008</text:p>
          </table:table-cell>
          <table:table-cell office:value-type="float" office:value="278.553773658764" calcext:value-type="float">
            <text:p>278.553773658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4" calcext:value-type="float">
            <text:p>964</text:p>
          </table:table-cell>
          <table:table-cell office:value-type="float" office:value="3.5" calcext:value-type="float">
            <text:p>3.5</text:p>
          </table:table-cell>
          <table:table-cell office:value-type="float" office:value="14.2091884536008" calcext:value-type="float">
            <text:p>14.2091884536008</text:p>
          </table:table-cell>
          <table:table-cell office:value-type="float" office:value="14.2044510421208" calcext:value-type="float">
            <text:p>14.2044510421208</text:p>
          </table:table-cell>
          <table:table-cell office:value-type="float" office:value="276.37500547367" calcext:value-type="float">
            <text:p>276.37500547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5" calcext:value-type="float">
            <text:p>965</text:p>
          </table:table-cell>
          <table:table-cell office:value-type="float" office:value="3.5" calcext:value-type="float">
            <text:p>3.5</text:p>
          </table:table-cell>
          <table:table-cell office:value-type="float" office:value="14.2044510421208" calcext:value-type="float">
            <text:p>14.2044510421208</text:p>
          </table:table-cell>
          <table:table-cell office:value-type="float" office:value="14.2012799485223" calcext:value-type="float">
            <text:p>14.2012799485223</text:p>
          </table:table-cell>
          <table:table-cell office:value-type="float" office:value="279.463324087557" calcext:value-type="float">
            <text:p>279.4633240875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3.5" calcext:value-type="float">
            <text:p>3.5</text:p>
          </table:table-cell>
          <table:table-cell office:value-type="float" office:value="14.2012799485223" calcext:value-type="float">
            <text:p>14.2012799485223</text:p>
          </table:table-cell>
          <table:table-cell office:value-type="float" office:value="14.1900424573618" calcext:value-type="float">
            <text:p>14.1900424573618</text:p>
          </table:table-cell>
          <table:table-cell office:value-type="float" office:value="278.487760009184" calcext:value-type="float">
            <text:p>278.487760009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7" calcext:value-type="float">
            <text:p>967</text:p>
          </table:table-cell>
          <table:table-cell office:value-type="float" office:value="3.5" calcext:value-type="float">
            <text:p>3.5</text:p>
          </table:table-cell>
          <table:table-cell office:value-type="float" office:value="14.1900424573618" calcext:value-type="float">
            <text:p>14.1900424573618</text:p>
          </table:table-cell>
          <table:table-cell office:value-type="float" office:value="14.1568770044027" calcext:value-type="float">
            <text:p>14.1568770044027</text:p>
          </table:table-cell>
          <table:table-cell office:value-type="float" office:value="289.012567550635" calcext:value-type="float">
            <text:p>289.012567550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3.5" calcext:value-type="float">
            <text:p>3.5</text:p>
          </table:table-cell>
          <table:table-cell office:value-type="float" office:value="14.1568770044027" calcext:value-type="float">
            <text:p>14.1568770044027</text:p>
          </table:table-cell>
          <table:table-cell office:value-type="float" office:value="14.1915394464019" calcext:value-type="float">
            <text:p>14.1915394464019</text:p>
          </table:table-cell>
          <table:table-cell office:value-type="float" office:value="279.087956352764" calcext:value-type="float">
            <text:p>279.087956352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9" calcext:value-type="float">
            <text:p>969</text:p>
          </table:table-cell>
          <table:table-cell office:value-type="float" office:value="3.5" calcext:value-type="float">
            <text:p>3.5</text:p>
          </table:table-cell>
          <table:table-cell office:value-type="float" office:value="14.1915394464019" calcext:value-type="float">
            <text:p>14.1915394464019</text:p>
          </table:table-cell>
          <table:table-cell office:value-type="float" office:value="14.1871093318312" calcext:value-type="float">
            <text:p>14.1871093318312</text:p>
          </table:table-cell>
          <table:table-cell office:value-type="float" office:value="277.863046009098" calcext:value-type="float">
            <text:p>277.863046009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office:value-type="float" office:value="3.5" calcext:value-type="float">
            <text:p>3.5</text:p>
          </table:table-cell>
          <table:table-cell office:value-type="float" office:value="14.1871093318312" calcext:value-type="float">
            <text:p>14.1871093318312</text:p>
          </table:table-cell>
          <table:table-cell office:value-type="float" office:value="14.2657261323633" calcext:value-type="float">
            <text:p>14.2657261323633</text:p>
          </table:table-cell>
          <table:table-cell office:value-type="float" office:value="248.990995529469" calcext:value-type="float">
            <text:p>248.9909955294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1" calcext:value-type="float">
            <text:p>971</text:p>
          </table:table-cell>
          <table:table-cell office:value-type="float" office:value="3.5" calcext:value-type="float">
            <text:p>3.5</text:p>
          </table:table-cell>
          <table:table-cell office:value-type="float" office:value="14.2657261323633" calcext:value-type="float">
            <text:p>14.2657261323633</text:p>
          </table:table-cell>
          <table:table-cell office:value-type="float" office:value="14.1481857852021" calcext:value-type="float">
            <text:p>14.1481857852021</text:p>
          </table:table-cell>
          <table:table-cell office:value-type="float" office:value="284.157819786683" calcext:value-type="float">
            <text:p>284.157819786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2" calcext:value-type="float">
            <text:p>972</text:p>
          </table:table-cell>
          <table:table-cell office:value-type="float" office:value="3.5" calcext:value-type="float">
            <text:p>3.5</text:p>
          </table:table-cell>
          <table:table-cell office:value-type="float" office:value="14.1481857852021" calcext:value-type="float">
            <text:p>14.1481857852021</text:p>
          </table:table-cell>
          <table:table-cell office:value-type="float" office:value="14.1855760672312" calcext:value-type="float">
            <text:p>14.1855760672312</text:p>
          </table:table-cell>
          <table:table-cell office:value-type="float" office:value="269.715709453626" calcext:value-type="float">
            <text:p>269.715709453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3.5" calcext:value-type="float">
            <text:p>3.5</text:p>
          </table:table-cell>
          <table:table-cell office:value-type="float" office:value="14.1855760672312" calcext:value-type="float">
            <text:p>14.1855760672312</text:p>
          </table:table-cell>
          <table:table-cell office:value-type="float" office:value="14.2109281996291" calcext:value-type="float">
            <text:p>14.2109281996291</text:p>
          </table:table-cell>
          <table:table-cell office:value-type="float" office:value="261.444529191347" calcext:value-type="float">
            <text:p>261.444529191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3.5" calcext:value-type="float">
            <text:p>3.5</text:p>
          </table:table-cell>
          <table:table-cell office:value-type="float" office:value="14.2109281996291" calcext:value-type="float">
            <text:p>14.2109281996291</text:p>
          </table:table-cell>
          <table:table-cell office:value-type="float" office:value="14.2328773525497" calcext:value-type="float">
            <text:p>14.2328773525497</text:p>
          </table:table-cell>
          <table:table-cell office:value-type="float" office:value="252.97520887787" calcext:value-type="float">
            <text:p>252.97520887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5" calcext:value-type="float">
            <text:p>975</text:p>
          </table:table-cell>
          <table:table-cell office:value-type="float" office:value="3.5" calcext:value-type="float">
            <text:p>3.5</text:p>
          </table:table-cell>
          <table:table-cell office:value-type="float" office:value="14.2328773525497" calcext:value-type="float">
            <text:p>14.2328773525497</text:p>
          </table:table-cell>
          <table:table-cell office:value-type="float" office:value="14.1237515823842" calcext:value-type="float">
            <text:p>14.1237515823842</text:p>
          </table:table-cell>
          <table:table-cell office:value-type="float" office:value="286.909269345706" calcext:value-type="float">
            <text:p>286.909269345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3.5" calcext:value-type="float">
            <text:p>3.5</text:p>
          </table:table-cell>
          <table:table-cell office:value-type="float" office:value="14.1237515823842" calcext:value-type="float">
            <text:p>14.1237515823842</text:p>
          </table:table-cell>
          <table:table-cell office:value-type="float" office:value="14.175616470696" calcext:value-type="float">
            <text:p>14.175616470696</text:p>
          </table:table-cell>
          <table:table-cell office:value-type="float" office:value="275.018966428411" calcext:value-type="float">
            <text:p>275.018966428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3.5" calcext:value-type="float">
            <text:p>3.5</text:p>
          </table:table-cell>
          <table:table-cell office:value-type="float" office:value="14.175616470696" calcext:value-type="float">
            <text:p>14.175616470696</text:p>
          </table:table-cell>
          <table:table-cell office:value-type="float" office:value="14.2154850189771" calcext:value-type="float">
            <text:p>14.2154850189771</text:p>
          </table:table-cell>
          <table:table-cell office:value-type="float" office:value="259.610297728721" calcext:value-type="float">
            <text:p>259.610297728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3.5" calcext:value-type="float">
            <text:p>3.5</text:p>
          </table:table-cell>
          <table:table-cell office:value-type="float" office:value="14.2154850189771" calcext:value-type="float">
            <text:p>14.2154850189771</text:p>
          </table:table-cell>
          <table:table-cell office:value-type="float" office:value="14.1945944708102" calcext:value-type="float">
            <text:p>14.1945944708102</text:p>
          </table:table-cell>
          <table:table-cell office:value-type="float" office:value="267.81273125048" calcext:value-type="float">
            <text:p>267.81273125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9" calcext:value-type="float">
            <text:p>979</text:p>
          </table:table-cell>
          <table:table-cell office:value-type="float" office:value="3.5" calcext:value-type="float">
            <text:p>3.5</text:p>
          </table:table-cell>
          <table:table-cell office:value-type="float" office:value="14.1945944708102" calcext:value-type="float">
            <text:p>14.1945944708102</text:p>
          </table:table-cell>
          <table:table-cell office:value-type="float" office:value="14.1490354825049" calcext:value-type="float">
            <text:p>14.1490354825049</text:p>
          </table:table-cell>
          <table:table-cell office:value-type="float" office:value="281.542770357713" calcext:value-type="float">
            <text:p>281.542770357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3.5" calcext:value-type="float">
            <text:p>3.5</text:p>
          </table:table-cell>
          <table:table-cell office:value-type="float" office:value="14.1490354825049" calcext:value-type="float">
            <text:p>14.1490354825049</text:p>
          </table:table-cell>
          <table:table-cell office:value-type="float" office:value="14.0679094272385" calcext:value-type="float">
            <text:p>14.0679094272385</text:p>
          </table:table-cell>
          <table:table-cell office:value-type="float" office:value="306.965884611111" calcext:value-type="float">
            <text:p>306.965884611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office:value-type="float" office:value="3.5" calcext:value-type="float">
            <text:p>3.5</text:p>
          </table:table-cell>
          <table:table-cell office:value-type="float" office:value="14.0679094272385" calcext:value-type="float">
            <text:p>14.0679094272385</text:p>
          </table:table-cell>
          <table:table-cell office:value-type="float" office:value="14.0763433835175" calcext:value-type="float">
            <text:p>14.0763433835175</text:p>
          </table:table-cell>
          <table:table-cell office:value-type="float" office:value="300.0015102517" calcext:value-type="float">
            <text:p>300.0015102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3.5" calcext:value-type="float">
            <text:p>3.5</text:p>
          </table:table-cell>
          <table:table-cell office:value-type="float" office:value="14.0763433835175" calcext:value-type="float">
            <text:p>14.0763433835175</text:p>
          </table:table-cell>
          <table:table-cell office:value-type="float" office:value="13.9482850360709" calcext:value-type="float">
            <text:p>13.9482850360709</text:p>
          </table:table-cell>
          <table:table-cell office:value-type="float" office:value="333.477241328798" calcext:value-type="float">
            <text:p>333.477241328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3.5" calcext:value-type="float">
            <text:p>3.5</text:p>
          </table:table-cell>
          <table:table-cell office:value-type="float" office:value="13.9482850360709" calcext:value-type="float">
            <text:p>13.9482850360709</text:p>
          </table:table-cell>
          <table:table-cell office:value-type="float" office:value="14.041526899412" calcext:value-type="float">
            <text:p>14.041526899412</text:p>
          </table:table-cell>
          <table:table-cell office:value-type="float" office:value="302.918111474178" calcext:value-type="float">
            <text:p>302.918111474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3.5" calcext:value-type="float">
            <text:p>3.5</text:p>
          </table:table-cell>
          <table:table-cell office:value-type="float" office:value="14.041526899412" calcext:value-type="float">
            <text:p>14.041526899412</text:p>
          </table:table-cell>
          <table:table-cell office:value-type="float" office:value="13.9559131105745" calcext:value-type="float">
            <text:p>13.9559131105745</text:p>
          </table:table-cell>
          <table:table-cell office:value-type="float" office:value="323.433817596872" calcext:value-type="float">
            <text:p>323.433817596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3.5" calcext:value-type="float">
            <text:p>3.5</text:p>
          </table:table-cell>
          <table:table-cell office:value-type="float" office:value="13.9559131105745" calcext:value-type="float">
            <text:p>13.9559131105745</text:p>
          </table:table-cell>
          <table:table-cell office:value-type="float" office:value="14.0325117836299" calcext:value-type="float">
            <text:p>14.0325117836299</text:p>
          </table:table-cell>
          <table:table-cell office:value-type="float" office:value="299.354640310692" calcext:value-type="float">
            <text:p>299.354640310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3.5" calcext:value-type="float">
            <text:p>3.5</text:p>
          </table:table-cell>
          <table:table-cell office:value-type="float" office:value="14.0325117836299" calcext:value-type="float">
            <text:p>14.0325117836299</text:p>
          </table:table-cell>
          <table:table-cell office:value-type="float" office:value="14.1903979868288" calcext:value-type="float">
            <text:p>14.1903979868288</text:p>
          </table:table-cell>
          <table:table-cell office:value-type="float" office:value="251.857017971017" calcext:value-type="float">
            <text:p>251.857017971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office:value-type="float" office:value="3.5" calcext:value-type="float">
            <text:p>3.5</text:p>
          </table:table-cell>
          <table:table-cell office:value-type="float" office:value="14.1903979868288" calcext:value-type="float">
            <text:p>14.1903979868288</text:p>
          </table:table-cell>
          <table:table-cell office:value-type="float" office:value="14.1216268529577" calcext:value-type="float">
            <text:p>14.1216268529577</text:p>
          </table:table-cell>
          <table:table-cell office:value-type="float" office:value="273.566771161003" calcext:value-type="float">
            <text:p>273.566771161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3.5" calcext:value-type="float">
            <text:p>3.5</text:p>
          </table:table-cell>
          <table:table-cell office:value-type="float" office:value="14.1216268529577" calcext:value-type="float">
            <text:p>14.1216268529577</text:p>
          </table:table-cell>
          <table:table-cell office:value-type="float" office:value="14.2185289386695" calcext:value-type="float">
            <text:p>14.2185289386695</text:p>
          </table:table-cell>
          <table:table-cell office:value-type="float" office:value="244.595479019695" calcext:value-type="float">
            <text:p>244.595479019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3.5" calcext:value-type="float">
            <text:p>3.5</text:p>
          </table:table-cell>
          <table:table-cell office:value-type="float" office:value="14.2185289386695" calcext:value-type="float">
            <text:p>14.2185289386695</text:p>
          </table:table-cell>
          <table:table-cell office:value-type="float" office:value="14.0787450897871" calcext:value-type="float">
            <text:p>14.0787450897871</text:p>
          </table:table-cell>
          <table:table-cell office:value-type="float" office:value="287.079399781247" calcext:value-type="float">
            <text:p>287.079399781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3.5" calcext:value-type="float">
            <text:p>3.5</text:p>
          </table:table-cell>
          <table:table-cell office:value-type="float" office:value="14.0787450897871" calcext:value-type="float">
            <text:p>14.0787450897871</text:p>
          </table:table-cell>
          <table:table-cell office:value-type="float" office:value="14.0855568130911" calcext:value-type="float">
            <text:p>14.0855568130911</text:p>
          </table:table-cell>
          <table:table-cell office:value-type="float" office:value="281.127979019057" calcext:value-type="float">
            <text:p>281.127979019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3.5" calcext:value-type="float">
            <text:p>3.5</text:p>
          </table:table-cell>
          <table:table-cell office:value-type="float" office:value="14.0855568130911" calcext:value-type="float">
            <text:p>14.0855568130911</text:p>
          </table:table-cell>
          <table:table-cell office:value-type="float" office:value="14.0758247041445" calcext:value-type="float">
            <text:p>14.0758247041445</text:p>
          </table:table-cell>
          <table:table-cell office:value-type="float" office:value="283.794519556905" calcext:value-type="float">
            <text:p>283.794519556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  <table:table-cell office:value-type="float" office:value="3.5" calcext:value-type="float">
            <text:p>3.5</text:p>
          </table:table-cell>
          <table:table-cell office:value-type="float" office:value="14.0758247041445" calcext:value-type="float">
            <text:p>14.0758247041445</text:p>
          </table:table-cell>
          <table:table-cell office:value-type="float" office:value="14.0860465889334" calcext:value-type="float">
            <text:p>14.0860465889334</text:p>
          </table:table-cell>
          <table:table-cell office:value-type="float" office:value="284.00204655679" calcext:value-type="float">
            <text:p>284.00204655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3.5" calcext:value-type="float">
            <text:p>3.5</text:p>
          </table:table-cell>
          <table:table-cell office:value-type="float" office:value="14.0860465889334" calcext:value-type="float">
            <text:p>14.0860465889334</text:p>
          </table:table-cell>
          <table:table-cell office:value-type="float" office:value="14.0095162542969" calcext:value-type="float">
            <text:p>14.0095162542969</text:p>
          </table:table-cell>
          <table:table-cell office:value-type="float" office:value="306.034091883137" calcext:value-type="float">
            <text:p>306.034091883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3.5" calcext:value-type="float">
            <text:p>3.5</text:p>
          </table:table-cell>
          <table:table-cell office:value-type="float" office:value="14.0095162542969" calcext:value-type="float">
            <text:p>14.0095162542969</text:p>
          </table:table-cell>
          <table:table-cell office:value-type="float" office:value="14.0787869877632" calcext:value-type="float">
            <text:p>14.0787869877632</text:p>
          </table:table-cell>
          <table:table-cell office:value-type="float" office:value="284.216470269856" calcext:value-type="float">
            <text:p>284.216470269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5" calcext:value-type="float">
            <text:p>995</text:p>
          </table:table-cell>
          <table:table-cell office:value-type="float" office:value="3.5" calcext:value-type="float">
            <text:p>3.5</text:p>
          </table:table-cell>
          <table:table-cell office:value-type="float" office:value="14.0787869877632" calcext:value-type="float">
            <text:p>14.0787869877632</text:p>
          </table:table-cell>
          <table:table-cell office:value-type="float" office:value="14.093927818622" calcext:value-type="float">
            <text:p>14.093927818622</text:p>
          </table:table-cell>
          <table:table-cell office:value-type="float" office:value="278.942960209366" calcext:value-type="float">
            <text:p>278.942960209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3.5" calcext:value-type="float">
            <text:p>3.5</text:p>
          </table:table-cell>
          <table:table-cell office:value-type="float" office:value="14.093927818622" calcext:value-type="float">
            <text:p>14.093927818622</text:p>
          </table:table-cell>
          <table:table-cell office:value-type="float" office:value="14.0325042220569" calcext:value-type="float">
            <text:p>14.0325042220569</text:p>
          </table:table-cell>
          <table:table-cell office:value-type="float" office:value="299.123575009187" calcext:value-type="float">
            <text:p>299.123575009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7" calcext:value-type="float">
            <text:p>997</text:p>
          </table:table-cell>
          <table:table-cell office:value-type="float" office:value="3.5" calcext:value-type="float">
            <text:p>3.5</text:p>
          </table:table-cell>
          <table:table-cell office:value-type="float" office:value="14.0325042220569" calcext:value-type="float">
            <text:p>14.0325042220569</text:p>
          </table:table-cell>
          <table:table-cell office:value-type="float" office:value="14.129288881745" calcext:value-type="float">
            <text:p>14.129288881745</text:p>
          </table:table-cell>
          <table:table-cell office:value-type="float" office:value="270.358483551915" calcext:value-type="float">
            <text:p>270.358483551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8" calcext:value-type="float">
            <text:p>998</text:p>
          </table:table-cell>
          <table:table-cell office:value-type="float" office:value="3.5" calcext:value-type="float">
            <text:p>3.5</text:p>
          </table:table-cell>
          <table:table-cell office:value-type="float" office:value="14.129288881745" calcext:value-type="float">
            <text:p>14.129288881745</text:p>
          </table:table-cell>
          <table:table-cell office:value-type="float" office:value="14.0917632059724" calcext:value-type="float">
            <text:p>14.0917632059724</text:p>
          </table:table-cell>
          <table:table-cell office:value-type="float" office:value="278.465930510789" calcext:value-type="float">
            <text:p>278.465930510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3.5" calcext:value-type="float">
            <text:p>3.5</text:p>
          </table:table-cell>
          <table:table-cell office:value-type="float" office:value="14.0917632059724" calcext:value-type="float">
            <text:p>14.0917632059724</text:p>
          </table:table-cell>
          <table:table-cell office:value-type="float" office:value="14.0991238945939" calcext:value-type="float">
            <text:p>14.0991238945939</text:p>
          </table:table-cell>
          <table:table-cell office:value-type="float" office:value="275.791522133484" calcext:value-type="float">
            <text:p>275.791522133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.5" calcext:value-type="float">
            <text:p>3.5</text:p>
          </table:table-cell>
          <table:table-cell office:value-type="float" office:value="14.0991238945939" calcext:value-type="float">
            <text:p>14.0991238945939</text:p>
          </table:table-cell>
          <table:table-cell office:value-type="float" office:value="14.1103974908575" calcext:value-type="float">
            <text:p>14.1103974908575</text:p>
          </table:table-cell>
          <table:table-cell office:value-type="float" office:value="273.964587245327" calcext:value-type="float">
            <text:p>273.964587245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.5" calcext:value-type="float">
            <text:p>3.5</text:p>
          </table:table-cell>
          <table:table-cell office:value-type="float" office:value="14.1103974908575" calcext:value-type="float">
            <text:p>14.1103974908575</text:p>
          </table:table-cell>
          <table:table-cell office:value-type="float" office:value="14.1840088198031" calcext:value-type="float">
            <text:p>14.1840088198031</text:p>
          </table:table-cell>
          <table:table-cell office:value-type="float" office:value="248.630334644608" calcext:value-type="float">
            <text:p>248.630334644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office:value-type="float" office:value="3.5" calcext:value-type="float">
            <text:p>3.5</text:p>
          </table:table-cell>
          <table:table-cell office:value-type="float" office:value="14.1840088198031" calcext:value-type="float">
            <text:p>14.1840088198031</text:p>
          </table:table-cell>
          <table:table-cell office:value-type="float" office:value="14.1211791017809" calcext:value-type="float">
            <text:p>14.1211791017809</text:p>
          </table:table-cell>
          <table:table-cell office:value-type="float" office:value="267.852757131143" calcext:value-type="float">
            <text:p>267.852757131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3" calcext:value-type="float">
            <text:p>1003</text:p>
          </table:table-cell>
          <table:table-cell office:value-type="float" office:value="3.5" calcext:value-type="float">
            <text:p>3.5</text:p>
          </table:table-cell>
          <table:table-cell office:value-type="float" office:value="14.1211791017809" calcext:value-type="float">
            <text:p>14.1211791017809</text:p>
          </table:table-cell>
          <table:table-cell office:value-type="float" office:value="14.033106164485" calcext:value-type="float">
            <text:p>14.033106164485</text:p>
          </table:table-cell>
          <table:table-cell office:value-type="float" office:value="296.104262695726" calcext:value-type="float">
            <text:p>296.104262695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" calcext:value-type="float">
            <text:p>1004</text:p>
          </table:table-cell>
          <table:table-cell office:value-type="float" office:value="3.5" calcext:value-type="float">
            <text:p>3.5</text:p>
          </table:table-cell>
          <table:table-cell office:value-type="float" office:value="14.033106164485" calcext:value-type="float">
            <text:p>14.033106164485</text:p>
          </table:table-cell>
          <table:table-cell office:value-type="float" office:value="14.0576595676447" calcext:value-type="float">
            <text:p>14.0576595676447</text:p>
          </table:table-cell>
          <table:table-cell office:value-type="float" office:value="280.363300655953" calcext:value-type="float">
            <text:p>280.3633006559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office:value-type="float" office:value="3.5" calcext:value-type="float">
            <text:p>3.5</text:p>
          </table:table-cell>
          <table:table-cell office:value-type="float" office:value="14.0576595676447" calcext:value-type="float">
            <text:p>14.0576595676447</text:p>
          </table:table-cell>
          <table:table-cell office:value-type="float" office:value="13.9309729865683" calcext:value-type="float">
            <text:p>13.9309729865683</text:p>
          </table:table-cell>
          <table:table-cell office:value-type="float" office:value="329.512783747845" calcext:value-type="float">
            <text:p>329.512783747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3.5" calcext:value-type="float">
            <text:p>3.5</text:p>
          </table:table-cell>
          <table:table-cell office:value-type="float" office:value="13.9309729865683" calcext:value-type="float">
            <text:p>13.9309729865683</text:p>
          </table:table-cell>
          <table:table-cell office:value-type="float" office:value="13.9337359984499" calcext:value-type="float">
            <text:p>13.9337359984499</text:p>
          </table:table-cell>
          <table:table-cell office:value-type="float" office:value="322.470701365401" calcext:value-type="float">
            <text:p>322.470701365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3.5" calcext:value-type="float">
            <text:p>3.5</text:p>
          </table:table-cell>
          <table:table-cell office:value-type="float" office:value="13.9337359984499" calcext:value-type="float">
            <text:p>13.9337359984499</text:p>
          </table:table-cell>
          <table:table-cell office:value-type="float" office:value="14.0853066417422" calcext:value-type="float">
            <text:p>14.0853066417422</text:p>
          </table:table-cell>
          <table:table-cell office:value-type="float" office:value="273.909789829339" calcext:value-type="float">
            <text:p>273.909789829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3.5" calcext:value-type="float">
            <text:p>3.5</text:p>
          </table:table-cell>
          <table:table-cell office:value-type="float" office:value="14.0853066417422" calcext:value-type="float">
            <text:p>14.0853066417422</text:p>
          </table:table-cell>
          <table:table-cell office:value-type="float" office:value="14.0456614143825" calcext:value-type="float">
            <text:p>14.0456614143825</text:p>
          </table:table-cell>
          <table:table-cell office:value-type="float" office:value="286.706444504899" calcext:value-type="float">
            <text:p>286.706444504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3.5" calcext:value-type="float">
            <text:p>3.5</text:p>
          </table:table-cell>
          <table:table-cell office:value-type="float" office:value="14.0456614143825" calcext:value-type="float">
            <text:p>14.0456614143825</text:p>
          </table:table-cell>
          <table:table-cell office:value-type="float" office:value="14.0664403902901" calcext:value-type="float">
            <text:p>14.0664403902901</text:p>
          </table:table-cell>
          <table:table-cell office:value-type="float" office:value="280.339865390233" calcext:value-type="float">
            <text:p>280.339865390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3.5" calcext:value-type="float">
            <text:p>3.5</text:p>
          </table:table-cell>
          <table:table-cell office:value-type="float" office:value="14.0664403902901" calcext:value-type="float">
            <text:p>14.0664403902901</text:p>
          </table:table-cell>
          <table:table-cell office:value-type="float" office:value="13.8849471964194" calcext:value-type="float">
            <text:p>13.8849471964194</text:p>
          </table:table-cell>
          <table:table-cell office:value-type="float" office:value="335.013257644888" calcext:value-type="float">
            <text:p>335.013257644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3.5" calcext:value-type="float">
            <text:p>3.5</text:p>
          </table:table-cell>
          <table:table-cell office:value-type="float" office:value="13.8849471964194" calcext:value-type="float">
            <text:p>13.8849471964194</text:p>
          </table:table-cell>
          <table:table-cell office:value-type="float" office:value="13.948813847945" calcext:value-type="float">
            <text:p>13.948813847945</text:p>
          </table:table-cell>
          <table:table-cell office:value-type="float" office:value="312.217846687614" calcext:value-type="float">
            <text:p>312.217846687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2" calcext:value-type="float">
            <text:p>1012</text:p>
          </table:table-cell>
          <table:table-cell office:value-type="float" office:value="3.5" calcext:value-type="float">
            <text:p>3.5</text:p>
          </table:table-cell>
          <table:table-cell office:value-type="float" office:value="13.948813847945" calcext:value-type="float">
            <text:p>13.948813847945</text:p>
          </table:table-cell>
          <table:table-cell office:value-type="float" office:value="13.9737045903279" calcext:value-type="float">
            <text:p>13.9737045903279</text:p>
          </table:table-cell>
          <table:table-cell office:value-type="float" office:value="302.435881405681" calcext:value-type="float">
            <text:p>302.435881405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office:value-type="float" office:value="3.5" calcext:value-type="float">
            <text:p>3.5</text:p>
          </table:table-cell>
          <table:table-cell office:value-type="float" office:value="13.9737045903279" calcext:value-type="float">
            <text:p>13.9737045903279</text:p>
          </table:table-cell>
          <table:table-cell office:value-type="float" office:value="14.0017743239388" calcext:value-type="float">
            <text:p>14.0017743239388</text:p>
          </table:table-cell>
          <table:table-cell office:value-type="float" office:value="293.367890475337" calcext:value-type="float">
            <text:p>293.367890475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4" calcext:value-type="float">
            <text:p>1014</text:p>
          </table:table-cell>
          <table:table-cell office:value-type="float" office:value="3.5" calcext:value-type="float">
            <text:p>3.5</text:p>
          </table:table-cell>
          <table:table-cell office:value-type="float" office:value="14.0017743239388" calcext:value-type="float">
            <text:p>14.0017743239388</text:p>
          </table:table-cell>
          <table:table-cell office:value-type="float" office:value="13.9419766632682" calcext:value-type="float">
            <text:p>13.9419766632682</text:p>
          </table:table-cell>
          <table:table-cell office:value-type="float" office:value="311.643978591443" calcext:value-type="float">
            <text:p>311.643978591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  <table:table-cell office:value-type="float" office:value="3.5" calcext:value-type="float">
            <text:p>3.5</text:p>
          </table:table-cell>
          <table:table-cell office:value-type="float" office:value="13.9419766632682" calcext:value-type="float">
            <text:p>13.9419766632682</text:p>
          </table:table-cell>
          <table:table-cell office:value-type="float" office:value="14.0018362544165" calcext:value-type="float">
            <text:p>14.0018362544165</text:p>
          </table:table-cell>
          <table:table-cell office:value-type="float" office:value="290.537448029631" calcext:value-type="float">
            <text:p>290.537448029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3.5" calcext:value-type="float">
            <text:p>3.5</text:p>
          </table:table-cell>
          <table:table-cell office:value-type="float" office:value="14.0018362544165" calcext:value-type="float">
            <text:p>14.0018362544165</text:p>
          </table:table-cell>
          <table:table-cell office:value-type="float" office:value="14.0526470285012" calcext:value-type="float">
            <text:p>14.0526470285012</text:p>
          </table:table-cell>
          <table:table-cell office:value-type="float" office:value="274.056793809831" calcext:value-type="float">
            <text:p>274.056793809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3.5" calcext:value-type="float">
            <text:p>3.5</text:p>
          </table:table-cell>
          <table:table-cell office:value-type="float" office:value="14.0526470285012" calcext:value-type="float">
            <text:p>14.0526470285012</text:p>
          </table:table-cell>
          <table:table-cell office:value-type="float" office:value="14.0009788981137" calcext:value-type="float">
            <text:p>14.0009788981137</text:p>
          </table:table-cell>
          <table:table-cell office:value-type="float" office:value="290.640426316948" calcext:value-type="float">
            <text:p>290.640426316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8" calcext:value-type="float">
            <text:p>1018</text:p>
          </table:table-cell>
          <table:table-cell office:value-type="float" office:value="3.5" calcext:value-type="float">
            <text:p>3.5</text:p>
          </table:table-cell>
          <table:table-cell office:value-type="float" office:value="14.0009788981137" calcext:value-type="float">
            <text:p>14.0009788981137</text:p>
          </table:table-cell>
          <table:table-cell office:value-type="float" office:value="13.943917515079" calcext:value-type="float">
            <text:p>13.943917515079</text:p>
          </table:table-cell>
          <table:table-cell office:value-type="float" office:value="306.869260393117" calcext:value-type="float">
            <text:p>306.869260393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9" calcext:value-type="float">
            <text:p>1019</text:p>
          </table:table-cell>
          <table:table-cell office:value-type="float" office:value="3.5" calcext:value-type="float">
            <text:p>3.5</text:p>
          </table:table-cell>
          <table:table-cell office:value-type="float" office:value="13.943917515079" calcext:value-type="float">
            <text:p>13.943917515079</text:p>
          </table:table-cell>
          <table:table-cell office:value-type="float" office:value="14.0816387739067" calcext:value-type="float">
            <text:p>14.0816387739067</text:p>
          </table:table-cell>
          <table:table-cell office:value-type="float" office:value="261.428329030949" calcext:value-type="float">
            <text:p>261.428329030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0" calcext:value-type="float">
            <text:p>1020</text:p>
          </table:table-cell>
          <table:table-cell office:value-type="float" office:value="3.5" calcext:value-type="float">
            <text:p>3.5</text:p>
          </table:table-cell>
          <table:table-cell office:value-type="float" office:value="14.0816387739067" calcext:value-type="float">
            <text:p>14.0816387739067</text:p>
          </table:table-cell>
          <table:table-cell office:value-type="float" office:value="14.0747372582403" calcext:value-type="float">
            <text:p>14.0747372582403</text:p>
          </table:table-cell>
          <table:table-cell office:value-type="float" office:value="264.498115390758" calcext:value-type="float">
            <text:p>264.498115390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1" calcext:value-type="float">
            <text:p>1021</text:p>
          </table:table-cell>
          <table:table-cell office:value-type="float" office:value="3.5" calcext:value-type="float">
            <text:p>3.5</text:p>
          </table:table-cell>
          <table:table-cell office:value-type="float" office:value="14.0747372582403" calcext:value-type="float">
            <text:p>14.0747372582403</text:p>
          </table:table-cell>
          <table:table-cell office:value-type="float" office:value="14.0839703790705" calcext:value-type="float">
            <text:p>14.0839703790705</text:p>
          </table:table-cell>
          <table:table-cell office:value-type="float" office:value="264.718731718841" calcext:value-type="float">
            <text:p>264.718731718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 office:value-type="float" office:value="3.5" calcext:value-type="float">
            <text:p>3.5</text:p>
          </table:table-cell>
          <table:table-cell office:value-type="float" office:value="14.0839703790705" calcext:value-type="float">
            <text:p>14.0839703790705</text:p>
          </table:table-cell>
          <table:table-cell office:value-type="float" office:value="13.9572231838225" calcext:value-type="float">
            <text:p>13.9572231838225</text:p>
          </table:table-cell>
          <table:table-cell office:value-type="float" office:value="301.546254934132" calcext:value-type="float">
            <text:p>301.546254934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3" calcext:value-type="float">
            <text:p>1023</text:p>
          </table:table-cell>
          <table:table-cell office:value-type="float" office:value="3.5" calcext:value-type="float">
            <text:p>3.5</text:p>
          </table:table-cell>
          <table:table-cell office:value-type="float" office:value="13.9572231838225" calcext:value-type="float">
            <text:p>13.9572231838225</text:p>
          </table:table-cell>
          <table:table-cell office:value-type="float" office:value="14.0678483978022" calcext:value-type="float">
            <text:p>14.0678483978022</text:p>
          </table:table-cell>
          <table:table-cell office:value-type="float" office:value="266.474617424753" calcext:value-type="float">
            <text:p>266.474617424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float" office:value="15.3816547354092" calcext:value-type="float">
            <text:p>15.3816547354092</text:p>
          </table:table-cell>
          <table:table-cell office:value-type="float" office:value="15.3012756258341" calcext:value-type="float">
            <text:p>15.3012756258341</text:p>
          </table:table-cell>
          <table:table-cell office:value-type="float" office:value="288.50926782755" calcext:value-type="float">
            <text:p>288.50926782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.3012756258341" calcext:value-type="float">
            <text:p>15.3012756258341</text:p>
          </table:table-cell>
          <table:table-cell office:value-type="float" office:value="15.2898647808961" calcext:value-type="float">
            <text:p>15.2898647808961</text:p>
          </table:table-cell>
          <table:table-cell office:value-type="float" office:value="282.939605625507" calcext:value-type="float">
            <text:p>282.939605625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float" office:value="15.2898647808961" calcext:value-type="float">
            <text:p>15.2898647808961</text:p>
          </table:table-cell>
          <table:table-cell office:value-type="float" office:value="15.3304726389722" calcext:value-type="float">
            <text:p>15.3304726389722</text:p>
          </table:table-cell>
          <table:table-cell office:value-type="float" office:value="270.734489531343" calcext:value-type="float">
            <text:p>270.734489531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3" calcext:value-type="float">
            <text:p>1163</text:p>
          </table:table-cell>
          <table:table-cell office:value-type="float" office:value="5" calcext:value-type="float">
            <text:p>5</text:p>
          </table:table-cell>
          <table:table-cell office:value-type="float" office:value="15.3304726389722" calcext:value-type="float">
            <text:p>15.3304726389722</text:p>
          </table:table-cell>
          <table:table-cell office:value-type="float" office:value="15.3493175067992" calcext:value-type="float">
            <text:p>15.3493175067992</text:p>
          </table:table-cell>
          <table:table-cell office:value-type="float" office:value="260.210327746041" calcext:value-type="float">
            <text:p>260.210327746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15.3493175067992" calcext:value-type="float">
            <text:p>15.3493175067992</text:p>
          </table:table-cell>
          <table:table-cell office:value-type="float" office:value="15.3525765296433" calcext:value-type="float">
            <text:p>15.3525765296433</text:p>
          </table:table-cell>
          <table:table-cell office:value-type="float" office:value="259.965301989087" calcext:value-type="float">
            <text:p>259.9653019890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  <table:table-cell office:value-type="float" office:value="15.3525765296433" calcext:value-type="float">
            <text:p>15.3525765296433</text:p>
          </table:table-cell>
          <table:table-cell office:value-type="float" office:value="15.3093038378348" calcext:value-type="float">
            <text:p>15.3093038378348</text:p>
          </table:table-cell>
          <table:table-cell office:value-type="float" office:value="266.525787552144" calcext:value-type="float">
            <text:p>266.525787552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6" calcext:value-type="float">
            <text:p>1166</text:p>
          </table:table-cell>
          <table:table-cell office:value-type="float" office:value="5" calcext:value-type="float">
            <text:p>5</text:p>
          </table:table-cell>
          <table:table-cell office:value-type="float" office:value="15.3093038378348" calcext:value-type="float">
            <text:p>15.3093038378348</text:p>
          </table:table-cell>
          <table:table-cell office:value-type="float" office:value="15.2842713824911" calcext:value-type="float">
            <text:p>15.2842713824911</text:p>
          </table:table-cell>
          <table:table-cell office:value-type="float" office:value="270.001609377254" calcext:value-type="float">
            <text:p>270.001609377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7" calcext:value-type="float">
            <text:p>1167</text:p>
          </table:table-cell>
          <table:table-cell office:value-type="float" office:value="5" calcext:value-type="float">
            <text:p>5</text:p>
          </table:table-cell>
          <table:table-cell office:value-type="float" office:value="15.2842713824911" calcext:value-type="float">
            <text:p>15.2842713824911</text:p>
          </table:table-cell>
          <table:table-cell office:value-type="float" office:value="15.2749149324967" calcext:value-type="float">
            <text:p>15.2749149324967</text:p>
          </table:table-cell>
          <table:table-cell office:value-type="float" office:value="269.392173595193" calcext:value-type="float">
            <text:p>269.392173595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 office:value-type="float" office:value="5" calcext:value-type="float">
            <text:p>5</text:p>
          </table:table-cell>
          <table:table-cell office:value-type="float" office:value="15.2749149324967" calcext:value-type="float">
            <text:p>15.2749149324967</text:p>
          </table:table-cell>
          <table:table-cell office:value-type="float" office:value="15.2403621084093" calcext:value-type="float">
            <text:p>15.2403621084093</text:p>
          </table:table-cell>
          <table:table-cell office:value-type="float" office:value="273.995717161497" calcext:value-type="float">
            <text:p>273.995717161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float" office:value="15.2403621084093" calcext:value-type="float">
            <text:p>15.2403621084093</text:p>
          </table:table-cell>
          <table:table-cell office:value-type="float" office:value="15.2790175922769" calcext:value-type="float">
            <text:p>15.2790175922769</text:p>
          </table:table-cell>
          <table:table-cell office:value-type="float" office:value="259.929492567927" calcext:value-type="float">
            <text:p>259.929492567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  <table:table-cell office:value-type="float" office:value="15.2790175922769" calcext:value-type="float">
            <text:p>15.2790175922769</text:p>
          </table:table-cell>
          <table:table-cell office:value-type="float" office:value="15.2716342752454" calcext:value-type="float">
            <text:p>15.2716342752454</text:p>
          </table:table-cell>
          <table:table-cell office:value-type="float" office:value="257.017073402228" calcext:value-type="float">
            <text:p>257.017073402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15.2716342752454" calcext:value-type="float">
            <text:p>15.2716342752454</text:p>
          </table:table-cell>
          <table:table-cell office:value-type="float" office:value="15.2396302794357" calcext:value-type="float">
            <text:p>15.2396302794357</text:p>
          </table:table-cell>
          <table:table-cell office:value-type="float" office:value="267.226770594952" calcext:value-type="float">
            <text:p>267.226770594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2" calcext:value-type="float">
            <text:p>1172</text:p>
          </table:table-cell>
          <table:table-cell office:value-type="float" office:value="5" calcext:value-type="float">
            <text:p>5</text:p>
          </table:table-cell>
          <table:table-cell office:value-type="float" office:value="15.2396302794357" calcext:value-type="float">
            <text:p>15.2396302794357</text:p>
          </table:table-cell>
          <table:table-cell office:value-type="float" office:value="15.2002890473105" calcext:value-type="float">
            <text:p>15.2002890473105</text:p>
          </table:table-cell>
          <table:table-cell office:value-type="float" office:value="272.136295261713" calcext:value-type="float">
            <text:p>272.136295261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float" office:value="15.2002890473105" calcext:value-type="float">
            <text:p>15.2002890473105</text:p>
          </table:table-cell>
          <table:table-cell office:value-type="float" office:value="15.2171630954273" calcext:value-type="float">
            <text:p>15.2171630954273</text:p>
          </table:table-cell>
          <table:table-cell office:value-type="float" office:value="266.536169670882" calcext:value-type="float">
            <text:p>266.536169670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4" calcext:value-type="float">
            <text:p>1174</text:p>
          </table:table-cell>
          <table:table-cell office:value-type="float" office:value="5" calcext:value-type="float">
            <text:p>5</text:p>
          </table:table-cell>
          <table:table-cell office:value-type="float" office:value="15.2171630954273" calcext:value-type="float">
            <text:p>15.2171630954273</text:p>
          </table:table-cell>
          <table:table-cell office:value-type="float" office:value="15.1835745284933" calcext:value-type="float">
            <text:p>15.1835745284933</text:p>
          </table:table-cell>
          <table:table-cell office:value-type="float" office:value="272.460517744932" calcext:value-type="float">
            <text:p>272.460517744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  <table:table-cell office:value-type="float" office:value="15.1835745284933" calcext:value-type="float">
            <text:p>15.1835745284933</text:p>
          </table:table-cell>
          <table:table-cell office:value-type="float" office:value="15.1625785902446" calcext:value-type="float">
            <text:p>15.1625785902446</text:p>
          </table:table-cell>
          <table:table-cell office:value-type="float" office:value="275.569775110254" calcext:value-type="float">
            <text:p>275.569775110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6" calcext:value-type="float">
            <text:p>1176</text:p>
          </table:table-cell>
          <table:table-cell office:value-type="float" office:value="5" calcext:value-type="float">
            <text:p>5</text:p>
          </table:table-cell>
          <table:table-cell office:value-type="float" office:value="15.1625785902446" calcext:value-type="float">
            <text:p>15.1625785902446</text:p>
          </table:table-cell>
          <table:table-cell office:value-type="float" office:value="15.2178535673689" calcext:value-type="float">
            <text:p>15.2178535673689</text:p>
          </table:table-cell>
          <table:table-cell office:value-type="float" office:value="253.106945321356" calcext:value-type="float">
            <text:p>253.106945321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5.2178535673689" calcext:value-type="float">
            <text:p>15.2178535673689</text:p>
          </table:table-cell>
          <table:table-cell office:value-type="float" office:value="15.1991973371159" calcext:value-type="float">
            <text:p>15.1991973371159</text:p>
          </table:table-cell>
          <table:table-cell office:value-type="float" office:value="254.318140297097" calcext:value-type="float">
            <text:p>254.318140297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office:value-type="float" office:value="15.1991973371159" calcext:value-type="float">
            <text:p>15.1991973371159</text:p>
          </table:table-cell>
          <table:table-cell office:value-type="float" office:value="15.1776769681166" calcext:value-type="float">
            <text:p>15.1776769681166</text:p>
          </table:table-cell>
          <table:table-cell office:value-type="float" office:value="260.50892841854" calcext:value-type="float">
            <text:p>260.50892841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float" office:value="15.1776769681166" calcext:value-type="float">
            <text:p>15.1776769681166</text:p>
          </table:table-cell>
          <table:table-cell office:value-type="float" office:value="15.1371714850847" calcext:value-type="float">
            <text:p>15.1371714850847</text:p>
          </table:table-cell>
          <table:table-cell office:value-type="float" office:value="271.563127495418" calcext:value-type="float">
            <text:p>271.563127495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15.1371714850847" calcext:value-type="float">
            <text:p>15.1371714850847</text:p>
          </table:table-cell>
          <table:table-cell office:value-type="float" office:value="14.9693032700482" calcext:value-type="float">
            <text:p>14.9693032700482</text:p>
          </table:table-cell>
          <table:table-cell office:value-type="float" office:value="315.895990301226" calcext:value-type="float">
            <text:p>315.895990301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1" calcext:value-type="float">
            <text:p>1181</text:p>
          </table:table-cell>
          <table:table-cell office:value-type="float" office:value="5" calcext:value-type="float">
            <text:p>5</text:p>
          </table:table-cell>
          <table:table-cell office:value-type="float" office:value="14.9693032700482" calcext:value-type="float">
            <text:p>14.9693032700482</text:p>
          </table:table-cell>
          <table:table-cell office:value-type="float" office:value="15.0783101321995" calcext:value-type="float">
            <text:p>15.0783101321995</text:p>
          </table:table-cell>
          <table:table-cell office:value-type="float" office:value="276.406105497227" calcext:value-type="float">
            <text:p>276.4061054972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float" office:value="15.0783101321995" calcext:value-type="float">
            <text:p>15.0783101321995</text:p>
          </table:table-cell>
          <table:table-cell office:value-type="float" office:value="15.0618791898874" calcext:value-type="float">
            <text:p>15.0618791898874</text:p>
          </table:table-cell>
          <table:table-cell office:value-type="float" office:value="278.620655294046" calcext:value-type="float">
            <text:p>278.620655294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3" calcext:value-type="float">
            <text:p>1183</text:p>
          </table:table-cell>
          <table:table-cell office:value-type="float" office:value="5" calcext:value-type="float">
            <text:p>5</text:p>
          </table:table-cell>
          <table:table-cell office:value-type="float" office:value="15.0618791898874" calcext:value-type="float">
            <text:p>15.0618791898874</text:p>
          </table:table-cell>
          <table:table-cell office:value-type="float" office:value="15.0525944996755" calcext:value-type="float">
            <text:p>15.0525944996755</text:p>
          </table:table-cell>
          <table:table-cell office:value-type="float" office:value="278.036036781859" calcext:value-type="float">
            <text:p>278.036036781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  <table:table-cell office:value-type="float" office:value="15.0525944996755" calcext:value-type="float">
            <text:p>15.0525944996755</text:p>
          </table:table-cell>
          <table:table-cell office:value-type="float" office:value="15.1001283734178" calcext:value-type="float">
            <text:p>15.1001283734178</text:p>
          </table:table-cell>
          <table:table-cell office:value-type="float" office:value="262.777299142337" calcext:value-type="float">
            <text:p>262.777299142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5" calcext:value-type="float">
            <text:p>1185</text:p>
          </table:table-cell>
          <table:table-cell office:value-type="float" office:value="5" calcext:value-type="float">
            <text:p>5</text:p>
          </table:table-cell>
          <table:table-cell office:value-type="float" office:value="15.1001283734178" calcext:value-type="float">
            <text:p>15.1001283734178</text:p>
          </table:table-cell>
          <table:table-cell office:value-type="float" office:value="15.1033141808865" calcext:value-type="float">
            <text:p>15.1033141808865</text:p>
          </table:table-cell>
          <table:table-cell office:value-type="float" office:value="261.40267495563" calcext:value-type="float">
            <text:p>261.40267495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office:value-type="float" office:value="15.1033141808865" calcext:value-type="float">
            <text:p>15.1033141808865</text:p>
          </table:table-cell>
          <table:table-cell office:value-type="float" office:value="14.9716395772214" calcext:value-type="float">
            <text:p>14.9716395772214</text:p>
          </table:table-cell>
          <table:table-cell office:value-type="float" office:value="298.555503940377" calcext:value-type="float">
            <text:p>298.555503940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office:value-type="float" office:value="14.9716395772214" calcext:value-type="float">
            <text:p>14.9716395772214</text:p>
          </table:table-cell>
          <table:table-cell office:value-type="float" office:value="15.0822199153351" calcext:value-type="float">
            <text:p>15.0822199153351</text:p>
          </table:table-cell>
          <table:table-cell office:value-type="float" office:value="261.737554280429" calcext:value-type="float">
            <text:p>261.737554280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  <table:table-cell office:value-type="float" office:value="15.0822199153351" calcext:value-type="float">
            <text:p>15.0822199153351</text:p>
          </table:table-cell>
          <table:table-cell office:value-type="float" office:value="15.0659493686896" calcext:value-type="float">
            <text:p>15.0659493686896</text:p>
          </table:table-cell>
          <table:table-cell office:value-type="float" office:value="262.809976210598" calcext:value-type="float">
            <text:p>262.809976210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9" calcext:value-type="float">
            <text:p>1189</text:p>
          </table:table-cell>
          <table:table-cell office:value-type="float" office:value="5" calcext:value-type="float">
            <text:p>5</text:p>
          </table:table-cell>
          <table:table-cell office:value-type="float" office:value="15.0659493686896" calcext:value-type="float">
            <text:p>15.0659493686896</text:p>
          </table:table-cell>
          <table:table-cell office:value-type="float" office:value="15.0658741934957" calcext:value-type="float">
            <text:p>15.0658741934957</text:p>
          </table:table-cell>
          <table:table-cell office:value-type="float" office:value="259.922884972675" calcext:value-type="float">
            <text:p>259.922884972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5.0658741934957" calcext:value-type="float">
            <text:p>15.0658741934957</text:p>
          </table:table-cell>
          <table:table-cell office:value-type="float" office:value="15.0152691432916" calcext:value-type="float">
            <text:p>15.0152691432916</text:p>
          </table:table-cell>
          <table:table-cell office:value-type="float" office:value="274.30029579288" calcext:value-type="float">
            <text:p>274.30029579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1" calcext:value-type="float">
            <text:p>1191</text:p>
          </table:table-cell>
          <table:table-cell office:value-type="float" office:value="5" calcext:value-type="float">
            <text:p>5</text:p>
          </table:table-cell>
          <table:table-cell office:value-type="float" office:value="15.0152691432916" calcext:value-type="float">
            <text:p>15.0152691432916</text:p>
          </table:table-cell>
          <table:table-cell office:value-type="float" office:value="14.9999493921674" calcext:value-type="float">
            <text:p>14.9999493921674</text:p>
          </table:table-cell>
          <table:table-cell office:value-type="float" office:value="274.842182038468" calcext:value-type="float">
            <text:p>274.842182038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2" calcext:value-type="float">
            <text:p>1192</text:p>
          </table:table-cell>
          <table:table-cell office:value-type="float" office:value="5" calcext:value-type="float">
            <text:p>5</text:p>
          </table:table-cell>
          <table:table-cell office:value-type="float" office:value="14.9999493921674" calcext:value-type="float">
            <text:p>14.9999493921674</text:p>
          </table:table-cell>
          <table:table-cell office:value-type="float" office:value="15.0519945923308" calcext:value-type="float">
            <text:p>15.0519945923308</text:p>
          </table:table-cell>
          <table:table-cell office:value-type="float" office:value="250.891905642222" calcext:value-type="float">
            <text:p>250.891905642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3" calcext:value-type="float">
            <text:p>1193</text:p>
          </table:table-cell>
          <table:table-cell office:value-type="float" office:value="5" calcext:value-type="float">
            <text:p>5</text:p>
          </table:table-cell>
          <table:table-cell office:value-type="float" office:value="15.0519945923308" calcext:value-type="float">
            <text:p>15.0519945923308</text:p>
          </table:table-cell>
          <table:table-cell office:value-type="float" office:value="15.0658184003591" calcext:value-type="float">
            <text:p>15.0658184003591</text:p>
          </table:table-cell>
          <table:table-cell office:value-type="float" office:value="248.426453914877" calcext:value-type="float">
            <text:p>248.426453914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4" calcext:value-type="float">
            <text:p>1194</text:p>
          </table:table-cell>
          <table:table-cell office:value-type="float" office:value="5" calcext:value-type="float">
            <text:p>5</text:p>
          </table:table-cell>
          <table:table-cell office:value-type="float" office:value="15.0658184003591" calcext:value-type="float">
            <text:p>15.0658184003591</text:p>
          </table:table-cell>
          <table:table-cell office:value-type="float" office:value="15.0226452787652" calcext:value-type="float">
            <text:p>15.0226452787652</text:p>
          </table:table-cell>
          <table:table-cell office:value-type="float" office:value="264.85522732337" calcext:value-type="float">
            <text:p>264.85522732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5" calcext:value-type="float">
            <text:p>1195</text:p>
          </table:table-cell>
          <table:table-cell office:value-type="float" office:value="5" calcext:value-type="float">
            <text:p>5</text:p>
          </table:table-cell>
          <table:table-cell office:value-type="float" office:value="15.0226452787652" calcext:value-type="float">
            <text:p>15.0226452787652</text:p>
          </table:table-cell>
          <table:table-cell office:value-type="float" office:value="14.9990404982495" calcext:value-type="float">
            <text:p>14.9990404982495</text:p>
          </table:table-cell>
          <table:table-cell office:value-type="float" office:value="266.628663322246" calcext:value-type="float">
            <text:p>266.628663322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6" calcext:value-type="float">
            <text:p>1196</text:p>
          </table:table-cell>
          <table:table-cell office:value-type="float" office:value="5" calcext:value-type="float">
            <text:p>5</text:p>
          </table:table-cell>
          <table:table-cell office:value-type="float" office:value="14.9990404982495" calcext:value-type="float">
            <text:p>14.9990404982495</text:p>
          </table:table-cell>
          <table:table-cell office:value-type="float" office:value="15.0205405848827" calcext:value-type="float">
            <text:p>15.0205405848827</text:p>
          </table:table-cell>
          <table:table-cell office:value-type="float" office:value="257.04731553279" calcext:value-type="float">
            <text:p>257.04731553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7" calcext:value-type="float">
            <text:p>1197</text:p>
          </table:table-cell>
          <table:table-cell office:value-type="float" office:value="5" calcext:value-type="float">
            <text:p>5</text:p>
          </table:table-cell>
          <table:table-cell office:value-type="float" office:value="15.0205405848827" calcext:value-type="float">
            <text:p>15.0205405848827</text:p>
          </table:table-cell>
          <table:table-cell office:value-type="float" office:value="15.0312480273174" calcext:value-type="float">
            <text:p>15.0312480273174</text:p>
          </table:table-cell>
          <table:table-cell office:value-type="float" office:value="250.110710891595" calcext:value-type="float">
            <text:p>250.1107108915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8" calcext:value-type="float">
            <text:p>1198</text:p>
          </table:table-cell>
          <table:table-cell office:value-type="float" office:value="5" calcext:value-type="float">
            <text:p>5</text:p>
          </table:table-cell>
          <table:table-cell office:value-type="float" office:value="15.0312480273174" calcext:value-type="float">
            <text:p>15.0312480273174</text:p>
          </table:table-cell>
          <table:table-cell office:value-type="float" office:value="14.9914119364319" calcext:value-type="float">
            <text:p>14.9914119364319</text:p>
          </table:table-cell>
          <table:table-cell office:value-type="float" office:value="262.089020926398" calcext:value-type="float">
            <text:p>262.089020926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9" calcext:value-type="float">
            <text:p>1199</text:p>
          </table:table-cell>
          <table:table-cell office:value-type="float" office:value="5" calcext:value-type="float">
            <text:p>5</text:p>
          </table:table-cell>
          <table:table-cell office:value-type="float" office:value="14.9914119364319" calcext:value-type="float">
            <text:p>14.9914119364319</text:p>
          </table:table-cell>
          <table:table-cell office:value-type="float" office:value="14.9115269215032" calcext:value-type="float">
            <text:p>14.9115269215032</text:p>
          </table:table-cell>
          <table:table-cell office:value-type="float" office:value="288.330855944968" calcext:value-type="float">
            <text:p>288.330855944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14.9115269215032" calcext:value-type="float">
            <text:p>14.9115269215032</text:p>
          </table:table-cell>
          <table:table-cell office:value-type="float" office:value="14.8780304752322" calcext:value-type="float">
            <text:p>14.8780304752322</text:p>
          </table:table-cell>
          <table:table-cell office:value-type="float" office:value="294.519736534798" calcext:value-type="float">
            <text:p>294.519736534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1" calcext:value-type="float">
            <text:p>1201</text:p>
          </table:table-cell>
          <table:table-cell office:value-type="float" office:value="5" calcext:value-type="float">
            <text:p>5</text:p>
          </table:table-cell>
          <table:table-cell office:value-type="float" office:value="14.8780304752322" calcext:value-type="float">
            <text:p>14.8780304752322</text:p>
          </table:table-cell>
          <table:table-cell office:value-type="float" office:value="14.8580760803191" calcext:value-type="float">
            <text:p>14.8580760803191</text:p>
          </table:table-cell>
          <table:table-cell office:value-type="float" office:value="299.00122347645" calcext:value-type="float">
            <text:p>299.001223476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2" calcext:value-type="float">
            <text:p>1202</text:p>
          </table:table-cell>
          <table:table-cell office:value-type="float" office:value="5" calcext:value-type="float">
            <text:p>5</text:p>
          </table:table-cell>
          <table:table-cell office:value-type="float" office:value="14.8580760803191" calcext:value-type="float">
            <text:p>14.8580760803191</text:p>
          </table:table-cell>
          <table:table-cell office:value-type="float" office:value="14.9572535582152" calcext:value-type="float">
            <text:p>14.9572535582152</text:p>
          </table:table-cell>
          <table:table-cell office:value-type="float" office:value="265.148690928129" calcext:value-type="float">
            <text:p>265.148690928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3" calcext:value-type="float">
            <text:p>1203</text:p>
          </table:table-cell>
          <table:table-cell office:value-type="float" office:value="5" calcext:value-type="float">
            <text:p>5</text:p>
          </table:table-cell>
          <table:table-cell office:value-type="float" office:value="14.9572535582152" calcext:value-type="float">
            <text:p>14.9572535582152</text:p>
          </table:table-cell>
          <table:table-cell office:value-type="float" office:value="14.8818595982254" calcext:value-type="float">
            <text:p>14.8818595982254</text:p>
          </table:table-cell>
          <table:table-cell office:value-type="float" office:value="290.38509688542" calcext:value-type="float">
            <text:p>290.38509688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4" calcext:value-type="float">
            <text:p>1204</text:p>
          </table:table-cell>
          <table:table-cell office:value-type="float" office:value="5" calcext:value-type="float">
            <text:p>5</text:p>
          </table:table-cell>
          <table:table-cell office:value-type="float" office:value="14.8818595982254" calcext:value-type="float">
            <text:p>14.8818595982254</text:p>
          </table:table-cell>
          <table:table-cell office:value-type="float" office:value="14.9262747000688" calcext:value-type="float">
            <text:p>14.9262747000688</text:p>
          </table:table-cell>
          <table:table-cell office:value-type="float" office:value="274.388906925762" calcext:value-type="float">
            <text:p>274.388906925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5" calcext:value-type="float">
            <text:p>1205</text:p>
          </table:table-cell>
          <table:table-cell office:value-type="float" office:value="5" calcext:value-type="float">
            <text:p>5</text:p>
          </table:table-cell>
          <table:table-cell office:value-type="float" office:value="14.9262747000688" calcext:value-type="float">
            <text:p>14.9262747000688</text:p>
          </table:table-cell>
          <table:table-cell office:value-type="float" office:value="14.9250065176726" calcext:value-type="float">
            <text:p>14.9250065176726</text:p>
          </table:table-cell>
          <table:table-cell office:value-type="float" office:value="271.082859204769" calcext:value-type="float">
            <text:p>271.0828592047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6" calcext:value-type="float">
            <text:p>1206</text:p>
          </table:table-cell>
          <table:table-cell office:value-type="float" office:value="5" calcext:value-type="float">
            <text:p>5</text:p>
          </table:table-cell>
          <table:table-cell office:value-type="float" office:value="14.9250065176726" calcext:value-type="float">
            <text:p>14.9250065176726</text:p>
          </table:table-cell>
          <table:table-cell office:value-type="float" office:value="14.8933239105967" calcext:value-type="float">
            <text:p>14.8933239105967</text:p>
          </table:table-cell>
          <table:table-cell office:value-type="float" office:value="279.125509668839" calcext:value-type="float">
            <text:p>279.125509668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7" calcext:value-type="float">
            <text:p>1207</text:p>
          </table:table-cell>
          <table:table-cell office:value-type="float" office:value="5" calcext:value-type="float">
            <text:p>5</text:p>
          </table:table-cell>
          <table:table-cell office:value-type="float" office:value="14.8933239105967" calcext:value-type="float">
            <text:p>14.8933239105967</text:p>
          </table:table-cell>
          <table:table-cell office:value-type="float" office:value="14.9507197791651" calcext:value-type="float">
            <text:p>14.9507197791651</text:p>
          </table:table-cell>
          <table:table-cell office:value-type="float" office:value="262.972953245882" calcext:value-type="float">
            <text:p>262.972953245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office:value-type="float" office:value="14.9507197791651" calcext:value-type="float">
            <text:p>14.9507197791651</text:p>
          </table:table-cell>
          <table:table-cell office:value-type="float" office:value="15.0878611910693" calcext:value-type="float">
            <text:p>15.0878611910693</text:p>
          </table:table-cell>
          <table:table-cell office:value-type="float" office:value="212.003687876612" calcext:value-type="float">
            <text:p>212.003687876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9" calcext:value-type="float">
            <text:p>1209</text:p>
          </table:table-cell>
          <table:table-cell office:value-type="float" office:value="5" calcext:value-type="float">
            <text:p>5</text:p>
          </table:table-cell>
          <table:table-cell office:value-type="float" office:value="15.0878611910693" calcext:value-type="float">
            <text:p>15.0878611910693</text:p>
          </table:table-cell>
          <table:table-cell office:value-type="float" office:value="14.9544148612715" calcext:value-type="float">
            <text:p>14.9544148612715</text:p>
          </table:table-cell>
          <table:table-cell office:value-type="float" office:value="257.893828669878" calcext:value-type="float">
            <text:p>257.893828669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0" calcext:value-type="float">
            <text:p>1210</text:p>
          </table:table-cell>
          <table:table-cell office:value-type="float" office:value="5" calcext:value-type="float">
            <text:p>5</text:p>
          </table:table-cell>
          <table:table-cell office:value-type="float" office:value="14.9544148612715" calcext:value-type="float">
            <text:p>14.9544148612715</text:p>
          </table:table-cell>
          <table:table-cell office:value-type="float" office:value="14.9125491962244" calcext:value-type="float">
            <text:p>14.9125491962244</text:p>
          </table:table-cell>
          <table:table-cell office:value-type="float" office:value="269.740629164973" calcext:value-type="float">
            <text:p>269.740629164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1" calcext:value-type="float">
            <text:p>1211</text:p>
          </table:table-cell>
          <table:table-cell office:value-type="float" office:value="5" calcext:value-type="float">
            <text:p>5</text:p>
          </table:table-cell>
          <table:table-cell office:value-type="float" office:value="14.9125491962244" calcext:value-type="float">
            <text:p>14.9125491962244</text:p>
          </table:table-cell>
          <table:table-cell office:value-type="float" office:value="14.9576848489998" calcext:value-type="float">
            <text:p>14.9576848489998</text:p>
          </table:table-cell>
          <table:table-cell office:value-type="float" office:value="258.382360576788" calcext:value-type="float">
            <text:p>258.382360576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" calcext:value-type="float">
            <text:p>5</text:p>
          </table:table-cell>
          <table:table-cell office:value-type="float" office:value="14.9576848489998" calcext:value-type="float">
            <text:p>14.9576848489998</text:p>
          </table:table-cell>
          <table:table-cell office:value-type="float" office:value="14.9413555872037" calcext:value-type="float">
            <text:p>14.9413555872037</text:p>
          </table:table-cell>
          <table:table-cell office:value-type="float" office:value="257.098280499139" calcext:value-type="float">
            <text:p>257.0982804991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3" calcext:value-type="float">
            <text:p>1213</text:p>
          </table:table-cell>
          <table:table-cell office:value-type="float" office:value="5" calcext:value-type="float">
            <text:p>5</text:p>
          </table:table-cell>
          <table:table-cell office:value-type="float" office:value="14.9413555872037" calcext:value-type="float">
            <text:p>14.9413555872037</text:p>
          </table:table-cell>
          <table:table-cell office:value-type="float" office:value="14.8808978499117" calcext:value-type="float">
            <text:p>14.8808978499117</text:p>
          </table:table-cell>
          <table:table-cell office:value-type="float" office:value="278.274156834022" calcext:value-type="float">
            <text:p>278.27415683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4" calcext:value-type="float">
            <text:p>1214</text:p>
          </table:table-cell>
          <table:table-cell office:value-type="float" office:value="5" calcext:value-type="float">
            <text:p>5</text:p>
          </table:table-cell>
          <table:table-cell office:value-type="float" office:value="14.8808978499117" calcext:value-type="float">
            <text:p>14.8808978499117</text:p>
          </table:table-cell>
          <table:table-cell office:value-type="float" office:value="14.7870119219605" calcext:value-type="float">
            <text:p>14.7870119219605</text:p>
          </table:table-cell>
          <table:table-cell office:value-type="float" office:value="301.908924136779" calcext:value-type="float">
            <text:p>301.9089241367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5" calcext:value-type="float">
            <text:p>1215</text:p>
          </table:table-cell>
          <table:table-cell office:value-type="float" office:value="5" calcext:value-type="float">
            <text:p>5</text:p>
          </table:table-cell>
          <table:table-cell office:value-type="float" office:value="14.7870119219605" calcext:value-type="float">
            <text:p>14.7870119219605</text:p>
          </table:table-cell>
          <table:table-cell office:value-type="float" office:value="14.7901430461739" calcext:value-type="float">
            <text:p>14.7901430461739</text:p>
          </table:table-cell>
          <table:table-cell office:value-type="float" office:value="294.332850213194" calcext:value-type="float">
            <text:p>294.332850213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5" calcext:value-type="float">
            <text:p>5</text:p>
          </table:table-cell>
          <table:table-cell office:value-type="float" office:value="14.7901430461739" calcext:value-type="float">
            <text:p>14.7901430461739</text:p>
          </table:table-cell>
          <table:table-cell office:value-type="float" office:value="14.7749187100142" calcext:value-type="float">
            <text:p>14.7749187100142</text:p>
          </table:table-cell>
          <table:table-cell office:value-type="float" office:value="296.11635150097" calcext:value-type="float">
            <text:p>296.11635150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float" office:value="14.7749187100142" calcext:value-type="float">
            <text:p>14.7749187100142</text:p>
          </table:table-cell>
          <table:table-cell office:value-type="float" office:value="14.8518911964548" calcext:value-type="float">
            <text:p>14.8518911964548</text:p>
          </table:table-cell>
          <table:table-cell office:value-type="float" office:value="269.443822473972" calcext:value-type="float">
            <text:p>269.443822473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8" calcext:value-type="float">
            <text:p>1218</text:p>
          </table:table-cell>
          <table:table-cell office:value-type="float" office:value="5" calcext:value-type="float">
            <text:p>5</text:p>
          </table:table-cell>
          <table:table-cell office:value-type="float" office:value="14.8518911964548" calcext:value-type="float">
            <text:p>14.8518911964548</text:p>
          </table:table-cell>
          <table:table-cell office:value-type="float" office:value="14.7669041944321" calcext:value-type="float">
            <text:p>14.7669041944321</text:p>
          </table:table-cell>
          <table:table-cell office:value-type="float" office:value="294.832336418811" calcext:value-type="float">
            <text:p>294.832336418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9" calcext:value-type="float">
            <text:p>1219</text:p>
          </table:table-cell>
          <table:table-cell office:value-type="float" office:value="5" calcext:value-type="float">
            <text:p>5</text:p>
          </table:table-cell>
          <table:table-cell office:value-type="float" office:value="14.7669041944321" calcext:value-type="float">
            <text:p>14.7669041944321</text:p>
          </table:table-cell>
          <table:table-cell office:value-type="float" office:value="14.7610439618737" calcext:value-type="float">
            <text:p>14.7610439618737</text:p>
          </table:table-cell>
          <table:table-cell office:value-type="float" office:value="290.998383835753" calcext:value-type="float">
            <text:p>290.998383835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0" calcext:value-type="float">
            <text:p>1220</text:p>
          </table:table-cell>
          <table:table-cell office:value-type="float" office:value="5" calcext:value-type="float">
            <text:p>5</text:p>
          </table:table-cell>
          <table:table-cell office:value-type="float" office:value="14.7610439618737" calcext:value-type="float">
            <text:p>14.7610439618737</text:p>
          </table:table-cell>
          <table:table-cell office:value-type="float" office:value="14.7376527025291" calcext:value-type="float">
            <text:p>14.7376527025291</text:p>
          </table:table-cell>
          <table:table-cell office:value-type="float" office:value="299.923485988991" calcext:value-type="float">
            <text:p>299.923485988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1" calcext:value-type="float">
            <text:p>1221</text:p>
          </table:table-cell>
          <table:table-cell office:value-type="float" office:value="5" calcext:value-type="float">
            <text:p>5</text:p>
          </table:table-cell>
          <table:table-cell office:value-type="float" office:value="14.7376527025291" calcext:value-type="float">
            <text:p>14.7376527025291</text:p>
          </table:table-cell>
          <table:table-cell office:value-type="float" office:value="14.7486849652672" calcext:value-type="float">
            <text:p>14.7486849652672</text:p>
          </table:table-cell>
          <table:table-cell office:value-type="float" office:value="289.956780108537" calcext:value-type="float">
            <text:p>289.956780108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float" office:value="14.7486849652672" calcext:value-type="float">
            <text:p>14.7486849652672</text:p>
          </table:table-cell>
          <table:table-cell office:value-type="float" office:value="14.7561453823235" calcext:value-type="float">
            <text:p>14.7561453823235</text:p>
          </table:table-cell>
          <table:table-cell office:value-type="float" office:value="286.370883492909" calcext:value-type="float">
            <text:p>286.370883492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3" calcext:value-type="float">
            <text:p>1223</text:p>
          </table:table-cell>
          <table:table-cell office:value-type="float" office:value="5" calcext:value-type="float">
            <text:p>5</text:p>
          </table:table-cell>
          <table:table-cell office:value-type="float" office:value="14.7561453823235" calcext:value-type="float">
            <text:p>14.7561453823235</text:p>
          </table:table-cell>
          <table:table-cell office:value-type="float" office:value="14.7502995119185" calcext:value-type="float">
            <text:p>14.7502995119185</text:p>
          </table:table-cell>
          <table:table-cell office:value-type="float" office:value="284.903985221366" calcext:value-type="float">
            <text:p>284.9039852213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  <table:table-cell office:value-type="float" office:value="14.7502995119185" calcext:value-type="float">
            <text:p>14.7502995119185</text:p>
          </table:table-cell>
          <table:table-cell office:value-type="float" office:value="14.8096193674823" calcext:value-type="float">
            <text:p>14.8096193674823</text:p>
          </table:table-cell>
          <table:table-cell office:value-type="float" office:value="264.963701127017" calcext:value-type="float">
            <text:p>264.963701127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5" calcext:value-type="float">
            <text:p>1225</text:p>
          </table:table-cell>
          <table:table-cell office:value-type="float" office:value="5" calcext:value-type="float">
            <text:p>5</text:p>
          </table:table-cell>
          <table:table-cell office:value-type="float" office:value="14.8096193674823" calcext:value-type="float">
            <text:p>14.8096193674823</text:p>
          </table:table-cell>
          <table:table-cell office:value-type="float" office:value="14.830773099906" calcext:value-type="float">
            <text:p>14.830773099906</text:p>
          </table:table-cell>
          <table:table-cell office:value-type="float" office:value="255.643201906102" calcext:value-type="float">
            <text:p>255.643201906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5" calcext:value-type="float">
            <text:p>5</text:p>
          </table:table-cell>
          <table:table-cell office:value-type="float" office:value="14.830773099906" calcext:value-type="float">
            <text:p>14.830773099906</text:p>
          </table:table-cell>
          <table:table-cell office:value-type="float" office:value="14.7509295887893" calcext:value-type="float">
            <text:p>14.7509295887893</text:p>
          </table:table-cell>
          <table:table-cell office:value-type="float" office:value="279.028282380641" calcext:value-type="float">
            <text:p>279.028282380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7" calcext:value-type="float">
            <text:p>1227</text:p>
          </table:table-cell>
          <table:table-cell office:value-type="float" office:value="5" calcext:value-type="float">
            <text:p>5</text:p>
          </table:table-cell>
          <table:table-cell office:value-type="float" office:value="14.7509295887893" calcext:value-type="float">
            <text:p>14.7509295887893</text:p>
          </table:table-cell>
          <table:table-cell office:value-type="float" office:value="14.810344353946" calcext:value-type="float">
            <text:p>14.810344353946</text:p>
          </table:table-cell>
          <table:table-cell office:value-type="float" office:value="260.689404484613" calcext:value-type="float">
            <text:p>260.689404484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8" calcext:value-type="float">
            <text:p>1228</text:p>
          </table:table-cell>
          <table:table-cell office:value-type="float" office:value="5" calcext:value-type="float">
            <text:p>5</text:p>
          </table:table-cell>
          <table:table-cell office:value-type="float" office:value="14.810344353946" calcext:value-type="float">
            <text:p>14.810344353946</text:p>
          </table:table-cell>
          <table:table-cell office:value-type="float" office:value="14.8236054868422" calcext:value-type="float">
            <text:p>14.8236054868422</text:p>
          </table:table-cell>
          <table:table-cell office:value-type="float" office:value="256.368217444748" calcext:value-type="float">
            <text:p>256.368217444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float" office:value="14.8236054868422" calcext:value-type="float">
            <text:p>14.8236054868422</text:p>
          </table:table-cell>
          <table:table-cell office:value-type="float" office:value="14.7929301763587" calcext:value-type="float">
            <text:p>14.7929301763587</text:p>
          </table:table-cell>
          <table:table-cell office:value-type="float" office:value="264.146491623002" calcext:value-type="float">
            <text:p>264.146491623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0" calcext:value-type="float">
            <text:p>1230</text:p>
          </table:table-cell>
          <table:table-cell office:value-type="float" office:value="5" calcext:value-type="float">
            <text:p>5</text:p>
          </table:table-cell>
          <table:table-cell office:value-type="float" office:value="14.7929301763587" calcext:value-type="float">
            <text:p>14.7929301763587</text:p>
          </table:table-cell>
          <table:table-cell office:value-type="float" office:value="14.7591522228565" calcext:value-type="float">
            <text:p>14.7591522228565</text:p>
          </table:table-cell>
          <table:table-cell office:value-type="float" office:value="273.197167215314" calcext:value-type="float">
            <text:p>273.197167215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1" calcext:value-type="float">
            <text:p>1231</text:p>
          </table:table-cell>
          <table:table-cell office:value-type="float" office:value="5" calcext:value-type="float">
            <text:p>5</text:p>
          </table:table-cell>
          <table:table-cell office:value-type="float" office:value="14.7591522228565" calcext:value-type="float">
            <text:p>14.7591522228565</text:p>
          </table:table-cell>
          <table:table-cell office:value-type="float" office:value="14.7448550896993" calcext:value-type="float">
            <text:p>14.7448550896993</text:p>
          </table:table-cell>
          <table:table-cell office:value-type="float" office:value="279.364155268686" calcext:value-type="float">
            <text:p>279.364155268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2" calcext:value-type="float">
            <text:p>1232</text:p>
          </table:table-cell>
          <table:table-cell office:value-type="float" office:value="5" calcext:value-type="float">
            <text:p>5</text:p>
          </table:table-cell>
          <table:table-cell office:value-type="float" office:value="14.7448550896993" calcext:value-type="float">
            <text:p>14.7448550896993</text:p>
          </table:table-cell>
          <table:table-cell office:value-type="float" office:value="14.6719936156302" calcext:value-type="float">
            <text:p>14.6719936156302</text:p>
          </table:table-cell>
          <table:table-cell office:value-type="float" office:value="297.984056702446" calcext:value-type="float">
            <text:p>297.984056702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3" calcext:value-type="float">
            <text:p>1233</text:p>
          </table:table-cell>
          <table:table-cell office:value-type="float" office:value="5" calcext:value-type="float">
            <text:p>5</text:p>
          </table:table-cell>
          <table:table-cell office:value-type="float" office:value="14.6719936156302" calcext:value-type="float">
            <text:p>14.6719936156302</text:p>
          </table:table-cell>
          <table:table-cell office:value-type="float" office:value="14.7047976243374" calcext:value-type="float">
            <text:p>14.7047976243374</text:p>
          </table:table-cell>
          <table:table-cell office:value-type="float" office:value="288.001514816372" calcext:value-type="float">
            <text:p>288.001514816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5" calcext:value-type="float">
            <text:p>5</text:p>
          </table:table-cell>
          <table:table-cell office:value-type="float" office:value="14.7047976243374" calcext:value-type="float">
            <text:p>14.7047976243374</text:p>
          </table:table-cell>
          <table:table-cell office:value-type="float" office:value="14.6806300094133" calcext:value-type="float">
            <text:p>14.6806300094133</text:p>
          </table:table-cell>
          <table:table-cell office:value-type="float" office:value="292.678613531344" calcext:value-type="float">
            <text:p>292.678613531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5" calcext:value-type="float">
            <text:p>1235</text:p>
          </table:table-cell>
          <table:table-cell office:value-type="float" office:value="5" calcext:value-type="float">
            <text:p>5</text:p>
          </table:table-cell>
          <table:table-cell office:value-type="float" office:value="14.6806300094133" calcext:value-type="float">
            <text:p>14.6806300094133</text:p>
          </table:table-cell>
          <table:table-cell office:value-type="float" office:value="14.7572174282238" calcext:value-type="float">
            <text:p>14.7572174282238</text:p>
          </table:table-cell>
          <table:table-cell office:value-type="float" office:value="270.028101964424" calcext:value-type="float">
            <text:p>270.028101964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office:value-type="float" office:value="14.7572174282238" calcext:value-type="float">
            <text:p>14.7572174282238</text:p>
          </table:table-cell>
          <table:table-cell office:value-type="float" office:value="14.7588610324189" calcext:value-type="float">
            <text:p>14.7588610324189</text:p>
          </table:table-cell>
          <table:table-cell office:value-type="float" office:value="267.364237322591" calcext:value-type="float">
            <text:p>267.364237322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7" calcext:value-type="float">
            <text:p>1237</text:p>
          </table:table-cell>
          <table:table-cell office:value-type="float" office:value="5" calcext:value-type="float">
            <text:p>5</text:p>
          </table:table-cell>
          <table:table-cell office:value-type="float" office:value="14.7588610324189" calcext:value-type="float">
            <text:p>14.7588610324189</text:p>
          </table:table-cell>
          <table:table-cell office:value-type="float" office:value="14.755119501189" calcext:value-type="float">
            <text:p>14.755119501189</text:p>
          </table:table-cell>
          <table:table-cell office:value-type="float" office:value="267.266361882306" calcext:value-type="float">
            <text:p>267.266361882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8" calcext:value-type="float">
            <text:p>1238</text:p>
          </table:table-cell>
          <table:table-cell office:value-type="float" office:value="5" calcext:value-type="float">
            <text:p>5</text:p>
          </table:table-cell>
          <table:table-cell office:value-type="float" office:value="14.755119501189" calcext:value-type="float">
            <text:p>14.755119501189</text:p>
          </table:table-cell>
          <table:table-cell office:value-type="float" office:value="14.6560931061325" calcext:value-type="float">
            <text:p>14.6560931061325</text:p>
          </table:table-cell>
          <table:table-cell office:value-type="float" office:value="296.130605221388" calcext:value-type="float">
            <text:p>296.130605221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9" calcext:value-type="float">
            <text:p>1239</text:p>
          </table:table-cell>
          <table:table-cell office:value-type="float" office:value="5" calcext:value-type="float">
            <text:p>5</text:p>
          </table:table-cell>
          <table:table-cell office:value-type="float" office:value="14.6560931061325" calcext:value-type="float">
            <text:p>14.6560931061325</text:p>
          </table:table-cell>
          <table:table-cell office:value-type="float" office:value="14.7176970769795" calcext:value-type="float">
            <text:p>14.7176970769795</text:p>
          </table:table-cell>
          <table:table-cell office:value-type="float" office:value="273.321498251311" calcext:value-type="float">
            <text:p>273.321498251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0" calcext:value-type="float">
            <text:p>1240</text:p>
          </table:table-cell>
          <table:table-cell office:value-type="float" office:value="5" calcext:value-type="float">
            <text:p>5</text:p>
          </table:table-cell>
          <table:table-cell office:value-type="float" office:value="14.7176970769795" calcext:value-type="float">
            <text:p>14.7176970769795</text:p>
          </table:table-cell>
          <table:table-cell office:value-type="float" office:value="14.6797411195393" calcext:value-type="float">
            <text:p>14.6797411195393</text:p>
          </table:table-cell>
          <table:table-cell office:value-type="float" office:value="284.465957704305" calcext:value-type="float">
            <text:p>284.465957704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1" calcext:value-type="float">
            <text:p>1241</text:p>
          </table:table-cell>
          <table:table-cell office:value-type="float" office:value="5" calcext:value-type="float">
            <text:p>5</text:p>
          </table:table-cell>
          <table:table-cell office:value-type="float" office:value="14.6797411195393" calcext:value-type="float">
            <text:p>14.6797411195393</text:p>
          </table:table-cell>
          <table:table-cell office:value-type="float" office:value="14.7440478788368" calcext:value-type="float">
            <text:p>14.7440478788368</text:p>
          </table:table-cell>
          <table:table-cell office:value-type="float" office:value="264.306394247931" calcext:value-type="float">
            <text:p>264.3063942479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2" calcext:value-type="float">
            <text:p>1242</text:p>
          </table:table-cell>
          <table:table-cell office:value-type="float" office:value="5" calcext:value-type="float">
            <text:p>5</text:p>
          </table:table-cell>
          <table:table-cell office:value-type="float" office:value="14.7440478788368" calcext:value-type="float">
            <text:p>14.7440478788368</text:p>
          </table:table-cell>
          <table:table-cell office:value-type="float" office:value="14.770518954799" calcext:value-type="float">
            <text:p>14.770518954799</text:p>
          </table:table-cell>
          <table:table-cell office:value-type="float" office:value="253.733891285664" calcext:value-type="float">
            <text:p>253.733891285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3" calcext:value-type="float">
            <text:p>1243</text:p>
          </table:table-cell>
          <table:table-cell office:value-type="float" office:value="5" calcext:value-type="float">
            <text:p>5</text:p>
          </table:table-cell>
          <table:table-cell office:value-type="float" office:value="14.770518954799" calcext:value-type="float">
            <text:p>14.770518954799</text:p>
          </table:table-cell>
          <table:table-cell office:value-type="float" office:value="14.6548451581974" calcext:value-type="float">
            <text:p>14.6548451581974</text:p>
          </table:table-cell>
          <table:table-cell office:value-type="float" office:value="290.032003347717" calcext:value-type="float">
            <text:p>290.032003347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4" calcext:value-type="float">
            <text:p>1244</text:p>
          </table:table-cell>
          <table:table-cell office:value-type="float" office:value="5" calcext:value-type="float">
            <text:p>5</text:p>
          </table:table-cell>
          <table:table-cell office:value-type="float" office:value="14.6548451581974" calcext:value-type="float">
            <text:p>14.6548451581974</text:p>
          </table:table-cell>
          <table:table-cell office:value-type="float" office:value="14.6251041042366" calcext:value-type="float">
            <text:p>14.6251041042366</text:p>
          </table:table-cell>
          <table:table-cell office:value-type="float" office:value="296.514462903882" calcext:value-type="float">
            <text:p>296.514462903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5" calcext:value-type="float">
            <text:p>1245</text:p>
          </table:table-cell>
          <table:table-cell office:value-type="float" office:value="5" calcext:value-type="float">
            <text:p>5</text:p>
          </table:table-cell>
          <table:table-cell office:value-type="float" office:value="14.6251041042366" calcext:value-type="float">
            <text:p>14.6251041042366</text:p>
          </table:table-cell>
          <table:table-cell office:value-type="float" office:value="14.7636330741704" calcext:value-type="float">
            <text:p>14.7636330741704</text:p>
          </table:table-cell>
          <table:table-cell office:value-type="float" office:value="248.960805332318" calcext:value-type="float">
            <text:p>248.960805332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6" calcext:value-type="float">
            <text:p>1246</text:p>
          </table:table-cell>
          <table:table-cell office:value-type="float" office:value="5" calcext:value-type="float">
            <text:p>5</text:p>
          </table:table-cell>
          <table:table-cell office:value-type="float" office:value="14.7636330741704" calcext:value-type="float">
            <text:p>14.7636330741704</text:p>
          </table:table-cell>
          <table:table-cell office:value-type="float" office:value="14.7322617255432" calcext:value-type="float">
            <text:p>14.7322617255432</text:p>
          </table:table-cell>
          <table:table-cell office:value-type="float" office:value="261.611044549537" calcext:value-type="float">
            <text:p>261.611044549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7" calcext:value-type="float">
            <text:p>1247</text:p>
          </table:table-cell>
          <table:table-cell office:value-type="float" office:value="5" calcext:value-type="float">
            <text:p>5</text:p>
          </table:table-cell>
          <table:table-cell office:value-type="float" office:value="14.7322617255432" calcext:value-type="float">
            <text:p>14.7322617255432</text:p>
          </table:table-cell>
          <table:table-cell office:value-type="float" office:value="14.7356390449959" calcext:value-type="float">
            <text:p>14.7356390449959</text:p>
          </table:table-cell>
          <table:table-cell office:value-type="float" office:value="262.705738491183" calcext:value-type="float">
            <text:p>262.705738491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8" calcext:value-type="float">
            <text:p>1248</text:p>
          </table:table-cell>
          <table:table-cell office:value-type="float" office:value="5" calcext:value-type="float">
            <text:p>5</text:p>
          </table:table-cell>
          <table:table-cell office:value-type="float" office:value="14.7356390449959" calcext:value-type="float">
            <text:p>14.7356390449959</text:p>
          </table:table-cell>
          <table:table-cell office:value-type="float" office:value="14.7497859688868" calcext:value-type="float">
            <text:p>14.7497859688868</text:p>
          </table:table-cell>
          <table:table-cell office:value-type="float" office:value="252.210604455156" calcext:value-type="float">
            <text:p>252.210604455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5" calcext:value-type="float">
            <text:p>5</text:p>
          </table:table-cell>
          <table:table-cell office:value-type="float" office:value="14.7497859688868" calcext:value-type="float">
            <text:p>14.7497859688868</text:p>
          </table:table-cell>
          <table:table-cell office:value-type="float" office:value="14.7322316057056" calcext:value-type="float">
            <text:p>14.7322316057056</text:p>
          </table:table-cell>
          <table:table-cell office:value-type="float" office:value="260.241266867475" calcext:value-type="float">
            <text:p>260.241266867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14.7322316057056" calcext:value-type="float">
            <text:p>14.7322316057056</text:p>
          </table:table-cell>
          <table:table-cell office:value-type="float" office:value="14.7360246764181" calcext:value-type="float">
            <text:p>14.7360246764181</text:p>
          </table:table-cell>
          <table:table-cell office:value-type="float" office:value="258.094550406696" calcext:value-type="float">
            <text:p>258.094550406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1" calcext:value-type="float">
            <text:p>1251</text:p>
          </table:table-cell>
          <table:table-cell office:value-type="float" office:value="5" calcext:value-type="float">
            <text:p>5</text:p>
          </table:table-cell>
          <table:table-cell office:value-type="float" office:value="14.7360246764181" calcext:value-type="float">
            <text:p>14.7360246764181</text:p>
          </table:table-cell>
          <table:table-cell office:value-type="float" office:value="14.827447679794" calcext:value-type="float">
            <text:p>14.827447679794</text:p>
          </table:table-cell>
          <table:table-cell office:value-type="float" office:value="229.262196130469" calcext:value-type="float">
            <text:p>229.262196130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2" calcext:value-type="float">
            <text:p>1252</text:p>
          </table:table-cell>
          <table:table-cell office:value-type="float" office:value="5" calcext:value-type="float">
            <text:p>5</text:p>
          </table:table-cell>
          <table:table-cell office:value-type="float" office:value="14.827447679794" calcext:value-type="float">
            <text:p>14.827447679794</text:p>
          </table:table-cell>
          <table:table-cell office:value-type="float" office:value="14.7164159322138" calcext:value-type="float">
            <text:p>14.7164159322138</text:p>
          </table:table-cell>
          <table:table-cell office:value-type="float" office:value="266.256324755415" calcext:value-type="float">
            <text:p>266.256324755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3" calcext:value-type="float">
            <text:p>1253</text:p>
          </table:table-cell>
          <table:table-cell office:value-type="float" office:value="5" calcext:value-type="float">
            <text:p>5</text:p>
          </table:table-cell>
          <table:table-cell office:value-type="float" office:value="14.7164159322138" calcext:value-type="float">
            <text:p>14.7164159322138</text:p>
          </table:table-cell>
          <table:table-cell office:value-type="float" office:value="14.6951282383283" calcext:value-type="float">
            <text:p>14.6951282383283</text:p>
          </table:table-cell>
          <table:table-cell office:value-type="float" office:value="271.943063846035" calcext:value-type="float">
            <text:p>271.943063846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4" calcext:value-type="float">
            <text:p>1254</text:p>
          </table:table-cell>
          <table:table-cell office:value-type="float" office:value="5" calcext:value-type="float">
            <text:p>5</text:p>
          </table:table-cell>
          <table:table-cell office:value-type="float" office:value="14.6951282383283" calcext:value-type="float">
            <text:p>14.6951282383283</text:p>
          </table:table-cell>
          <table:table-cell office:value-type="float" office:value="14.7051174747616" calcext:value-type="float">
            <text:p>14.7051174747616</text:p>
          </table:table-cell>
          <table:table-cell office:value-type="float" office:value="268.052809040801" calcext:value-type="float">
            <text:p>268.052809040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</text:p>
          </table:table-cell>
          <table:table-cell office:value-type="float" office:value="14.7051174747616" calcext:value-type="float">
            <text:p>14.7051174747616</text:p>
          </table:table-cell>
          <table:table-cell office:value-type="float" office:value="14.6957022817864" calcext:value-type="float">
            <text:p>14.6957022817864</text:p>
          </table:table-cell>
          <table:table-cell office:value-type="float" office:value="267.145717213026" calcext:value-type="float">
            <text:p>267.145717213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6" calcext:value-type="float">
            <text:p>1256</text:p>
          </table:table-cell>
          <table:table-cell office:value-type="float" office:value="5" calcext:value-type="float">
            <text:p>5</text:p>
          </table:table-cell>
          <table:table-cell office:value-type="float" office:value="14.6957022817864" calcext:value-type="float">
            <text:p>14.6957022817864</text:p>
          </table:table-cell>
          <table:table-cell office:value-type="float" office:value="14.8139792374249" calcext:value-type="float">
            <text:p>14.8139792374249</text:p>
          </table:table-cell>
          <table:table-cell office:value-type="float" office:value="231.789233141712" calcext:value-type="float">
            <text:p>231.789233141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.5" calcext:value-type="float">
            <text:p>3.5</text:p>
          </table:table-cell>
          <table:table-cell office:value-type="float" office:value="14.0678483978022" calcext:value-type="float">
            <text:p>14.0678483978022</text:p>
          </table:table-cell>
          <table:table-cell office:value-type="float" office:value="14.0437032674504" calcext:value-type="float">
            <text:p>14.0437032674504</text:p>
          </table:table-cell>
          <table:table-cell office:value-type="float" office:value="273.082978389731" calcext:value-type="float">
            <text:p>273.082978389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5" calcext:value-type="float">
            <text:p>1025</text:p>
          </table:table-cell>
          <table:table-cell office:value-type="float" office:value="3.5" calcext:value-type="float">
            <text:p>3.5</text:p>
          </table:table-cell>
          <table:table-cell office:value-type="float" office:value="14.0437032674504" calcext:value-type="float">
            <text:p>14.0437032674504</text:p>
          </table:table-cell>
          <table:table-cell office:value-type="float" office:value="14.029179458266" calcext:value-type="float">
            <text:p>14.029179458266</text:p>
          </table:table-cell>
          <table:table-cell office:value-type="float" office:value="279.987963581785" calcext:value-type="float">
            <text:p>279.987963581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float" office:value="3.5" calcext:value-type="float">
            <text:p>3.5</text:p>
          </table:table-cell>
          <table:table-cell office:value-type="float" office:value="14.029179458266" calcext:value-type="float">
            <text:p>14.029179458266</text:p>
          </table:table-cell>
          <table:table-cell office:value-type="float" office:value="14.1367761781039" calcext:value-type="float">
            <text:p>14.1367761781039</text:p>
          </table:table-cell>
          <table:table-cell office:value-type="float" office:value="245.66038961181" calcext:value-type="float">
            <text:p>245.66038961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7" calcext:value-type="float">
            <text:p>1027</text:p>
          </table:table-cell>
          <table:table-cell office:value-type="float" office:value="3.5" calcext:value-type="float">
            <text:p>3.5</text:p>
          </table:table-cell>
          <table:table-cell office:value-type="float" office:value="14.1367761781039" calcext:value-type="float">
            <text:p>14.1367761781039</text:p>
          </table:table-cell>
          <table:table-cell office:value-type="float" office:value="14.0565743009931" calcext:value-type="float">
            <text:p>14.0565743009931</text:p>
          </table:table-cell>
          <table:table-cell office:value-type="float" office:value="275.037183670416" calcext:value-type="float">
            <text:p>275.037183670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8" calcext:value-type="float">
            <text:p>1028</text:p>
          </table:table-cell>
          <table:table-cell office:value-type="float" office:value="3.5" calcext:value-type="float">
            <text:p>3.5</text:p>
          </table:table-cell>
          <table:table-cell office:value-type="float" office:value="14.0565743009931" calcext:value-type="float">
            <text:p>14.0565743009931</text:p>
          </table:table-cell>
          <table:table-cell office:value-type="float" office:value="14.0661873080982" calcext:value-type="float">
            <text:p>14.0661873080982</text:p>
          </table:table-cell>
          <table:table-cell office:value-type="float" office:value="270.229998389994" calcext:value-type="float">
            <text:p>270.2299983899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  <table:table-cell office:value-type="float" office:value="3.5" calcext:value-type="float">
            <text:p>3.5</text:p>
          </table:table-cell>
          <table:table-cell office:value-type="float" office:value="14.0661873080982" calcext:value-type="float">
            <text:p>14.0661873080982</text:p>
          </table:table-cell>
          <table:table-cell office:value-type="float" office:value="14.0971505168556" calcext:value-type="float">
            <text:p>14.0971505168556</text:p>
          </table:table-cell>
          <table:table-cell office:value-type="float" office:value="263.199970311781" calcext:value-type="float">
            <text:p>263.199970311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0" calcext:value-type="float">
            <text:p>1030</text:p>
          </table:table-cell>
          <table:table-cell office:value-type="float" office:value="3.5" calcext:value-type="float">
            <text:p>3.5</text:p>
          </table:table-cell>
          <table:table-cell office:value-type="float" office:value="14.0971505168556" calcext:value-type="float">
            <text:p>14.0971505168556</text:p>
          </table:table-cell>
          <table:table-cell office:value-type="float" office:value="14.058511868271" calcext:value-type="float">
            <text:p>14.058511868271</text:p>
          </table:table-cell>
          <table:table-cell office:value-type="float" office:value="277.475729546421" calcext:value-type="float">
            <text:p>277.475729546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1" calcext:value-type="float">
            <text:p>1031</text:p>
          </table:table-cell>
          <table:table-cell office:value-type="float" office:value="3.5" calcext:value-type="float">
            <text:p>3.5</text:p>
          </table:table-cell>
          <table:table-cell office:value-type="float" office:value="14.058511868271" calcext:value-type="float">
            <text:p>14.058511868271</text:p>
          </table:table-cell>
          <table:table-cell office:value-type="float" office:value="14.0821775740972" calcext:value-type="float">
            <text:p>14.0821775740972</text:p>
          </table:table-cell>
          <table:table-cell office:value-type="float" office:value="267.687263876954" calcext:value-type="float">
            <text:p>267.687263876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2" calcext:value-type="float">
            <text:p>1032</text:p>
          </table:table-cell>
          <table:table-cell office:value-type="float" office:value="3.5" calcext:value-type="float">
            <text:p>3.5</text:p>
          </table:table-cell>
          <table:table-cell office:value-type="float" office:value="14.0821775740972" calcext:value-type="float">
            <text:p>14.0821775740972</text:p>
          </table:table-cell>
          <table:table-cell office:value-type="float" office:value="14.0350948009297" calcext:value-type="float">
            <text:p>14.0350948009297</text:p>
          </table:table-cell>
          <table:table-cell office:value-type="float" office:value="282.493577560915" calcext:value-type="float">
            <text:p>282.493577560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float" office:value="3.5" calcext:value-type="float">
            <text:p>3.5</text:p>
          </table:table-cell>
          <table:table-cell office:value-type="float" office:value="14.0350948009297" calcext:value-type="float">
            <text:p>14.0350948009297</text:p>
          </table:table-cell>
          <table:table-cell office:value-type="float" office:value="14.0229193123659" calcext:value-type="float">
            <text:p>14.0229193123659</text:p>
          </table:table-cell>
          <table:table-cell office:value-type="float" office:value="287.093219529707" calcext:value-type="float">
            <text:p>287.093219529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3.5" calcext:value-type="float">
            <text:p>3.5</text:p>
          </table:table-cell>
          <table:table-cell office:value-type="float" office:value="14.0229193123659" calcext:value-type="float">
            <text:p>14.0229193123659</text:p>
          </table:table-cell>
          <table:table-cell office:value-type="float" office:value="14.0385730154016" calcext:value-type="float">
            <text:p>14.0385730154016</text:p>
          </table:table-cell>
          <table:table-cell office:value-type="float" office:value="281.139896397255" calcext:value-type="float">
            <text:p>281.139896397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float" office:value="3.5" calcext:value-type="float">
            <text:p>3.5</text:p>
          </table:table-cell>
          <table:table-cell office:value-type="float" office:value="14.0385730154016" calcext:value-type="float">
            <text:p>14.0385730154016</text:p>
          </table:table-cell>
          <table:table-cell office:value-type="float" office:value="14.2097300183169" calcext:value-type="float">
            <text:p>14.2097300183169</text:p>
          </table:table-cell>
          <table:table-cell office:value-type="float" office:value="273.217507419885" calcext:value-type="float">
            <text:p>273.217507419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6" calcext:value-type="float">
            <text:p>1036</text:p>
          </table:table-cell>
          <table:table-cell office:value-type="float" office:value="3.5" calcext:value-type="float">
            <text:p>3.5</text:p>
          </table:table-cell>
          <table:table-cell office:value-type="float" office:value="14.2097300183169" calcext:value-type="float">
            <text:p>14.2097300183169</text:p>
          </table:table-cell>
          <table:table-cell office:value-type="float" office:value="14.0659934206723" calcext:value-type="float">
            <text:p>14.0659934206723</text:p>
          </table:table-cell>
          <table:table-cell office:value-type="float" office:value="270.91965963996" calcext:value-type="float">
            <text:p>270.919659639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7" calcext:value-type="float">
            <text:p>1037</text:p>
          </table:table-cell>
          <table:table-cell office:value-type="float" office:value="3.5" calcext:value-type="float">
            <text:p>3.5</text:p>
          </table:table-cell>
          <table:table-cell office:value-type="float" office:value="14.0659934206723" calcext:value-type="float">
            <text:p>14.0659934206723</text:p>
          </table:table-cell>
          <table:table-cell office:value-type="float" office:value="14.0592013400591" calcext:value-type="float">
            <text:p>14.0592013400591</text:p>
          </table:table-cell>
          <table:table-cell office:value-type="float" office:value="273.706054398607" calcext:value-type="float">
            <text:p>273.706054398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8" calcext:value-type="float">
            <text:p>1038</text:p>
          </table:table-cell>
          <table:table-cell office:value-type="float" office:value="3.5" calcext:value-type="float">
            <text:p>3.5</text:p>
          </table:table-cell>
          <table:table-cell office:value-type="float" office:value="14.0592013400591" calcext:value-type="float">
            <text:p>14.0592013400591</text:p>
          </table:table-cell>
          <table:table-cell office:value-type="float" office:value="14.0900123414989" calcext:value-type="float">
            <text:p>14.0900123414989</text:p>
          </table:table-cell>
          <table:table-cell office:value-type="float" office:value="265.278271838406" calcext:value-type="float">
            <text:p>265.278271838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3.5" calcext:value-type="float">
            <text:p>3.5</text:p>
          </table:table-cell>
          <table:table-cell office:value-type="float" office:value="14.0900123414989" calcext:value-type="float">
            <text:p>14.0900123414989</text:p>
          </table:table-cell>
          <table:table-cell office:value-type="float" office:value="14.0282033248639" calcext:value-type="float">
            <text:p>14.0282033248639</text:p>
          </table:table-cell>
          <table:table-cell office:value-type="float" office:value="283.780799117407" calcext:value-type="float">
            <text:p>283.780799117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0" calcext:value-type="float">
            <text:p>1040</text:p>
          </table:table-cell>
          <table:table-cell office:value-type="float" office:value="3.5" calcext:value-type="float">
            <text:p>3.5</text:p>
          </table:table-cell>
          <table:table-cell office:value-type="float" office:value="14.0282033248639" calcext:value-type="float">
            <text:p>14.0282033248639</text:p>
          </table:table-cell>
          <table:table-cell office:value-type="float" office:value="14.0442976569897" calcext:value-type="float">
            <text:p>14.0442976569897</text:p>
          </table:table-cell>
          <table:table-cell office:value-type="float" office:value="281.59374367547" calcext:value-type="float">
            <text:p>281.59374367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3.5" calcext:value-type="float">
            <text:p>3.5</text:p>
          </table:table-cell>
          <table:table-cell office:value-type="float" office:value="14.0442976569897" calcext:value-type="float">
            <text:p>14.0442976569897</text:p>
          </table:table-cell>
          <table:table-cell office:value-type="float" office:value="14.1094371462495" calcext:value-type="float">
            <text:p>14.1094371462495</text:p>
          </table:table-cell>
          <table:table-cell office:value-type="float" office:value="257.796489630563" calcext:value-type="float">
            <text:p>257.796489630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 office:value-type="float" office:value="5" calcext:value-type="float">
            <text:p>5</text:p>
          </table:table-cell>
          <table:table-cell office:value-type="float" office:value="14.8139792374249" calcext:value-type="float">
            <text:p>14.8139792374249</text:p>
          </table:table-cell>
          <table:table-cell office:value-type="float" office:value="14.8817188864879" calcext:value-type="float">
            <text:p>14.8817188864879</text:p>
          </table:table-cell>
          <table:table-cell office:value-type="float" office:value="212.052904128351" calcext:value-type="float">
            <text:p>212.052904128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8" calcext:value-type="float">
            <text:p>1258</text:p>
          </table:table-cell>
          <table:table-cell office:value-type="float" office:value="5" calcext:value-type="float">
            <text:p>5</text:p>
          </table:table-cell>
          <table:table-cell office:value-type="float" office:value="14.8817188864879" calcext:value-type="float">
            <text:p>14.8817188864879</text:p>
          </table:table-cell>
          <table:table-cell office:value-type="float" office:value="14.7397608773707" calcext:value-type="float">
            <text:p>14.7397608773707</text:p>
          </table:table-cell>
          <table:table-cell office:value-type="float" office:value="257.363662358508" calcext:value-type="float">
            <text:p>257.363662358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9" calcext:value-type="float">
            <text:p>1259</text:p>
          </table:table-cell>
          <table:table-cell office:value-type="float" office:value="5" calcext:value-type="float">
            <text:p>5</text:p>
          </table:table-cell>
          <table:table-cell office:value-type="float" office:value="14.7397608773707" calcext:value-type="float">
            <text:p>14.7397608773707</text:p>
          </table:table-cell>
          <table:table-cell office:value-type="float" office:value="14.7593130400509" calcext:value-type="float">
            <text:p>14.7593130400509</text:p>
          </table:table-cell>
          <table:table-cell office:value-type="float" office:value="247.742131803269" calcext:value-type="float">
            <text:p>247.742131803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office:value-type="float" office:value="14.7593130400509" calcext:value-type="float">
            <text:p>14.7593130400509</text:p>
          </table:table-cell>
          <table:table-cell office:value-type="float" office:value="14.7277346678405" calcext:value-type="float">
            <text:p>14.7277346678405</text:p>
          </table:table-cell>
          <table:table-cell office:value-type="float" office:value="261.216229172766" calcext:value-type="float">
            <text:p>261.216229172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1" calcext:value-type="float">
            <text:p>1261</text:p>
          </table:table-cell>
          <table:table-cell office:value-type="float" office:value="5" calcext:value-type="float">
            <text:p>5</text:p>
          </table:table-cell>
          <table:table-cell office:value-type="float" office:value="14.7277346678405" calcext:value-type="float">
            <text:p>14.7277346678405</text:p>
          </table:table-cell>
          <table:table-cell office:value-type="float" office:value="14.7657928728858" calcext:value-type="float">
            <text:p>14.7657928728858</text:p>
          </table:table-cell>
          <table:table-cell office:value-type="float" office:value="246.704461494882" calcext:value-type="float">
            <text:p>246.704461494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2" calcext:value-type="float">
            <text:p>1262</text:p>
          </table:table-cell>
          <table:table-cell office:value-type="float" office:value="5" calcext:value-type="float">
            <text:p>5</text:p>
          </table:table-cell>
          <table:table-cell office:value-type="float" office:value="14.7657928728858" calcext:value-type="float">
            <text:p>14.7657928728858</text:p>
          </table:table-cell>
          <table:table-cell office:value-type="float" office:value="14.6836516724724" calcext:value-type="float">
            <text:p>14.6836516724724</text:p>
          </table:table-cell>
          <table:table-cell office:value-type="float" office:value="270.478750841491" calcext:value-type="float">
            <text:p>270.4787508414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3" calcext:value-type="float">
            <text:p>1263</text:p>
          </table:table-cell>
          <table:table-cell office:value-type="float" office:value="5" calcext:value-type="float">
            <text:p>5</text:p>
          </table:table-cell>
          <table:table-cell office:value-type="float" office:value="14.6836516724724" calcext:value-type="float">
            <text:p>14.6836516724724</text:p>
          </table:table-cell>
          <table:table-cell office:value-type="float" office:value="14.6176241400753" calcext:value-type="float">
            <text:p>14.6176241400753</text:p>
          </table:table-cell>
          <table:table-cell office:value-type="float" office:value="285.194494938274" calcext:value-type="float">
            <text:p>285.194494938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4" calcext:value-type="float">
            <text:p>1264</text:p>
          </table:table-cell>
          <table:table-cell office:value-type="float" office:value="5" calcext:value-type="float">
            <text:p>5</text:p>
          </table:table-cell>
          <table:table-cell office:value-type="float" office:value="14.6176241400753" calcext:value-type="float">
            <text:p>14.6176241400753</text:p>
          </table:table-cell>
          <table:table-cell office:value-type="float" office:value="14.6505471291632" calcext:value-type="float">
            <text:p>14.6505471291632</text:p>
          </table:table-cell>
          <table:table-cell office:value-type="float" office:value="278.522983559466" calcext:value-type="float">
            <text:p>278.522983559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5" calcext:value-type="float">
            <text:p>1265</text:p>
          </table:table-cell>
          <table:table-cell office:value-type="float" office:value="5" calcext:value-type="float">
            <text:p>5</text:p>
          </table:table-cell>
          <table:table-cell office:value-type="float" office:value="14.6505471291632" calcext:value-type="float">
            <text:p>14.6505471291632</text:p>
          </table:table-cell>
          <table:table-cell office:value-type="float" office:value="14.7534977952768" calcext:value-type="float">
            <text:p>14.7534977952768</text:p>
          </table:table-cell>
          <table:table-cell office:value-type="float" office:value="242.885645311204" calcext:value-type="float">
            <text:p>242.885645311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6" calcext:value-type="float">
            <text:p>1266</text:p>
          </table:table-cell>
          <table:table-cell office:value-type="float" office:value="5" calcext:value-type="float">
            <text:p>5</text:p>
          </table:table-cell>
          <table:table-cell office:value-type="float" office:value="14.7534977952768" calcext:value-type="float">
            <text:p>14.7534977952768</text:p>
          </table:table-cell>
          <table:table-cell office:value-type="float" office:value="14.7534978044221" calcext:value-type="float">
            <text:p>14.7534978044221</text:p>
          </table:table-cell>
          <table:table-cell office:value-type="float" office:value="242.96168400052" calcext:value-type="float">
            <text:p>242.96168400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7" calcext:value-type="float">
            <text:p>1267</text:p>
          </table:table-cell>
          <table:table-cell office:value-type="float" office:value="5" calcext:value-type="float">
            <text:p>5</text:p>
          </table:table-cell>
          <table:table-cell office:value-type="float" office:value="14.7534978044221" calcext:value-type="float">
            <text:p>14.7534978044221</text:p>
          </table:table-cell>
          <table:table-cell office:value-type="float" office:value="14.756292408983" calcext:value-type="float">
            <text:p>14.756292408983</text:p>
          </table:table-cell>
          <table:table-cell office:value-type="float" office:value="245.359747635009" calcext:value-type="float">
            <text:p>245.359747635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8" calcext:value-type="float">
            <text:p>1268</text:p>
          </table:table-cell>
          <table:table-cell office:value-type="float" office:value="5" calcext:value-type="float">
            <text:p>5</text:p>
          </table:table-cell>
          <table:table-cell office:value-type="float" office:value="14.756292408983" calcext:value-type="float">
            <text:p>14.756292408983</text:p>
          </table:table-cell>
          <table:table-cell office:value-type="float" office:value="14.6842193349322" calcext:value-type="float">
            <text:p>14.6842193349322</text:p>
          </table:table-cell>
          <table:table-cell office:value-type="float" office:value="264.608099946935" calcext:value-type="float">
            <text:p>264.608099946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9" calcext:value-type="float">
            <text:p>1269</text:p>
          </table:table-cell>
          <table:table-cell office:value-type="float" office:value="5" calcext:value-type="float">
            <text:p>5</text:p>
          </table:table-cell>
          <table:table-cell office:value-type="float" office:value="14.6842193349322" calcext:value-type="float">
            <text:p>14.6842193349322</text:p>
          </table:table-cell>
          <table:table-cell office:value-type="float" office:value="14.7228734504189" calcext:value-type="float">
            <text:p>14.7228734504189</text:p>
          </table:table-cell>
          <table:table-cell office:value-type="float" office:value="253.82313758638" calcext:value-type="float">
            <text:p>253.82313758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0" calcext:value-type="float">
            <text:p>1270</text:p>
          </table:table-cell>
          <table:table-cell office:value-type="float" office:value="5" calcext:value-type="float">
            <text:p>5</text:p>
          </table:table-cell>
          <table:table-cell office:value-type="float" office:value="14.7228734504189" calcext:value-type="float">
            <text:p>14.7228734504189</text:p>
          </table:table-cell>
          <table:table-cell office:value-type="float" office:value="14.6553261331921" calcext:value-type="float">
            <text:p>14.6553261331921</text:p>
          </table:table-cell>
          <table:table-cell office:value-type="float" office:value="272.8414573178" calcext:value-type="float">
            <text:p>272.8414573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" calcext:value-type="float">
            <text:p>5</text:p>
          </table:table-cell>
          <table:table-cell office:value-type="float" office:value="14.6553261331921" calcext:value-type="float">
            <text:p>14.6553261331921</text:p>
          </table:table-cell>
          <table:table-cell office:value-type="float" office:value="14.6165637429644" calcext:value-type="float">
            <text:p>14.6165637429644</text:p>
          </table:table-cell>
          <table:table-cell office:value-type="float" office:value="284.48827459538" calcext:value-type="float">
            <text:p>284.48827459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2" calcext:value-type="float">
            <text:p>1272</text:p>
          </table:table-cell>
          <table:table-cell office:value-type="float" office:value="5" calcext:value-type="float">
            <text:p>5</text:p>
          </table:table-cell>
          <table:table-cell office:value-type="float" office:value="14.6165637429644" calcext:value-type="float">
            <text:p>14.6165637429644</text:p>
          </table:table-cell>
          <table:table-cell office:value-type="float" office:value="14.6400080376865" calcext:value-type="float">
            <text:p>14.6400080376865</text:p>
          </table:table-cell>
          <table:table-cell office:value-type="float" office:value="278.100351892859" calcext:value-type="float">
            <text:p>278.100351892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office:value-type="float" office:value="14.6400080376865" calcext:value-type="float">
            <text:p>14.6400080376865</text:p>
          </table:table-cell>
          <table:table-cell office:value-type="float" office:value="14.7100275081732" calcext:value-type="float">
            <text:p>14.7100275081732</text:p>
          </table:table-cell>
          <table:table-cell office:value-type="float" office:value="251.74870496961" calcext:value-type="float">
            <text:p>251.74870496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 office:value-type="float" office:value="14.7100275081732" calcext:value-type="float">
            <text:p>14.7100275081732</text:p>
          </table:table-cell>
          <table:table-cell office:value-type="float" office:value="14.6824523661505" calcext:value-type="float">
            <text:p>14.6824523661505</text:p>
          </table:table-cell>
          <table:table-cell office:value-type="float" office:value="261.440131888819" calcext:value-type="float">
            <text:p>261.440131888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5" calcext:value-type="float">
            <text:p>1275</text:p>
          </table:table-cell>
          <table:table-cell office:value-type="float" office:value="5" calcext:value-type="float">
            <text:p>5</text:p>
          </table:table-cell>
          <table:table-cell office:value-type="float" office:value="14.6824523661505" calcext:value-type="float">
            <text:p>14.6824523661505</text:p>
          </table:table-cell>
          <table:table-cell office:value-type="float" office:value="14.6513131494786" calcext:value-type="float">
            <text:p>14.6513131494786</text:p>
          </table:table-cell>
          <table:table-cell office:value-type="float" office:value="267.205125288258" calcext:value-type="float">
            <text:p>267.205125288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float" office:value="14.6513131494786" calcext:value-type="float">
            <text:p>14.6513131494786</text:p>
          </table:table-cell>
          <table:table-cell office:value-type="float" office:value="14.5749057897691" calcext:value-type="float">
            <text:p>14.5749057897691</text:p>
          </table:table-cell>
          <table:table-cell office:value-type="float" office:value="294.132859940586" calcext:value-type="float">
            <text:p>294.132859940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7" calcext:value-type="float">
            <text:p>1277</text:p>
          </table:table-cell>
          <table:table-cell office:value-type="float" office:value="5" calcext:value-type="float">
            <text:p>5</text:p>
          </table:table-cell>
          <table:table-cell office:value-type="float" office:value="14.5749057897691" calcext:value-type="float">
            <text:p>14.5749057897691</text:p>
          </table:table-cell>
          <table:table-cell office:value-type="float" office:value="14.6617042653968" calcext:value-type="float">
            <text:p>14.6617042653968</text:p>
          </table:table-cell>
          <table:table-cell office:value-type="float" office:value="259.222508577825" calcext:value-type="float">
            <text:p>259.222508577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8" calcext:value-type="float">
            <text:p>1278</text:p>
          </table:table-cell>
          <table:table-cell office:value-type="float" office:value="5" calcext:value-type="float">
            <text:p>5</text:p>
          </table:table-cell>
          <table:table-cell office:value-type="float" office:value="14.6617042653968" calcext:value-type="float">
            <text:p>14.6617042653968</text:p>
          </table:table-cell>
          <table:table-cell office:value-type="float" office:value="14.6378847640075" calcext:value-type="float">
            <text:p>14.6378847640075</text:p>
          </table:table-cell>
          <table:table-cell office:value-type="float" office:value="266.798817903688" calcext:value-type="float">
            <text:p>266.798817903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9" calcext:value-type="float">
            <text:p>1279</text:p>
          </table:table-cell>
          <table:table-cell office:value-type="float" office:value="5" calcext:value-type="float">
            <text:p>5</text:p>
          </table:table-cell>
          <table:table-cell office:value-type="float" office:value="14.6378847640075" calcext:value-type="float">
            <text:p>14.6378847640075</text:p>
          </table:table-cell>
          <table:table-cell office:value-type="float" office:value="14.5328703579545" calcext:value-type="float">
            <text:p>14.5328703579545</text:p>
          </table:table-cell>
          <table:table-cell office:value-type="float" office:value="301.566792661431" calcext:value-type="float">
            <text:p>301.566792661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14.5328703579545" calcext:value-type="float">
            <text:p>14.5328703579545</text:p>
          </table:table-cell>
          <table:table-cell office:value-type="float" office:value="14.5762168140426" calcext:value-type="float">
            <text:p>14.5762168140426</text:p>
          </table:table-cell>
          <table:table-cell office:value-type="float" office:value="284.638777950734" calcext:value-type="float">
            <text:p>284.638777950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1" calcext:value-type="float">
            <text:p>1281</text:p>
          </table:table-cell>
          <table:table-cell office:value-type="float" office:value="5" calcext:value-type="float">
            <text:p>5</text:p>
          </table:table-cell>
          <table:table-cell office:value-type="float" office:value="14.5762168140426" calcext:value-type="float">
            <text:p>14.5762168140426</text:p>
          </table:table-cell>
          <table:table-cell office:value-type="float" office:value="14.614168051156" calcext:value-type="float">
            <text:p>14.614168051156</text:p>
          </table:table-cell>
          <table:table-cell office:value-type="float" office:value="273.120640501463" calcext:value-type="float">
            <text:p>273.120640501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2" calcext:value-type="float">
            <text:p>1282</text:p>
          </table:table-cell>
          <table:table-cell office:value-type="float" office:value="5" calcext:value-type="float">
            <text:p>5</text:p>
          </table:table-cell>
          <table:table-cell office:value-type="float" office:value="14.614168051156" calcext:value-type="float">
            <text:p>14.614168051156</text:p>
          </table:table-cell>
          <table:table-cell office:value-type="float" office:value="14.6424052410037" calcext:value-type="float">
            <text:p>14.6424052410037</text:p>
          </table:table-cell>
          <table:table-cell office:value-type="float" office:value="260.416823746974" calcext:value-type="float">
            <text:p>260.4168237469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3" calcext:value-type="float">
            <text:p>1283</text:p>
          </table:table-cell>
          <table:table-cell office:value-type="float" office:value="5" calcext:value-type="float">
            <text:p>5</text:p>
          </table:table-cell>
          <table:table-cell office:value-type="float" office:value="14.6424052410037" calcext:value-type="float">
            <text:p>14.6424052410037</text:p>
          </table:table-cell>
          <table:table-cell office:value-type="float" office:value="14.6047928493989" calcext:value-type="float">
            <text:p>14.6047928493989</text:p>
          </table:table-cell>
          <table:table-cell office:value-type="float" office:value="270.252203822554" calcext:value-type="float">
            <text:p>270.252203822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14.6047928493989" calcext:value-type="float">
            <text:p>14.6047928493989</text:p>
          </table:table-cell>
          <table:table-cell office:value-type="float" office:value="14.7467559369681" calcext:value-type="float">
            <text:p>14.7467559369681</text:p>
          </table:table-cell>
          <table:table-cell office:value-type="float" office:value="227.628627308101" calcext:value-type="float">
            <text:p>227.628627308101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7:17:47.889869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5:16:33.410814605</meta:creation-date>
    <dc:date>2019-07-25T17:23:18.656333476</dc:date>
    <meta:editing-duration>PT6M10S</meta:editing-duration>
    <meta:editing-cycles>2</meta:editing-cycles>
    <meta:generator>LibreOffice/6.0.7.3$Linux_X86_64 LibreOffice_project/00m0$Build-3</meta:generator>
    <meta:document-statistic meta:table-count="1" meta:cell-count="5256" meta:object-count="0"/>
  </office:meta>
</office:document-meta>
</file>